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libri1" svg:font-family="Calibri" style:font-family-generic="modern" style:font-pitch="variable"/>
    <style:font-face style:name="Courier New1" svg:font-family="'Courier New'" style:font-family-generic="modern" style:font-pitch="variable"/>
    <style:font-face style:name="Calibri2" svg:font-family="Calibri" style:font-family-generic="roman" style:font-pitch="variable"/>
    <style:font-face style:name="Mangal" svg:font-family="Mangal" style:font-family-generic="roman" style:font-pitch="variable"/>
    <style:font-face style:name="SAP Sans 2007 Light" svg:font-family="'SAP Sans 2007 Light'" style:font-family-generic="roman" style:font-pitch="variable"/>
    <style:font-face style:name="SAPFolioLight" svg:font-family="SAPFolioLight"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BentonSans Book" svg:font-family="'BentonSans Book'" style:font-family-generic="system" style:font-pitch="variable"/>
  </office:font-face-decls>
  <office:automatic-styles>
    <style:style style:name="Tabelle2" style:family="table">
      <style:table-properties style:width="16.933cm" fo:margin-left="0.064cm" table:align="left" fo:keep-with-next="always"/>
    </style:style>
    <style:style style:name="Tabelle2.A" style:family="table-column">
      <style:table-column-properties style:column-width="6.403cm"/>
    </style:style>
    <style:style style:name="Tabelle2.B" style:family="table-column">
      <style:table-column-properties style:column-width="10.53cm"/>
    </style:style>
    <style:style style:name="Tabelle2.1" style:family="table-row">
      <style:table-row-properties style:min-row-height="1.028cm" style:use-optimal-row-height="false"/>
    </style:style>
    <style:style style:name="Tabelle2.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2.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2.2" style:family="table-row">
      <style:table-row-properties style:min-row-height="0.642cm" style:use-optimal-row-height="false"/>
    </style:style>
    <style:style style:name="Tabelle2.A2" style:family="table-cell">
      <style:table-cell-properties fo:background-color="#ffffff" fo:padding-left="0.191cm" fo:padding-right="0.191cm" fo:padding-top="0cm" fo:padding-bottom="0cm" fo:border-left="none" fo:border-right="0.018cm solid #00000a" fo:border-top="0.088cm solid #00000a" fo:border-bottom="0.018cm solid #00000a" style:writing-mode="lr-tb">
        <style:background-image/>
      </style:table-cell-properties>
    </style:style>
    <style:style style:name="Tabelle2.B2" style:family="table-cell">
      <style:table-cell-properties fo:background-color="#ffffff" fo:padding-left="0.191cm" fo:padding-right="0.191cm" fo:padding-top="0cm" fo:padding-bottom="0cm" fo:border-left="0.018cm solid #00000a" fo:border-right="0.018cm solid #00000a" fo:border-top="0.088cm solid #00000a" fo:border-bottom="0.018cm solid #00000a" style:writing-mode="lr-tb">
        <style:background-image/>
      </style:table-cell-properties>
    </style:style>
    <style:style style:name="Tabelle2.3" style:family="table-row">
      <style:table-row-properties style:min-row-height="0.57cm" style:use-optimal-row-height="false"/>
    </style:style>
    <style:style style:name="Tabelle2.A3"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2.B3"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2.4" style:family="table-row">
      <style:table-row-properties style:min-row-height="0.534cm" style:use-optimal-row-height="false"/>
    </style:style>
    <style:style style:name="Tabelle2.A4"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2.B4"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2.5" style:family="table-row">
      <style:table-row-properties style:min-row-height="0.256cm" style:use-optimal-row-height="false"/>
    </style:style>
    <style:style style:name="Tabelle3" style:family="table">
      <style:table-properties style:width="16.96cm" fo:margin-left="0.011cm" table:align="left" fo:keep-with-next="always"/>
    </style:style>
    <style:style style:name="Tabelle3.A" style:family="table-column">
      <style:table-column-properties style:column-width="4.551cm"/>
    </style:style>
    <style:style style:name="Tabelle3.B" style:family="table-column">
      <style:table-column-properties style:column-width="12.409cm"/>
    </style:style>
    <style:style style:name="Tabelle3.1" style:family="table-row">
      <style:table-row-properties style:min-row-height="1.028cm" style:use-optimal-row-height="false"/>
    </style:style>
    <style:style style:name="Tabelle3.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3.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3.2" style:family="table-row">
      <style:table-row-properties style:min-row-height="0.642cm" style:use-optimal-row-height="false"/>
    </style:style>
    <style:style style:name="Tabelle3.A2" style:family="table-cell">
      <style:table-cell-properties fo:background-color="#ffffff" fo:padding-left="0.191cm" fo:padding-right="0.191cm" fo:padding-top="0cm" fo:padding-bottom="0cm" fo:border-left="none" fo:border-right="0.018cm solid #00000a" fo:border-top="0.088cm solid #00000a" fo:border-bottom="0.018cm solid #00000a" style:writing-mode="lr-tb">
        <style:background-image/>
      </style:table-cell-properties>
    </style:style>
    <style:style style:name="Tabelle3.B2" style:family="table-cell">
      <style:table-cell-properties fo:background-color="#ffffff" fo:padding-left="0.191cm" fo:padding-right="0.191cm" fo:padding-top="0cm" fo:padding-bottom="0cm" fo:border-left="0.018cm solid #00000a" fo:border-right="0.018cm solid #00000a" fo:border-top="0.088cm solid #00000a" fo:border-bottom="0.018cm solid #00000a" style:writing-mode="lr-tb">
        <style:background-image/>
      </style:table-cell-properties>
    </style:style>
    <style:style style:name="Tabelle3.3" style:family="table-row">
      <style:table-row-properties style:min-row-height="0.57cm" style:use-optimal-row-height="false"/>
    </style:style>
    <style:style style:name="Tabelle3.A3"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3.B3"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3.4" style:family="table-row">
      <style:table-row-properties style:min-row-height="0.534cm" style:use-optimal-row-height="false"/>
    </style:style>
    <style:style style:name="Tabelle3.A4"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3.B4"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3.5" style:family="table-row">
      <style:table-row-properties style:min-row-height="0.256cm" style:use-optimal-row-height="false"/>
    </style:style>
    <style:style style:name="Tabelle5" style:family="table">
      <style:table-properties style:width="16.96cm" fo:margin-left="-0.016cm" table:align="left"/>
    </style:style>
    <style:style style:name="Tabelle5.A" style:family="table-column">
      <style:table-column-properties style:column-width="4.366cm"/>
    </style:style>
    <style:style style:name="Tabelle5.B" style:family="table-column">
      <style:table-column-properties style:column-width="12.594cm"/>
    </style:style>
    <style:style style:name="Tabelle5.1" style:family="table-row">
      <style:table-row-properties style:min-row-height="1.028cm" style:use-optimal-row-height="false"/>
    </style:style>
    <style:style style:name="Tabelle5.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5.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5.2" style:family="table-row">
      <style:table-row-properties style:min-row-height="0.642cm" style:use-optimal-row-height="false"/>
    </style:style>
    <style:style style:name="Tabelle5.A2" style:family="table-cell">
      <style:table-cell-properties fo:background-color="#ffffff" fo:padding-left="0.191cm" fo:padding-right="0.191cm" fo:padding-top="0cm" fo:padding-bottom="0cm" fo:border-left="none" fo:border-right="0.018cm solid #00000a" fo:border-top="0.088cm solid #00000a" fo:border-bottom="0.018cm solid #00000a" style:writing-mode="lr-tb">
        <style:background-image/>
      </style:table-cell-properties>
    </style:style>
    <style:style style:name="Tabelle5.B2" style:family="table-cell">
      <style:table-cell-properties fo:background-color="#ffffff" fo:padding-left="0.191cm" fo:padding-right="0.191cm" fo:padding-top="0cm" fo:padding-bottom="0cm" fo:border-left="0.018cm solid #00000a" fo:border-right="0.018cm solid #00000a" fo:border-top="0.088cm solid #00000a" fo:border-bottom="0.018cm solid #00000a" style:writing-mode="lr-tb">
        <style:background-image/>
      </style:table-cell-properties>
    </style:style>
    <style:style style:name="Tabelle5.3" style:family="table-row">
      <style:table-row-properties style:min-row-height="1.614cm" style:use-optimal-row-height="false"/>
    </style:style>
    <style:style style:name="Tabelle5.A3"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5.B3"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5.4" style:family="table-row">
      <style:table-row-properties style:min-row-height="1.799cm" style:use-optimal-row-height="false"/>
    </style:style>
    <style:style style:name="Tabelle5.A4"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5.B4"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5.5" style:family="table-row">
      <style:table-row-properties style:min-row-height="0.256cm" style:use-optimal-row-height="false"/>
    </style:style>
    <style:style style:name="Tabelle6" style:family="table">
      <style:table-properties style:width="16.96cm" fo:margin-left="-0.016cm" table:align="left"/>
    </style:style>
    <style:style style:name="Tabelle6.A" style:family="table-column">
      <style:table-column-properties style:column-width="3.625cm"/>
    </style:style>
    <style:style style:name="Tabelle6.B" style:family="table-column">
      <style:table-column-properties style:column-width="13.335cm"/>
    </style:style>
    <style:style style:name="Tabelle6.1" style:family="table-row">
      <style:table-row-properties style:min-row-height="1.028cm" style:use-optimal-row-height="false"/>
    </style:style>
    <style:style style:name="Tabelle6.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6.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6.2" style:family="table-row">
      <style:table-row-properties style:min-row-height="0.256cm" style:use-optimal-row-height="false"/>
    </style:style>
    <style:style style:name="Tabelle6.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6.B2"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6.A6"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6.B6"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7" style:family="table">
      <style:table-properties style:width="16.986cm" fo:margin-left="0.037cm" table:align="left"/>
    </style:style>
    <style:style style:name="Tabelle7.A" style:family="table-column">
      <style:table-column-properties style:column-width="3.572cm"/>
    </style:style>
    <style:style style:name="Tabelle7.B" style:family="table-column">
      <style:table-column-properties style:column-width="13.414cm"/>
    </style:style>
    <style:style style:name="Tabelle7.1" style:family="table-row">
      <style:table-row-properties style:min-row-height="1.028cm" style:use-optimal-row-height="false"/>
    </style:style>
    <style:style style:name="Tabelle7.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7.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7.2" style:family="table-row">
      <style:table-row-properties style:min-row-height="0.256cm" style:use-optimal-row-height="false"/>
    </style:style>
    <style:style style:name="Tabelle7.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7.B2"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7.A5"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7.B5"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8" style:family="table">
      <style:table-properties style:width="16.96cm" fo:margin-left="0.011cm" table:align="left"/>
    </style:style>
    <style:style style:name="Tabelle8.A" style:family="table-column">
      <style:table-column-properties style:column-width="3.969cm"/>
    </style:style>
    <style:style style:name="Tabelle8.B" style:family="table-column">
      <style:table-column-properties style:column-width="4.71cm"/>
    </style:style>
    <style:style style:name="Tabelle8.C" style:family="table-column">
      <style:table-column-properties style:column-width="8.281cm"/>
    </style:style>
    <style:style style:name="Tabelle8.1" style:family="table-row">
      <style:table-row-properties style:min-row-height="1.028cm" style:use-optimal-row-height="false"/>
    </style:style>
    <style:style style:name="Tabelle8.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8.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8.2" style:family="table-row">
      <style:table-row-properties style:min-row-height="2.014cm" style:use-optimal-row-height="false"/>
    </style:style>
    <style:style style:name="Tabelle8.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8.B2" style:family="table-cell">
      <style:table-cell-properties style:vertical-align="middle" fo:background-color="#ffffff" fo:padding-left="0.191cm" fo:padding-right="0.191cm" fo:padding-top="0cm" fo:padding-bottom="0cm" fo:border="0.018cm solid #00000a" style:writing-mode="lr-tb">
        <style:background-image/>
      </style:table-cell-properties>
    </style:style>
    <style:style style:name="Tabelle8.3" style:family="table-row">
      <style:table-row-properties style:min-row-height="0.192cm" style:use-optimal-row-height="false"/>
    </style:style>
    <style:style style:name="Tabelle8.B3" style:family="table-cell">
      <style:table-cell-properties style:vertical-align="middle"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8.C3" style:family="table-cell">
      <style:table-cell-properties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8.4" style:family="table-row">
      <style:table-row-properties style:min-row-height="0.661cm" style:use-optimal-row-height="false"/>
    </style:style>
    <style:style style:name="Tabelle8.B4" style:family="table-cell">
      <style:table-cell-properties style:vertical-align="middle" fo:background-color="#dddddd" fo:padding-left="0.191cm" fo:padding-right="0.191cm" fo:padding-top="0cm" fo:padding-bottom="0cm" fo:border="0.018cm solid #00000a" style:writing-mode="lr-tb">
        <style:background-image/>
      </style:table-cell-properties>
    </style:style>
    <style:style style:name="Tabelle8.C4" style:family="table-cell">
      <style:table-cell-properties fo:background-color="#dddddd" fo:padding-left="0.191cm" fo:padding-right="0.191cm" fo:padding-top="0cm" fo:padding-bottom="0cm" fo:border="0.018cm solid #00000a" style:writing-mode="lr-tb">
        <style:background-image/>
      </style:table-cell-properties>
    </style:style>
    <style:style style:name="Tabelle8.5" style:family="table-row">
      <style:table-row-properties style:min-row-height="0.513cm" style:use-optimal-row-height="false"/>
    </style:style>
    <style:style style:name="Tabelle8.6" style:family="table-row">
      <style:table-row-properties style:min-row-height="0.896cm" style:use-optimal-row-height="false"/>
    </style:style>
    <style:style style:name="Tabelle8.7" style:family="table-row">
      <style:table-row-properties style:min-row-height="0.852cm" style:use-optimal-row-height="false"/>
    </style:style>
    <style:style style:name="Tabelle8.8" style:family="table-row">
      <style:table-row-properties style:min-row-height="0.917cm" style:use-optimal-row-height="false"/>
    </style:style>
    <style:style style:name="Tabelle8.9" style:family="table-row">
      <style:table-row-properties style:min-row-height="0.512cm" style:use-optimal-row-height="false"/>
    </style:style>
    <style:style style:name="Tabelle8.10" style:family="table-row">
      <style:table-row-properties style:min-row-height="1.355cm" style:use-optimal-row-height="false"/>
    </style:style>
    <style:style style:name="Tabelle8.B10"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8.A11" style:family="table-cell">
      <style:table-cell-properties fo:background-color="#ffffff" fo:padding-left="0.191cm" fo:padding-right="0.191cm" fo:padding-top="0cm" fo:padding-bottom="0cm" fo:border-left="none" fo:border-right="0.018cm solid #00000a" fo:border-top="none" fo:border-bottom="0.018cm solid #00000a" style:writing-mode="lr-tb">
        <style:background-image/>
      </style:table-cell-properties>
    </style:style>
    <style:style style:name="Tabelle8.B11" style:family="table-cell">
      <style:table-cell-properties fo:background-color="#ffffff"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8.12" style:family="table-row">
      <style:table-row-properties style:min-row-height="1.826cm" style:use-optimal-row-height="false"/>
    </style:style>
    <style:style style:name="Tabelle8.13" style:family="table-row">
      <style:table-row-properties style:min-row-height="0.556cm" style:use-optimal-row-height="false"/>
    </style:style>
    <style:style style:name="Tabelle8.14" style:family="table-row">
      <style:table-row-properties style:min-row-height="0.748cm" style:use-optimal-row-height="false"/>
    </style:style>
    <style:style style:name="Tabelle8.15" style:family="table-row">
      <style:table-row-properties style:min-row-height="0.826cm" style:use-optimal-row-height="false"/>
    </style:style>
    <style:style style:name="Tabelle8.16" style:family="table-row">
      <style:table-row-properties style:min-row-height="1.191cm" style:use-optimal-row-height="false"/>
    </style:style>
    <style:style style:name="Tabelle8.17" style:family="table-row">
      <style:table-row-properties style:min-row-height="0.256cm" style:use-optimal-row-height="false"/>
    </style:style>
    <style:style style:name="Tabelle8.A18"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8.B18"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9" style:family="table">
      <style:table-properties style:width="16.96cm" fo:margin-left="0.011cm" table:align="left"/>
    </style:style>
    <style:style style:name="Tabelle9.A" style:family="table-column">
      <style:table-column-properties style:column-width="4.26cm"/>
    </style:style>
    <style:style style:name="Tabelle9.B" style:family="table-column">
      <style:table-column-properties style:column-width="4.417cm"/>
    </style:style>
    <style:style style:name="Tabelle9.C" style:family="table-column">
      <style:table-column-properties style:column-width="8.283cm"/>
    </style:style>
    <style:style style:name="Tabelle9.1" style:family="table-row">
      <style:table-row-properties style:min-row-height="1.028cm" style:use-optimal-row-height="false"/>
    </style:style>
    <style:style style:name="Tabelle9.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9.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9.2" style:family="table-row">
      <style:table-row-properties style:min-row-height="1.274cm" style:use-optimal-row-height="false"/>
    </style:style>
    <style:style style:name="Tabelle9.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9.B2" style:family="table-cell">
      <style:table-cell-properties style:vertical-align="middle" fo:background-color="#ffffff" fo:padding-left="0.191cm" fo:padding-right="0.191cm" fo:padding-top="0cm" fo:padding-bottom="0cm" fo:border="0.018cm solid #00000a" style:writing-mode="lr-tb">
        <style:background-image/>
      </style:table-cell-properties>
    </style:style>
    <style:style style:name="Tabelle9.3" style:family="table-row">
      <style:table-row-properties style:min-row-height="0.192cm" style:use-optimal-row-height="false"/>
    </style:style>
    <style:style style:name="Tabelle9.B3" style:family="table-cell">
      <style:table-cell-properties style:vertical-align="middle"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9.C3" style:family="table-cell">
      <style:table-cell-properties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9.4" style:family="table-row">
      <style:table-row-properties style:min-row-height="0.661cm" style:use-optimal-row-height="false"/>
    </style:style>
    <style:style style:name="Tabelle9.B4" style:family="table-cell">
      <style:table-cell-properties style:vertical-align="middle" fo:background-color="#dddddd" fo:padding-left="0.191cm" fo:padding-right="0.191cm" fo:padding-top="0cm" fo:padding-bottom="0cm" fo:border="0.018cm solid #00000a" style:writing-mode="lr-tb">
        <style:background-image/>
      </style:table-cell-properties>
    </style:style>
    <style:style style:name="Tabelle9.C4" style:family="table-cell">
      <style:table-cell-properties fo:background-color="#dddddd" fo:padding-left="0.191cm" fo:padding-right="0.191cm" fo:padding-top="0cm" fo:padding-bottom="0cm" fo:border="0.018cm solid #00000a" style:writing-mode="lr-tb">
        <style:background-image/>
      </style:table-cell-properties>
    </style:style>
    <style:style style:name="Tabelle9.5" style:family="table-row">
      <style:table-row-properties style:min-row-height="0.513cm" style:use-optimal-row-height="false"/>
    </style:style>
    <style:style style:name="Tabelle9.7" style:family="table-row">
      <style:table-row-properties style:min-row-height="0.852cm" style:use-optimal-row-height="false"/>
    </style:style>
    <style:style style:name="Tabelle9.8" style:family="table-row">
      <style:table-row-properties style:min-row-height="1.355cm" style:use-optimal-row-height="false"/>
    </style:style>
    <style:style style:name="Tabelle9.B8"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9.A9" style:family="table-cell">
      <style:table-cell-properties fo:background-color="#ffffff" fo:padding-left="0.191cm" fo:padding-right="0.191cm" fo:padding-top="0cm" fo:padding-bottom="0cm" fo:border-left="none" fo:border-right="0.018cm solid #00000a" fo:border-top="none" fo:border-bottom="0.018cm solid #000000" style:writing-mode="lr-tb">
        <style:background-image/>
      </style:table-cell-properties>
    </style:style>
    <style:style style:name="Tabelle9.B9" style:family="table-cell">
      <style:table-cell-properties fo:background-color="#ffffff" fo:padding-left="0.191cm" fo:padding-right="0.191cm" fo:padding-top="0cm" fo:padding-bottom="0cm" fo:border-left="0.018cm solid #00000a" fo:border-right="0.018cm solid #00000a" fo:border-top="none" fo:border-bottom="0.018cm solid #000000" style:writing-mode="lr-tb">
        <style:background-image/>
      </style:table-cell-properties>
    </style:style>
    <style:style style:name="Tabelle9.A10" style:family="table-cell">
      <style:table-cell-properties fo:background-color="#ffffff" fo:padding-left="0.191cm" fo:padding-right="0.191cm" fo:padding-top="0cm" fo:padding-bottom="0cm" fo:border-left="none" fo:border-right="0.018cm solid #00000a" fo:border-top="0.018cm solid #000000" fo:border-bottom="none" style:writing-mode="lr-tb">
        <style:background-image/>
      </style:table-cell-properties>
    </style:style>
    <style:style style:name="Tabelle9.B10" style:family="table-cell">
      <style:table-cell-properties fo:background-color="#ffffff" fo:padding-left="0.191cm" fo:padding-right="0.191cm" fo:padding-top="0cm" fo:padding-bottom="0cm" fo:border-left="0.018cm solid #00000a" fo:border-right="0.018cm solid #00000a" fo:border-top="0.018cm solid #000000" fo:border-bottom="none" style:writing-mode="lr-tb">
        <style:background-image/>
      </style:table-cell-properties>
    </style:style>
    <style:style style:name="Tabelle10" style:family="table">
      <style:table-properties style:width="17.013cm" fo:margin-left="-0.016cm" table:align="left"/>
    </style:style>
    <style:style style:name="Tabelle10.A" style:family="table-column">
      <style:table-column-properties style:column-width="3.942cm"/>
    </style:style>
    <style:style style:name="Tabelle10.B" style:family="table-column">
      <style:table-column-properties style:column-width="4.763cm"/>
    </style:style>
    <style:style style:name="Tabelle10.C" style:family="table-column">
      <style:table-column-properties style:column-width="8.308cm"/>
    </style:style>
    <style:style style:name="Tabelle10.1" style:family="table-row">
      <style:table-row-properties style:min-row-height="1.028cm" style:use-optimal-row-height="false"/>
    </style:style>
    <style:style style:name="Tabelle10.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10.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10.2" style:family="table-row">
      <style:table-row-properties style:min-row-height="1.538cm" style:use-optimal-row-height="false"/>
    </style:style>
    <style:style style:name="Tabelle10.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10.B2"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10.3" style:family="table-row">
      <style:table-row-properties style:min-row-height="0.82cm" style:use-optimal-row-height="false"/>
    </style:style>
    <style:style style:name="Tabelle10.B3" style:family="table-cell">
      <style:table-cell-properties style:vertical-align="middle"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10.C3" style:family="table-cell">
      <style:table-cell-properties fo:background-color="#dddddd"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10.4" style:family="table-row">
      <style:table-row-properties style:min-row-height="0.979cm" style:use-optimal-row-height="false"/>
    </style:style>
    <style:style style:name="Tabelle10.B4" style:family="table-cell">
      <style:table-cell-properties style:vertical-align="middle" fo:background-color="#dddddd" fo:padding-left="0.191cm" fo:padding-right="0.191cm" fo:padding-top="0cm" fo:padding-bottom="0cm" fo:border="0.018cm solid #00000a" style:writing-mode="lr-tb">
        <style:background-image/>
      </style:table-cell-properties>
    </style:style>
    <style:style style:name="Tabelle10.C4" style:family="table-cell">
      <style:table-cell-properties fo:background-color="#dddddd" fo:padding-left="0.191cm" fo:padding-right="0.191cm" fo:padding-top="0cm" fo:padding-bottom="0cm" fo:border="0.018cm solid #00000a" style:writing-mode="lr-tb">
        <style:background-image/>
      </style:table-cell-properties>
    </style:style>
    <style:style style:name="Tabelle10.5" style:family="table-row">
      <style:table-row-properties style:min-row-height="1.138cm" style:use-optimal-row-height="false"/>
    </style:style>
    <style:style style:name="Tabelle10.6" style:family="table-row">
      <style:table-row-properties style:min-row-height="1.482cm" style:use-optimal-row-height="false"/>
    </style:style>
    <style:style style:name="Tabelle10.B6" style:family="table-cell">
      <style:table-cell-properties style:vertical-align="middle" fo:background-color="#ffffff" fo:padding-left="0.191cm" fo:padding-right="0.191cm" fo:padding-top="0cm" fo:padding-bottom="0cm" fo:border="0.018cm solid #00000a" style:writing-mode="lr-tb">
        <style:background-image/>
      </style:table-cell-properties>
    </style:style>
    <style:style style:name="Tabelle10.7" style:family="table-row">
      <style:table-row-properties style:min-row-height="0.953cm" style:use-optimal-row-height="false"/>
    </style:style>
    <style:style style:name="Tabelle10.B7" style:family="table-cell">
      <style:table-cell-properties style:vertical-align="middle" fo:background-color="#ffffff"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10.C7" style:family="table-cell">
      <style:table-cell-properties fo:background-color="#ffffff" fo:padding-left="0.191cm" fo:padding-right="0.191cm" fo:padding-top="0cm" fo:padding-bottom="0cm" fo:border-left="0.018cm solid #00000a" fo:border-right="0.018cm solid #00000a" fo:border-top="none" fo:border-bottom="0.018cm solid #00000a" style:writing-mode="lr-tb">
        <style:background-image/>
      </style:table-cell-properties>
    </style:style>
    <style:style style:name="Tabelle10.8" style:family="table-row">
      <style:table-row-properties style:min-row-height="0.256cm" style:use-optimal-row-height="false"/>
    </style:style>
    <style:style style:name="Tabelle10.A8" style:family="table-cell">
      <style:table-cell-properties fo:background-color="#ffffff" fo:padding-left="0.191cm" fo:padding-right="0.191cm" fo:padding-top="0cm" fo:padding-bottom="0cm" fo:border-left="none" fo:border-right="0.018cm solid #00000a" fo:border-top="0.018cm solid #00000a" fo:border-bottom="none" style:writing-mode="lr-tb">
        <style:background-image/>
      </style:table-cell-properties>
    </style:style>
    <style:style style:name="Tabelle10.B8" style:family="table-cell">
      <style:table-cell-properties fo:background-color="#ffffff" fo:padding-left="0.191cm" fo:padding-right="0.191cm" fo:padding-top="0cm" fo:padding-bottom="0cm" fo:border-left="0.018cm solid #00000a" fo:border-right="0.018cm solid #00000a" fo:border-top="0.018cm solid #00000a" fo:border-bottom="none" style:writing-mode="lr-tb">
        <style:background-image/>
      </style:table-cell-properties>
    </style:style>
    <style:style style:name="Tabelle11" style:family="table">
      <style:table-properties style:width="17.013cm" fo:margin-left="-0.016cm" table:align="left"/>
    </style:style>
    <style:style style:name="Tabelle11.A" style:family="table-column">
      <style:table-column-properties style:column-width="3.942cm"/>
    </style:style>
    <style:style style:name="Tabelle11.B" style:family="table-column">
      <style:table-column-properties style:column-width="4.763cm"/>
    </style:style>
    <style:style style:name="Tabelle11.C" style:family="table-column">
      <style:table-column-properties style:column-width="8.308cm"/>
    </style:style>
    <style:style style:name="Tabelle11.1" style:family="table-row">
      <style:table-row-properties style:min-row-height="1.028cm" style:use-optimal-row-height="false"/>
    </style:style>
    <style:style style:name="Tabelle11.A1" style:family="table-cell">
      <style:table-cell-properties style:vertical-align="middle" fo:background-color="#e8662b" fo:padding-left="0.191cm" fo:padding-right="0.191cm" fo:padding-top="0cm" fo:padding-bottom="0cm" fo:border-left="none" fo:border-right="0.018cm solid #00000a" fo:border-top="none" fo:border-bottom="0.088cm solid #00000a" style:writing-mode="lr-tb">
        <style:background-image/>
      </style:table-cell-properties>
    </style:style>
    <style:style style:name="Tabelle11.B1" style:family="table-cell">
      <style:table-cell-properties style:vertical-align="middle" fo:background-color="#e8662b" fo:padding-left="0.191cm" fo:padding-right="0.191cm" fo:padding-top="0cm" fo:padding-bottom="0cm" fo:border-left="0.018cm solid #00000a" fo:border-right="0.018cm solid #00000a" fo:border-top="none" fo:border-bottom="0.088cm solid #00000a" style:writing-mode="lr-tb">
        <style:background-image/>
      </style:table-cell-properties>
    </style:style>
    <style:style style:name="Tabelle11.2" style:family="table-row">
      <style:table-row-properties style:min-row-height="1.538cm" style:use-optimal-row-height="false"/>
    </style:style>
    <style:style style:name="Tabelle11.A2" style:family="table-cell">
      <style:table-cell-properties fo:background-color="#ffffff" fo:padding-left="0.191cm" fo:padding-right="0.191cm" fo:padding-top="0cm" fo:padding-bottom="0cm" fo:border-left="none" fo:border-right="0.018cm solid #00000a" fo:border-top="0.018cm solid #00000a" fo:border-bottom="0.018cm solid #00000a" style:writing-mode="lr-tb">
        <style:background-image/>
      </style:table-cell-properties>
    </style:style>
    <style:style style:name="Tabelle11.B2" style:family="table-cell">
      <style:table-cell-properties fo:background-color="#ffffff" fo:padding-left="0.191cm" fo:padding-right="0.191cm" fo:padding-top="0cm" fo:padding-bottom="0cm" fo:border="0.018cm solid #00000a" style:writing-mode="lr-tb">
        <style:background-image/>
      </style:table-cell-properties>
    </style:style>
    <style:style style:name="Tabelle12" style:family="table">
      <style:table-properties style:width="17cm" fo:margin-left="0cm" table:align="left"/>
    </style:style>
    <style:style style:name="Tabelle12.A" style:family="table-column">
      <style:table-column-properties style:column-width="17cm"/>
    </style:style>
    <style:style style:name="Tabelle12.A1" style:family="table-cell">
      <style:table-cell-properties style:vertical-align="middle" fo:padding="0.097cm" fo:border="0.002cm solid #000000" style:writing-mode="lr-tb"/>
    </style:style>
    <style:style style:name="Tabelle12.A2" style:family="table-cell">
      <style:table-cell-properties style:vertical-align="middle" fo:padding="0.097cm" fo:border-left="0.002cm solid #000000" fo:border-right="0.002cm solid #000000" fo:border-top="none" fo:border-bottom="0.002cm solid #000000" style:writing-mode="lr-tb"/>
    </style:style>
    <style:style style:name="Tabelle13" style:family="table">
      <style:table-properties style:width="17cm" fo:margin-left="0cm" table:align="left"/>
    </style:style>
    <style:style style:name="Tabelle13.A" style:family="table-column">
      <style:table-column-properties style:column-width="17cm"/>
    </style:style>
    <style:style style:name="Tabelle13.1" style:family="table-row">
      <style:table-row-properties style:min-row-height="2.011cm" style:use-optimal-row-height="false"/>
    </style:style>
    <style:style style:name="Tabelle13.A1" style:family="table-cell">
      <style:table-cell-properties fo:padding="0.097cm" fo:border="0.002cm solid #000000" style:writing-mode="lr-tb"/>
    </style:style>
    <style:style style:name="Tabelle13.A2" style:family="table-cell">
      <style:table-cell-properties fo:padding="0.097cm" fo:border-left="0.002cm solid #000000" fo:border-right="0.002cm solid #000000" fo:border-top="none" fo:border-bottom="0.002cm solid #000000" style:writing-mode="lr-tb"/>
    </style:style>
    <style:style style:name="Tabelle14" style:family="table">
      <style:table-properties style:width="17cm" fo:margin-left="0cm" table:align="left"/>
    </style:style>
    <style:style style:name="Tabelle14.A" style:family="table-column">
      <style:table-column-properties style:column-width="17cm"/>
    </style:style>
    <style:style style:name="Tabelle14.1" style:family="table-row">
      <style:table-row-properties style:min-row-height="1.455cm" style:use-optimal-row-height="false"/>
    </style:style>
    <style:style style:name="Tabelle14.A1" style:family="table-cell">
      <style:table-cell-properties fo:padding="0.097cm" fo:border="0.002cm solid #000000" style:writing-mode="lr-tb"/>
    </style:style>
    <style:style style:name="Tabelle14.A2" style:family="table-cell">
      <style:table-cell-properties fo:padding="0.097cm" fo:border-left="0.002cm solid #000000" fo:border-right="0.002cm solid #000000" fo:border-top="none" fo:border-bottom="0.002cm solid #000000" style:writing-mode="lr-tb"/>
    </style:style>
    <style:style style:name="Tabelle15" style:family="table">
      <style:table-properties style:width="17cm" fo:margin-left="0cm" table:align="left"/>
    </style:style>
    <style:style style:name="Tabelle15.A" style:family="table-column">
      <style:table-column-properties style:column-width="17cm"/>
    </style:style>
    <style:style style:name="Tabelle15.1" style:family="table-row">
      <style:table-row-properties style:min-row-height="1.455cm" style:use-optimal-row-height="false"/>
    </style:style>
    <style:style style:name="Tabelle15.A1" style:family="table-cell">
      <style:table-cell-properties fo:padding="0.097cm" fo:border="0.002cm solid #000000" style:writing-mode="lr-tb"/>
    </style:style>
    <style:style style:name="Tabelle15.A2" style:family="table-cell">
      <style:table-cell-properties fo:padding="0.097cm" fo:border-left="0.002cm solid #000000" fo:border-right="0.002cm solid #000000" fo:border-top="none" fo:border-bottom="0.002cm solid #000000" style:writing-mode="lr-tb"/>
    </style:style>
    <style:style style:name="Tabelle16" style:family="table">
      <style:table-properties style:width="17cm" fo:margin-left="0cm" table:align="left"/>
    </style:style>
    <style:style style:name="Tabelle16.A" style:family="table-column">
      <style:table-column-properties style:column-width="17cm"/>
    </style:style>
    <style:style style:name="Tabelle16.1" style:family="table-row">
      <style:table-row-properties style:min-row-height="2.143cm" style:use-optimal-row-height="false"/>
    </style:style>
    <style:style style:name="Tabelle16.A1" style:family="table-cell">
      <style:table-cell-properties fo:padding="0.097cm" fo:border="0.002cm solid #000000" style:writing-mode="lr-tb"/>
    </style:style>
    <style:style style:name="Tabelle16.2" style:family="table-row">
      <style:table-row-properties style:min-row-height="1.529cm" style:use-optimal-row-height="false"/>
    </style:style>
    <style:style style:name="Tabelle16.A2" style:family="table-cell">
      <style:table-cell-properties fo:padding="0.097cm" fo:border-left="0.002cm solid #000000" fo:border-right="0.002cm solid #000000" fo:border-top="none" fo:border-bottom="0.002cm solid #000000" style:writing-mode="lr-tb"/>
    </style:style>
    <style:style style:name="Tabelle17" style:family="table">
      <style:table-properties style:width="17cm" fo:margin-left="0cm" table:align="left"/>
    </style:style>
    <style:style style:name="Tabelle17.A" style:family="table-column">
      <style:table-column-properties style:column-width="17cm"/>
    </style:style>
    <style:style style:name="Tabelle17.1" style:family="table-row">
      <style:table-row-properties style:min-row-height="1.217cm" style:use-optimal-row-height="false"/>
    </style:style>
    <style:style style:name="Tabelle17.A1" style:family="table-cell">
      <style:table-cell-properties fo:padding="0.097cm" fo:border="0.002cm solid #000000" style:writing-mode="lr-tb"/>
    </style:style>
    <style:style style:name="Tabelle17.2" style:family="table-row">
      <style:table-row-properties style:min-row-height="1.529cm" style:use-optimal-row-height="false"/>
    </style:style>
    <style:style style:name="Tabelle17.A2" style:family="table-cell">
      <style:table-cell-properties fo:padding="0.097cm" fo:border-left="0.002cm solid #000000" fo:border-right="0.002cm solid #000000" fo:border-top="none" fo:border-bottom="0.002cm solid #000000" style:writing-mode="lr-tb"/>
    </style:style>
    <style:style style:name="Tabelle18" style:family="table">
      <style:table-properties style:width="17cm" fo:margin-left="0cm" table:align="left"/>
    </style:style>
    <style:style style:name="Tabelle18.A" style:family="table-column">
      <style:table-column-properties style:column-width="17cm"/>
    </style:style>
    <style:style style:name="Tabelle18.1" style:family="table-row">
      <style:table-row-properties style:min-row-height="1.138cm" style:use-optimal-row-height="false"/>
    </style:style>
    <style:style style:name="Tabelle18.A1" style:family="table-cell">
      <style:table-cell-properties fo:padding="0.097cm" fo:border="0.002cm solid #000000" style:writing-mode="lr-tb"/>
    </style:style>
    <style:style style:name="Tabelle18.2" style:family="table-row">
      <style:table-row-properties style:min-row-height="1.244cm" style:use-optimal-row-height="false"/>
    </style:style>
    <style:style style:name="Tabelle18.A2" style:family="table-cell">
      <style:table-cell-properties fo:padding="0.097cm" fo:border-left="0.002cm solid #000000" fo:border-right="0.002cm solid #000000" fo:border-top="none" fo:border-bottom="0.002cm solid #000000" style:writing-mode="lr-tb"/>
    </style:style>
    <style:style style:name="Table1" style:family="table">
      <style:table-properties style:width="17cm" fo:margin-left="0cm" table:align="left"/>
    </style:style>
    <style:style style:name="Table1.A" style:family="table-column">
      <style:table-column-properties style:column-width="17cm"/>
    </style:style>
    <style:style style:name="Table1.A1" style:family="table-cell">
      <style:table-cell-properties style:vertical-align="middle" fo:padding="0.097cm" fo:border="0.002cm solid #000000" style:writing-mode="lr-tb"/>
    </style:style>
    <style:style style:name="P1" style:family="paragraph" style:parent-style-name="Title">
      <style:paragraph-properties>
        <style:tab-stops>
          <style:tab-stop style:position="17.002cm" style:type="right"/>
        </style:tab-stops>
      </style:paragraph-properties>
    </style:style>
    <style:style style:name="P2" style:family="paragraph" style:parent-style-name="Title">
      <style:paragraph-properties>
        <style:tab-stops>
          <style:tab-stop style:position="17.002cm" style:type="right"/>
        </style:tab-stops>
      </style:paragraph-properties>
      <style:text-properties fo:text-transform="uppercase" fo:font-size="9pt" fo:font-weight="normal" style:font-size-asian="9pt" style:font-weight-asian="normal" style:font-size-complex="9pt"/>
    </style:style>
    <style:style style:name="P3" style:family="paragraph" style:parent-style-name="Footer">
      <style:paragraph-properties>
        <style:tab-stops>
          <style:tab-stop style:position="17.002cm" style:type="right"/>
        </style:tab-stops>
      </style:paragraph-properties>
    </style:style>
    <style:style style:name="P4" style:family="paragraph" style:parent-style-name="Footer">
      <style:paragraph-properties>
        <style:tab-stops>
          <style:tab-stop style:position="8.001cm" style:type="center"/>
          <style:tab-stop style:position="17.002cm" style:type="right"/>
        </style:tab-stops>
      </style:paragraph-properties>
    </style:style>
    <style:style style:name="P5" style:family="paragraph" style:parent-style-name="Standard">
      <style:paragraph-properties fo:text-align="end" style:justify-single-word="false"/>
    </style:style>
    <style:style style:name="P6" style:family="paragraph" style:parent-style-name="Standard">
      <style:text-properties fo:font-weight="bold" style:font-weight-asian="bold" style:font-weight-complex="bold"/>
    </style:style>
    <style:style style:name="P7" style:family="paragraph" style:parent-style-name="BodyCopy">
      <style:paragraph-properties fo:break-before="page"/>
    </style:style>
    <style:style style:name="P8" style:family="paragraph" style:parent-style-name="Table_5f_Headline">
      <style:paragraph-properties fo:keep-with-next="always"/>
    </style:style>
    <style:style style:name="P9" style:family="paragraph" style:parent-style-name="Table_5f_BodCcopy">
      <style:paragraph-properties fo:keep-with-next="always"/>
    </style:style>
    <style:style style:name="P10" style:family="paragraph" style:parent-style-name="Table_5f_BodCcopy">
      <style:paragraph-properties fo:keep-with-next="always"/>
      <style:text-properties style:font-name="Courier New" style:font-name-complex="Courier New"/>
    </style:style>
    <style:style style:name="P11" style:family="paragraph" style:parent-style-name="Table_5f_Bullet">
      <style:paragraph-properties fo:keep-with-next="always">
        <style:tab-stops/>
      </style:paragraph-properties>
    </style:style>
    <style:style style:name="P12" style:family="paragraph" style:parent-style-name="Table_5f_Bullet">
      <style:paragraph-properties fo:keep-with-next="always">
        <style:tab-stops/>
      </style:paragraph-properties>
      <style:text-properties style:font-name="Courier New" fo:font-size="8pt" style:font-size-asian="8pt" style:font-name-complex="Courier New" style:font-size-complex="8pt"/>
    </style:style>
    <style:style style:name="P13" style:family="paragraph" style:parent-style-name="BodyCopy">
      <style:paragraph-properties fo:keep-with-next="always"/>
    </style:style>
    <style:style style:name="P14" style:family="paragraph" style:parent-style-name="Table_20_Contents">
      <style:text-properties style:font-size-complex="9pt"/>
    </style:style>
    <style:style style:name="P15" style:family="paragraph" style:parent-style-name="Table_20_Contents">
      <style:text-properties fo:font-weight="bold" style:font-weight-asian="bold"/>
    </style:style>
    <style:style style:name="P16" style:family="paragraph" style:parent-style-name="Table_20_Contents">
      <style:text-properties fo:font-weight="bold" style:font-weight-asian="bold" style:font-size-complex="9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style:font-name-complex="Courier New"/>
    </style:style>
    <style:style style:name="P19" style:family="paragraph" style:parent-style-name="Table_20_Contents">
      <style:paragraph-properties fo:keep-together="always"/>
      <style:text-properties style:font-name-complex="Courier New"/>
    </style:style>
    <style:style style:name="P20" style:family="paragraph" style:parent-style-name="Table_20_Contents">
      <style:text-properties fo:font-size="10pt" fo:font-style="normal" style:font-size-asian="10pt" style:font-style-asian="normal" style:font-size-complex="10pt" style:font-style-complex="normal"/>
    </style:style>
    <style:style style:name="P21" style:family="paragraph" style:parent-style-name="Table_5f_Bullet">
      <style:paragraph-properties fo:margin-left="0cm" fo:margin-right="0cm" fo:text-indent="0cm" style:auto-text-indent="false">
        <style:tab-stops/>
      </style:paragraph-properties>
      <style:text-properties style:font-name="Courier New" fo:font-size="8pt" fo:font-style="italic" fo:font-weight="bold" style:font-size-asian="8pt" style:font-style-asian="italic" style:font-weight-asian="bold" style:font-name-complex="Courier New" style:font-size-complex="8pt"/>
    </style:style>
    <style:style style:name="P22" style:family="paragraph" style:parent-style-name="Table_5f_Bullet">
      <style:paragraph-properties fo:margin-left="0cm" fo:margin-right="0cm" fo:text-indent="0cm" style:auto-text-indent="false">
        <style:tab-stops/>
      </style:paragraph-properties>
      <style:text-properties style:font-name="Courier New" fo:font-size="8pt" style:font-size-asian="8pt" style:font-name-complex="Courier New" style:font-size-complex="8pt"/>
    </style:style>
    <style:style style:name="P23" style:family="paragraph" style:parent-style-name="Table_5f_Bullet">
      <style:paragraph-properties fo:margin-left="0cm" fo:margin-right="0cm" fo:text-indent="0cm" style:auto-text-indent="false" fo:keep-with-next="always">
        <style:tab-stops/>
      </style:paragraph-properties>
    </style:style>
    <style:style style:name="P24" style:family="paragraph" style:parent-style-name="Table_5f_Bullet">
      <style:paragraph-properties fo:margin-left="0cm" fo:margin-right="0cm" fo:text-indent="0cm" style:auto-text-indent="false" fo:keep-with-next="always">
        <style:tab-stops/>
      </style:paragraph-properties>
      <style:text-properties style:font-name="Courier New" fo:font-size="8pt" style:font-size-asian="8pt" style:font-name-complex="Courier New" style:font-size-complex="8pt"/>
    </style:style>
    <style:style style:name="P25" style:family="paragraph" style:parent-style-name="Table_5f_Bullet">
      <style:paragraph-properties fo:margin-left="0cm" fo:margin-right="0cm" fo:text-indent="0cm" style:auto-text-indent="false" fo:background-color="#eeeeee" fo:keep-with-next="always">
        <style:tab-stops/>
        <style:background-image/>
      </style:paragraph-properties>
      <style:text-properties style:font-name="Courier New" fo:font-size="8pt" style:font-size-asian="8pt" style:font-name-complex="Courier New" style:font-size-complex="8pt"/>
    </style:style>
    <style:style style:name="P26" style:family="paragraph" style:parent-style-name="Table_5f_Bullet">
      <style:paragraph-properties fo:margin-left="0cm" fo:margin-right="0cm" fo:text-indent="0cm" style:auto-text-indent="false" fo:background-color="#eeeeee">
        <style:tab-stops/>
        <style:background-image/>
      </style:paragraph-properties>
      <style:text-properties style:font-name="Courier New" style:font-name-complex="Courier New" style:font-size-complex="8pt"/>
    </style:style>
    <style:style style:name="P27" style:family="paragraph" style:parent-style-name="Table_5f_BodCcopy">
      <style:text-properties style:font-name="Courier New" fo:font-style="italic" fo:font-weight="bold" style:font-style-asian="italic" style:font-weight-asian="bold" style:font-name-complex="Courier New" style:font-size-complex="8pt"/>
    </style:style>
    <style:style style:name="P28" style:family="paragraph" style:parent-style-name="Table_5f_BodCcopy">
      <style:text-properties style:font-name="Courier New" style:font-name-complex="Courier New"/>
    </style:style>
    <style:style style:name="P29" style:family="paragraph" style:parent-style-name="Table_5f_BodCcopy">
      <style:text-properties style:font-name="Courier New" style:font-name-complex="Courier New" style:font-size-complex="8pt"/>
    </style:style>
    <style:style style:name="P30" style:family="paragraph" style:parent-style-name="Table_5f_BodCcopy">
      <style:text-properties fo:font-size="12pt" style:font-size-asian="12pt"/>
    </style:style>
    <style:style style:name="P31" style:family="paragraph" style:parent-style-name="Table_5f_Bullet">
      <style:paragraph-properties>
        <style:tab-stops/>
      </style:paragraph-properties>
      <style:text-properties style:font-name="Courier New" fo:font-size="8pt" style:font-size-asian="8pt" style:font-name-complex="Courier New" style:font-size-complex="8pt"/>
    </style:style>
    <style:style style:name="P32" style:family="paragraph" style:parent-style-name="Standard">
      <style:paragraph-properties fo:margin-top="0.199cm" fo:margin-bottom="0cm"/>
    </style:style>
    <style:style style:name="P33" style:family="paragraph" style:parent-style-name="Table_20_Contents">
      <style:paragraph-properties fo:margin-top="0cm" fo:margin-bottom="0.199cm"/>
    </style:style>
    <style:style style:name="P34" style:family="paragraph" style:parent-style-name="Table_20_Contents">
      <style:paragraph-properties fo:margin-top="0cm" fo:margin-bottom="0.199cm"/>
      <style:text-properties style:font-name-complex="Arial" style:font-size-complex="9pt"/>
    </style:style>
    <style:style style:name="P35" style:family="paragraph" style:parent-style-name="Table_20_Contents">
      <style:paragraph-properties fo:margin-top="0cm" fo:margin-bottom="0.199cm"/>
      <style:text-properties style:font-name-complex="Courier New"/>
    </style:style>
    <style:style style:name="P36" style:family="paragraph" style:parent-style-name="Table_5f_BodCcopy">
      <style:paragraph-properties fo:background-color="#dddddd">
        <style:background-image/>
      </style:paragraph-properties>
    </style:style>
    <style:style style:name="P37" style:family="paragraph" style:parent-style-name="Table_5f_BodCcopy">
      <style:paragraph-properties fo:background-color="#dddddd">
        <style:background-image/>
      </style:paragraph-properties>
      <style:text-properties style:font-name="Courier New"/>
    </style:style>
    <style:style style:name="P38" style:family="paragraph" style:parent-style-name="Drawing">
      <style:paragraph-properties fo:background-color="transparent">
        <style:background-image/>
      </style:paragraph-properties>
    </style:style>
    <style:style style:name="P39" style:family="paragraph" style:parent-style-name="Table_5f_BodCcopy">
      <style:paragraph-properties fo:background-color="transparent">
        <style:background-image/>
      </style:paragraph-properties>
    </style:style>
    <style:style style:name="P40" style:family="paragraph" style:parent-style-name="Table_5f_BodCcopy">
      <style:paragraph-properties fo:background-color="transparent">
        <style:background-image/>
      </style:paragraph-properties>
      <style:text-properties style:font-name="Courier New"/>
    </style:style>
    <style:style style:name="P41" style:family="paragraph" style:parent-style-name="Text">
      <style:paragraph-properties fo:text-align="center" style:justify-single-word="false"/>
    </style:style>
    <style:style style:name="P42" style:family="paragraph" style:parent-style-name="BodyCopy">
      <style:text-properties style:use-window-font-color="true"/>
    </style:style>
    <style:style style:name="P43" style:family="paragraph" style:parent-style-name="Table_5f_BodCcopy">
      <style:paragraph-properties fo:background-color="#eeeeee">
        <style:background-image/>
      </style:paragraph-properties>
      <style:text-properties style:font-name="Courier New" fo:font-style="normal" fo:font-weight="bold" style:font-style-asian="normal" style:font-weight-asian="bold" style:font-name-complex="Courier New" style:font-size-complex="8pt" style:font-style-complex="normal" style:font-weight-complex="bold"/>
    </style:style>
    <style:style style:name="P44" style:family="paragraph" style:parent-style-name="Table_5f_BodCcopy">
      <style:paragraph-properties fo:background-color="#eeeeee">
        <style:background-image/>
      </style:paragraph-properties>
      <style:text-properties style:font-name="Courier New" fo:font-style="italic" fo:font-weight="bold" style:font-style-asian="italic" style:font-weight-asian="bold" style:font-name-complex="Courier New" style:font-size-complex="8pt"/>
    </style:style>
    <style:style style:name="P45" style:family="paragraph" style:parent-style-name="Table_5f_BodCcopy">
      <style:paragraph-properties fo:background-color="#eeeeee">
        <style:background-image/>
      </style:paragraph-properties>
      <style:text-properties style:font-name="Courier New" style:font-name-complex="Courier New" style:font-size-complex="8pt"/>
    </style:style>
    <style:style style:name="P46" style:family="paragraph" style:parent-style-name="Table_5f_BodCcopy">
      <style:paragraph-properties fo:background-color="#eeeeee">
        <style:background-image/>
      </style:paragraph-properties>
      <style:text-properties style:font-name="Courier New" fo:font-size="8pt" style:font-size-asian="8pt" style:font-name-complex="Courier New" style:font-size-complex="8pt"/>
    </style:style>
    <style:style style:name="P47" style:family="paragraph" style:parent-style-name="Table_20_Contents">
      <style:paragraph-properties fo:margin-top="0cm" fo:margin-bottom="0cm"/>
    </style:style>
    <style:style style:name="P48" style:family="paragraph" style:parent-style-name="Table_20_Contents">
      <style:paragraph-properties fo:margin-top="0cm" fo:margin-bottom="0cm"/>
      <style:text-properties style:font-name="Courier New" fo:font-size="9pt" style:font-size-asian="9pt" style:font-size-complex="9pt"/>
    </style:style>
    <style:style style:name="P49" style:family="paragraph" style:parent-style-name="Standard" style:list-style-name="WWNum17"/>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List_20_Paragraph" style:list-style-name="WWNum16"/>
    <style:style style:name="P54" style:family="paragraph" style:parent-style-name="Heading_20_2">
      <style:paragraph-properties fo:break-before="page"/>
    </style:style>
    <style:style style:name="P55" style:family="paragraph" style:parent-style-name="Heading_20_1">
      <style:paragraph-properties fo:break-before="page"/>
    </style:style>
    <style:style style:name="P56" style:family="paragraph" style:parent-style-name="BodyCopy" style:master-page-name="MPF0">
      <style:paragraph-properties style:page-number="auto" fo:break-before="page"/>
    </style:style>
    <style:style style:name="P57" style:family="paragraph" style:parent-style-name="Table_20_Contents" style:list-style-name="L4">
      <style:paragraph-properties fo:margin-top="0cm" fo:margin-bottom="0.199cm" fo:line-height="0.4cm"/>
    </style:style>
    <style:style style:name="P58" style:family="paragraph" style:parent-style-name="TOC_20_1">
      <style:paragraph-properties>
        <style:tab-stops>
          <style:tab-stop style:position="17cm" style:type="right" style:leader-style="dotted" style:leader-text="."/>
        </style:tab-stops>
      </style:paragraph-properties>
    </style:style>
    <style:style style:name="P59" style:family="paragraph" style:parent-style-name="Table_5f_BodCcopy">
      <style:paragraph-properties fo:background-color="transparent">
        <style:background-image/>
      </style:paragraph-properties>
    </style:style>
    <style:style style:name="P60" style:family="paragraph" style:parent-style-name="Table_5f_BodCcopy">
      <style:paragraph-properties fo:background-color="transparent">
        <style:background-image/>
      </style:paragraph-properties>
      <style:text-properties style:font-name="Courier New"/>
    </style:style>
    <style:style style:name="P61" style:family="paragraph" style:parent-style-name="TOC_20_2">
      <style:paragraph-properties>
        <style:tab-stops>
          <style:tab-stop style:position="16.648cm" style:type="right" style:leader-style="dotted" style:leader-text="."/>
        </style:tab-stops>
      </style:paragraph-properties>
    </style:style>
    <style:style style:name="P62" style:family="paragraph">
      <style:paragraph-properties fo:text-align="center"/>
    </style:style>
    <style:style style:name="P63" style:family="paragraph">
      <style:paragraph-properties fo:text-align="center"/>
      <style:text-properties fo:font-size="12pt"/>
    </style:style>
    <style:style style:name="P64" style:family="paragraph">
      <style:text-properties fo:font-size="10pt" style:font-size-asian="10pt" style:font-size-complex="10pt"/>
    </style:style>
    <style:style style:name="P65" style:family="paragraph">
      <style:paragraph-properties fo:text-align="start"/>
    </style:style>
    <style:style style:name="P66" style:family="paragraph">
      <style:paragraph-properties fo:text-align="start"/>
      <style:text-properties style:font-name="Courier New" fo:font-size="9pt" style:font-size-asian="9pt" style:font-size-complex="9pt"/>
    </style:style>
    <style:style style:name="P67" style:family="paragraph">
      <style:paragraph-properties fo:text-align="start"/>
      <style:text-properties style:font-name="Courier New" fo:font-size="8pt" style:font-size-asian="8pt" style:font-size-complex="8pt"/>
    </style:style>
    <style:style style:name="P68" style:family="paragraph">
      <style:paragraph-properties fo:margin-left="1.259cm" fo:margin-right="0cm" fo:margin-top="0.212cm" fo:margin-bottom="0.212cm" fo:line-height="0.17cm" fo:text-align="start" fo:text-indent="-0.6cm"/>
    </style:style>
    <style:style style:name="P69" style:family="paragraph">
      <style:paragraph-properties fo:margin-left="1.259cm" fo:margin-right="0cm" fo:margin-top="0.212cm" fo:margin-bottom="0.212cm" fo:line-height="0.17cm" fo:text-align="start" fo:text-indent="-0.6cm"/>
      <style:text-properties style:font-name="Courier New" fo:font-size="9pt" style:font-name-asian="Courier New" style:font-size-asian="9pt"/>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1" style:family="paragraph">
      <style:text-properties style:font-name="Courier New" fo:font-size="8pt" style:font-name-asian="Courier New" style:font-size-asian="8pt"/>
    </style:style>
    <style:style style:name="P72" style:family="paragraph">
      <style:paragraph-properties fo:margin-left="1.27cm" fo:margin-right="0cm" fo:text-indent="-0.615cm"/>
    </style:style>
    <style:style style:name="P73" style:family="paragraph">
      <style:text-properties fo:font-size="9pt" style:font-size-asian="9pt" style:font-size-complex="9pt"/>
    </style:style>
    <style:style style:name="T1" style:family="text">
      <style:text-properties fo:text-transform="uppercase" fo:font-size="9pt" fo:font-weight="normal" style:font-size-asian="9pt" style:font-weight-asian="normal" style:font-size-complex="9pt"/>
    </style:style>
    <style:style style:name="T2" style:family="text">
      <style:text-properties fo:font-size="9pt" style:font-size-asian="9pt" style:font-size-complex="9pt"/>
    </style:style>
    <style:style style:name="T3" style:family="text">
      <style:text-properties fo:language="de" fo:country="DE" style:language-asian="de" style:country-asian="DE"/>
    </style:style>
    <style:style style:name="T4" style:family="text">
      <style:text-properties style:use-window-font-color="true"/>
    </style:style>
    <style:style style:name="T5" style:family="text">
      <style:text-properties fo:font-weight="bold" style:font-weight-asian="bold" style:font-size-complex="9pt" style:font-weight-complex="bold"/>
    </style:style>
    <style:style style:name="T6" style:family="text">
      <style:text-properties fo:font-weight="bold" style:font-weight-asian="bold" style:font-weight-complex="bold"/>
    </style:style>
    <style:style style:name="T7" style:family="text">
      <style:text-properties fo:font-size="12pt" style:font-size-asian="12pt" style:font-size-complex="11pt"/>
    </style:style>
    <style:style style:name="T8" style:family="text">
      <style:text-properties fo:font-size="10pt" fo:font-style="normal" fo:font-weight="normal" style:font-size-asian="10pt" style:font-style-asian="normal" style:font-weight-asian="normal" style:font-name-complex="Courier New" style:font-size-complex="10pt" style:font-style-complex="normal" style:font-weight-complex="normal"/>
    </style:style>
    <style:style style:name="T9" style:family="text">
      <style:text-properties style:font-name="Courier New"/>
    </style:style>
    <style:style style:name="T10" style:family="text">
      <style:text-properties style:font-name="Courier New" fo:font-size="9pt" fo:font-weight="bold" style:font-size-asian="9pt" style:font-weight-asian="bold" style:font-size-complex="9pt"/>
    </style:style>
    <style:style style:name="T11" style:family="text">
      <style:text-properties fo:font-size="12pt"/>
    </style:style>
    <style:style style:name="T12" style:family="text">
      <style:text-properties fo:font-size="10pt" style:font-size-asian="10pt" style:font-size-complex="10pt"/>
    </style:style>
    <style:style style:name="T13" style:family="text">
      <style:text-properties style:font-name="Courier New" fo:font-size="9pt" style:font-size-asian="9pt" style:font-size-complex="9pt"/>
    </style:style>
    <style:style style:name="T14" style:family="text">
      <style:text-properties style:font-name="Courier New" fo:font-size="9pt" fo:font-weight="bold" style:font-size-asian="9pt" style:font-weight-asian="bold" style:font-size-complex="9pt" style:font-weight-complex="bold"/>
    </style:style>
    <style:style style:name="T15" style:family="text">
      <style:text-properties style:font-name="Courier New" fo:font-size="8pt" style:font-size-asian="8pt" style:font-size-complex="8pt"/>
    </style:style>
    <style:style style:name="T16" style:family="text">
      <style:text-properties style:font-name="Courier New" fo:font-size="9pt" style:font-name-asian="Courier New" style:font-size-asian="9pt"/>
    </style:style>
    <style:style style:name="T17" style:family="text">
      <style:text-properties style:font-name="Courier New" fo:font-size="8pt" style:font-name-asian="Courier New" style:font-size-asian="8pt"/>
    </style:style>
    <style:style style:name="T18" style:family="text">
      <style:text-properties style:text-outline="false" style:text-line-through-style="none" style:text-position="0% 100%" style:font-name="Courier New" fo:font-size="8pt" fo:letter-spacing="normal" fo:language="zxx" fo:country="none" fo:font-style="normal" fo:text-shadow="none" style:text-underline-style="none" style:text-underline-mode="continuous" style:text-overline-mode="continuous" style:text-line-through-mode="continuous" style:letter-kerning="true" style:font-name-asian="Courier New" style:font-size-asian="8pt" style:language-asian="zxx" style:country-asian="none" style:font-style-asian="normal" style:font-name-complex="Times New Roman" style:font-size-complex="8pt" style:language-complex="zxx" style:country-complex="none" style:font-style-complex="normal" style:text-emphasize="none" style:text-scale="100%" style:font-relief="none" style:text-overline-style="none" style:text-overline-color="font-color"/>
    </style:style>
    <style:style style:name="T19" style:family="text">
      <style:text-properties fo:color="#993366" style:text-outline="false" style:text-line-through-style="none" style:text-position="0% 100%" style:font-name="Courier New" fo:font-size="8pt" fo:letter-spacing="normal" fo:language="zxx" fo:country="none" fo:font-style="normal" fo:text-shadow="none" style:text-underline-style="none" fo:font-weight="bold" style:text-underline-mode="continuous" style:text-overline-mode="continuous" style:text-line-through-mode="continuous" style:letter-kerning="true" style:font-name-asian="Courier New" style:font-size-asian="8pt" style:language-asian="zxx" style:country-asian="none" style:font-style-asian="normal" style:font-weight-asian="bold" style:font-name-complex="Times New Roman" style:font-size-complex="8pt" style:language-complex="zxx" style:country-complex="none" style:font-style-complex="normal" style:font-weight-complex="bold" style:text-emphasize="none" style:text-scale="100%" style:font-relief="none" style:text-overline-style="none" style:text-overline-color="font-color"/>
    </style:style>
    <style:style style:name="T20" style:family="text">
      <style:text-properties fo:color="#7030a0" style:text-outline="false" style:text-line-through-style="none" style:text-position="0% 100%" style:font-name="Courier New" fo:font-size="8pt" fo:letter-spacing="normal" fo:language="zxx" fo:country="none" fo:font-style="normal" fo:text-shadow="none" style:text-underline-style="none" fo:font-weight="bold" style:text-underline-mode="continuous" style:text-overline-mode="continuous" style:text-line-through-mode="continuous" style:letter-kerning="true" style:font-name-asian="Courier New" style:font-size-asian="8pt" style:language-asian="zxx" style:country-asian="none" style:font-style-asian="normal" style:font-weight-asian="bold" style:font-name-complex="Times New Roman" style:font-size-complex="8pt" style:language-complex="zxx" style:country-complex="none" style:font-style-complex="normal" style:font-weight-complex="bold" style:text-emphasize="none" style:text-scale="100%" style:font-relief="none" style:text-overline-style="none" style:text-overline-color="font-color"/>
    </style:style>
    <style:style style:name="T21" style:family="text">
      <style:text-properties fo:color="#993366" style:text-outline="false" style:text-line-through-style="none" style:text-position="0% 100%" style:font-name="Courier New" fo:font-size="8pt" fo:letter-spacing="normal" fo:language="zxx" fo:country="none" fo:font-style="normal" fo:text-shadow="none" style:text-underline-style="none" style:text-underline-mode="continuous" style:text-overline-mode="continuous" style:text-line-through-mode="continuous" style:letter-kerning="true" style:font-name-asian="Courier New" style:font-size-asian="8pt" style:language-asian="zxx" style:country-asian="none" style:font-style-asian="normal" style:font-name-complex="Times New Roman" style:font-size-complex="8pt" style:language-complex="zxx" style:country-complex="none" style:font-style-complex="normal" style:text-emphasize="none" style:text-scale="100%" style:font-relief="none" style:text-overline-style="none" style:text-overline-color="font-color"/>
    </style:style>
    <style:style style:name="T22" style:family="text">
      <style:text-properties style:font-name="Courier New" fo:font-size="8pt" style:font-name-asian="Courier New" style:font-size-asian="8pt" style:font-size-complex="8pt"/>
    </style:style>
    <style:style style:name="T23" style:family="text">
      <style:text-properties style:font-name="Courier New" fo:font-size="12pt"/>
    </style:style>
    <style:style style:name="T24" style:family="text">
      <style:text-properties style:font-name="Courier New" fo:font-size="9pt" fo:language="de" fo:country="DE" style:font-size-asian="9pt" style:font-size-complex="9pt"/>
    </style:style>
    <style:style style:name="T25" style:family="text">
      <style:text-properties style:font-name="Times New Roman"/>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center" draw:textarea-vertical-align="middl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Circl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marker-end-width="0.25cm" draw:textarea-horizontal-align="center" draw:textarea-vertical-align="middl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8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 draw:marker-start-width="0.25cm" draw:marker-end="Arrow" draw:marker-end-width="0.25cm" draw:stroke-linejoin="miter" draw:textarea-horizontal-align="center" draw:textarea-vertical-align="middl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9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Arrow"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center" draw:textarea-vertical-align="middl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8" style:family="graphic">
      <style:graphic-properties draw:fill-color="#eeeeee" draw:textarea-horizontal-align="center" draw:textarea-vertical-align="middl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fill-color="#eeeeee" draw:textarea-horizontal-align="center" draw:textarea-vertical-align="middl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eeeeee" fo:min-height="5.749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eeeeee" fo:min-height="1.58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solid" draw:fill-color="#eeeeee" fo:min-height="0.99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0.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1.2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solid" draw:fill-color="#eeeeee" fo:min-height="1.24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7" style:family="graphic">
      <style:graphic-properties draw:stroke="none" svg:stroke-color="#000000" draw:fill="solid" draw:fill-color="#eeeeee" fo:min-height="3.62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ffffff" draw:textarea-horizontal-align="center" draw:textarea-vertical-align="middl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0"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s>
      <text:p text:style-name="P56"/>
      <text:p text:style-name="BodyCopy"/>
      <text:p text:style-name="BodyCopy"/>
      <text:p text:style-name="BodyCopy"/>
      <text:p text:style-name="BodyCopy"/>
      <text:p text:style-name="CoverTitel">EasyServerPages</text:p>
      <text:p text:style-name="Heading">User Interface Design Based on HTML5</text:p>
      <text:p text:style-name="Text_20_body"/>
      <text:p text:style-name="Text_20_body"/>
      <text:p text:style-name="BodyCopy"/>
      <text:table-of-content text:style-name="Sect1" text:name="_TOC0">
        <text:table-of-content-source text:outline-level="4" text:use-index-marks="false">
          <text:index-title-template text:style-name="Contents_20_Heading">Content</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Content</text:p>
          </text:index-title>
          <text:p text:style-name="P58"><text:a xlink:type="simple" xlink:href="#__RefHeading__3091_1503756833">Basic Considerations<text:tab/>2</text:a></text:p>
          <text:p text:style-name="P58"><text:a xlink:type="simple" xlink:href="#__RefHeading__3093_1503756833">The Agent<text:tab/>2</text:a></text:p>
          <text:p text:style-name="P58"><text:a xlink:type="simple" xlink:href="#__RefHeading__1622_448151746">Mass Data Access<text:tab/>4</text:a></text:p>
          <text:p text:style-name="P58"><text:a xlink:type="simple" xlink:href="#__RefHeading__3095_1503756833">General Setup<text:tab/>4</text:a></text:p>
          <text:p text:style-name="P58"><text:a xlink:type="simple" xlink:href="#__RefHeading__1834_278168070">Translation<text:tab/>6</text:a></text:p>
          <text:p text:style-name="P58"><text:a xlink:type="simple" xlink:href="#__RefHeading__1695_1728724730">Connectivity and Asynchronously Calls<text:tab/>6</text:a></text:p>
          <text:p text:style-name="P58"><text:a xlink:type="simple" xlink:href="#__RefHeading__1836_278168070">Recursion<text:tab/>7</text:a></text:p>
          <text:p text:style-name="P58"><text:a xlink:type="simple" xlink:href="#__RefHeading__858_1067411107">ESP Document<text:tab/>7</text:a></text:p>
          <text:p text:style-name="P61"><text:a xlink:type="simple" xlink:href="#__RefHeading__860_1067411107">data-eezz-action<text:tab/>9</text:a></text:p>
          <text:p text:style-name="P61"><text:a xlink:type="simple" xlink:href="#__RefHeading__1168_196646765">data-easy-event<text:tab/>10</text:a></text:p>
          <text:p text:style-name="P61"><text:a xlink:type="simple" xlink:href="#__RefHeading__864_1067411107">data-easy-template<text:tab/>11</text:a></text:p>
          <text:p text:style-name="P58"><text:a xlink:type="simple" xlink:href="#__RefHeading__866_1067411107">ESP Objects<text:tab/>12</text:a></text:p>
          <text:p text:style-name="P61"><text:a xlink:type="simple" xlink:href="#__RefHeading__868_1067411107">TTable<text:tab/>12</text:a></text:p>
          <text:p text:style-name="P61"><text:a xlink:type="simple" xlink:href="#__RefHeading__3097_1503756833">TCell<text:tab/>13</text:a></text:p>
          <text:p text:style-name="P61"><text:a xlink:type="simple" xlink:href="#__RefHeading__874_1067411107">TDBTable ( TTable )<text:tab/>14</text:a></text:p>
          <text:p text:style-name="P61"><text:a xlink:type="simple" xlink:href="#__RefHeading__878_1067411107">TBlackBoard<text:tab/>14</text:a></text:p>
          <text:p text:style-name="P58"><text:a xlink:type="simple" xlink:href="#__RefHeading__1404_1067411107">Example<text:tab/>15</text:a></text:p>
          <text:p text:style-name="P61"><text:a xlink:type="simple" xlink:href="#__RefHeading__1174_196646765">The HTML page<text:tab/>15</text:a></text:p>
          <text:p text:style-name="P61"><text:a xlink:type="simple" xlink:href="#__RefHeading__1176_196646765">The Application<text:tab/>16</text:a></text:p>
        </text:index-body>
      </text:table-of-content>
      <text:p text:style-name="Introduction"/>
      <text:p text:style-name="P7"/>
      <text:h text:style-name="Heading_20_1" text:outline-level="1"><text:bookmark-start text:name="__RefHeading__856_1067411107"/><text:bookmark-start text:name="_Toc410225155"/><text:bookmark-start text:name="_Toc435796028"/><text:bookmark-start text:name="_Toc435695594"/><text:bookmark-start text:name="__RefHeading__3091_1503756833"/>Basic Considerations<text:bookmark-end text:name="_Toc435796028"/><text:bookmark-end text:name="_Toc435695594"/><text:bookmark-end text:name="__RefHeading__3091_1503756833"/></text:h>
      <text:p text:style-name="Text_20_body">ESP (EezzServerProtocol) implements a data exchange protocol. It adopts the idea of global status codes from HTTP, but uses a JSON structure, which could be consumed by all socket endpoints. This allows two or more services to interact and dissolves the current definition of client and server.</text:p>
      <text:p text:style-name="Text_20_body"><draw:frame draw:style-name="fr1" draw:name="Frame2" text:anchor-type="paragraph" svg:x="0.155cm" svg:y="0.3cm" svg:width="16.475cm" draw:z-index="46"><draw:text-box fo:min-height="3.131cm"><text:p text:style-name="Text"><draw:rect text:anchor-type="paragraph" draw:z-index="47" draw:style-name="gr18" draw:text-style-name="P66" svg:width="16.811cm" svg:height="2.747cm" svg:x="-0.168cm" svg:y="0cm"><text:p text:style-name="P65"><text:span text:style-name="T13">{ ‘</text:span><text:span text:style-name="T14">callback</text:span><text:span text:style-name="T13">’: { ‘&lt;application-name.method&gt;’ : { ‘&lt;parameter-name&gt;’:’&lt;value&gt;’, … }, … <text:s/>},</text:span></text:p><text:p text:style-name="P65"><text:span text:style-name="T13"><text:s text:c="2"/>‘</text:span><text:span text:style-name="T14">update</text:span><text:span text:style-name="T13">’ <text:s/>: { ‘&lt;browser-tag.attribute&gt;’ : ‘&lt;referece-tag.attribute&gt;’, … }</text:span></text:p><text:p text:style-name="P65"><text:span text:style-name="T13"><text:s text:c="2"/>‘</text:span><text:span text:style-name="T14">return</text:span><text:span text:style-name="T13">’ <text:s/>: { ‘code’: &lt;number&gt;, ‘value’: ‘&lt;description&gt;’, ‘args’: [ ‘&lt;value&gt;’, … ] },</text:span></text:p><text:p text:style-name="P65"><text:span text:style-name="T13"><text:s text:c="2"/>‘</text:span><text:span text:style-name="T14">version</text:span><text:span text:style-name="T13">’ : ‘&lt;version string&gt;’ <text:s/>}</text:span></text:p><text:p><text:span text:style-name="T2"/></text:p></draw:rect>Text <text:sequence text:ref-name="refText0" text:name="Text" text:formula="ooow:Text+1" style:num-format="1">1</text:sequence>: ESP Structure</text:p></draw:text-box></draw:frame><text:span text:style-name="Default_20_Paragraph_20_Font"><text:span text:style-name="T3"/></text:span></text:p>
      <text:p text:style-name="Text_20_body">The return codes are based on <text:a xlink:type="simple" xlink:href="https://de.wikipedia.org/wiki/HTTP-Statuscode" office:target-frame-name="_top" xlink:show="replace" text:style-name="Internet_20_link" text:visited-style-name="Visited_20_Internet_20_Link"><text:span text:style-name="Hyperlink">https://de.wikipedia.org/wiki/HTTP-Statuscode</text:span></text:a>.</text:p>
      <text:p text:style-name="Text_20_body">Beside the data, the protocol defines activities for the partner to execute (callback) and defines regions in the JSON structure to place the results into (update). It returns always a status code, a description value and an optional list of values for output.</text:p>
      <text:p text:style-name="Text_20_body">An ESP package could visit several services in one roundtrip, allowing to keep track on each station. Each service would fetch the relevant information and add data to the structure. </text:p>
      <text:p text:style-name="Text_20_body">Central issues was </text:p>
      <text:list xml:id="list7662689762926478212" text:style-name="L1">
        <text:list-item>
          <text:p text:style-name="P50">Mass data awareness. There are methods for selecting virtual data slices and for scrolling and block navigation on huge data sets.</text:p>
        </text:list-item>
        <text:list-item>
          <text:p text:style-name="P50">Speed in execution. Using WEB-sockets allows flicker free and high speed transfer of updates to an existing page.</text:p>
        </text:list-item>
        <text:list-item>
          <text:p text:style-name="P50">Speed in development. Strict decoupling of user interface and application reduces the efforts in development and test.</text:p>
        </text:list-item>
        <text:list-item>
          <text:p text:style-name="P50">Reduce usage of java script for clear separation of responsibilities, better maintenance and less complexity. </text:p>
        </text:list-item>
      </text:list>
      <text:p text:style-name="Text_20_body"/>
      <text:h text:style-name="Heading_20_1" text:outline-level="1"><text:bookmark-start text:name="_Toc435796029"/><text:bookmark-start text:name="__RefHeading__3093_1503756833"/>The Agent<text:bookmark-end text:name="_Toc435796029"/><text:bookmark-end text:name="__RefHeading__3093_1503756833"/></text:h>
      <text:p text:style-name="Text_20_body">The agent has two main tasks:</text:p>
      <text:list xml:id="list7230809863879915134" text:style-name="L2">
        <text:list-item>
          <text:p text:style-name="P51">Session management</text:p>
        </text:list-item>
        <text:list-item>
          <text:p text:style-name="P51">Connecting back-end data selection to the user interface and rendering</text:p>
        </text:list-item>
      </text:list>
      <text:p text:style-name="Text_20_body">The ESP project implements a HTTP server with an agent to analyze and compile HTML5 pages. A session is established in two steps. First locate the project opening a ESP-HTML via HTTP and then starting a session continuing with web-socket protocol.</text:p>
      <text:p text:style-name="Text_20_body"/>
      <text:p text:style-name="Text_20_body"><text:span text:style-name="Default_20_Paragraph_20_Font"><text:span text:style-name="T3"/></text:span></text:p>
      <text:p text:style-name="Text_20_body"/>
      <text:p text:style-name="Text_20_body"/>
      <text:p text:style-name="Text_20_body"/>
      <text:p text:style-name="Text_20_body"><draw:frame draw:style-name="fr2" draw:name="Rahmen1" text:anchor-type="paragraph" svg:x="0.22cm" svg:y="0.75cm" svg:width="16.272cm" draw:z-index="0"><draw:text-box fo:min-height="10.391cm"><text:p text:style-name="Frame_20_contents"><draw:rect text:anchor-type="paragraph" draw:z-index="3" draw:style-name="gr2" draw:text-style-name="P62" svg:width="2.195cm" svg:height="0.999cm" svg:x="3.115cm" svg:y="0.702cm"><text:p text:style-name="P62">HTTP-Server</text:p></draw:rect><draw:rect text:anchor-type="paragraph" draw:z-index="7" draw:style-name="gr2" draw:text-style-name="P62" svg:width="1.997cm" svg:height="0.999cm" svg:x="0.619cm" svg:y="0.702cm"><text:p text:style-name="P62">Browser</text:p></draw:rect><draw:line text:anchor-type="paragraph" draw:z-index="9" draw:style-name="gr3" draw:text-style-name="P62" svg:x1="3.985cm" svg:y1="1.801cm" svg:x2="3.985cm" svg:y2="4.196cm"><text:p/></draw:line><draw:line text:anchor-type="paragraph" draw:z-index="13" draw:style-name="gr5" draw:text-style-name="P62" svg:x1="3.985cm" svg:y1="3.448cm" svg:x2="1.489cm" svg:y2="3.448cm"><text:p/></draw:line><draw:frame text:anchor-type="paragraph" draw:z-index="14" draw:style-name="gr6" draw:text-style-name="P64" svg:width="1.498cm" svg:height="0.867cm" svg:x="1.739cm" svg:y="2.051cm"><draw:text-box><text:p><text:span text:style-name="T12">HTTP Request</text:span></text:p></draw:text-box></draw:frame><draw:line text:anchor-type="paragraph" draw:z-index="16" draw:style-name="gr5" draw:text-style-name="P62" svg:x1="11.601cm" svg:y1="3.448cm" svg:x2="3.985cm" svg:y2="3.448cm"><text:p/></draw:line><draw:line text:anchor-type="paragraph" draw:z-index="10" draw:style-name="gr4" draw:text-style-name="P62" svg:x1="11.102cm" svg:y1="4.196cm" svg:x2="11.102cm" svg:y2="1.801cm"><text:p/></draw:line><draw:line text:anchor-type="paragraph" draw:z-index="17" draw:style-name="gr8" draw:text-style-name="P62" svg:x1="1.489cm" svg:y1="4.946cm" svg:x2="8.107cm" svg:y2="4.946cm"><text:p/></draw:line><draw:frame text:anchor-type="paragraph" draw:z-index="18" draw:style-name="gr9" draw:text-style-name="P64" svg:width="1.997cm" svg:height="0.999cm" svg:x="2.117cm" svg:y="4.447cm"><draw:text-box><text:p><text:span text:style-name="T12">WEB socket Request</text:span></text:p></draw:text-box></draw:frame><draw:line text:anchor-type="paragraph" draw:z-index="19" draw:style-name="gr5" draw:text-style-name="P62" svg:x1="8.107cm" svg:y1="4.946cm" svg:x2="11.102cm" svg:y2="4.946cm"><text:p/></draw:line><draw:frame text:anchor-type="paragraph" draw:z-index="20" draw:style-name="gr10" draw:text-style-name="P64" svg:width="1.498cm" svg:height="1.116cm" svg:x="8.606cm" svg:y="4.447cm"><draw:text-box><text:p><text:span text:style-name="T12">Create session</text:span></text:p></draw:text-box></draw:frame><draw:line text:anchor-type="paragraph" draw:z-index="8" draw:style-name="gr3" draw:text-style-name="P62" svg:x1="1.367cm" svg:y1="1.801cm" svg:x2="1.367cm" svg:y2="7.941cm"><text:p/></draw:line><draw:line text:anchor-type="paragraph" draw:z-index="21" draw:style-name="gr4" draw:text-style-name="P62" svg:x1="11.102cm" svg:y1="4.447cm" svg:x2="11.102cm" svg:y2="7.691cm"><text:p/></draw:line><draw:line text:anchor-type="paragraph" draw:z-index="22" draw:style-name="gr4" draw:text-style-name="P62" svg:x1="8.107cm" svg:y1="4.447cm" svg:x2="8.107cm" svg:y2="7.691cm"><text:p/></draw:line><draw:line text:anchor-type="paragraph" draw:z-index="23" draw:style-name="gr3" draw:text-style-name="P62" svg:x1="14.596cm" svg:y1="1.7cm" svg:x2="14.596cm" svg:y2="7.69cm"><text:p/></draw:line><draw:line text:anchor-type="paragraph" draw:z-index="24" draw:style-name="gr11" draw:text-style-name="P62" svg:x1="11.102cm" svg:y1="4.946cm" svg:x2="14.596cm" svg:y2="4.946cm"><text:p/></draw:line><draw:frame text:anchor-type="paragraph" draw:z-index="25" draw:style-name="gr12" draw:text-style-name="P64" svg:width="1.997cm" svg:height="0.683cm" svg:x="11.601cm" svg:y="4.512cm"><draw:text-box><text:p><text:span text:style-name="T12">Constructor</text:span></text:p></draw:text-box></draw:frame><draw:line text:anchor-type="paragraph" draw:z-index="26" draw:style-name="gr8" draw:text-style-name="P62" svg:x1="1.489cm" svg:y1="5.944cm" svg:x2="8.107cm" svg:y2="5.944cm"><text:p/></draw:line><draw:frame text:anchor-type="paragraph" draw:z-index="27" draw:style-name="gr9" draw:text-style-name="P64" svg:width="1.997cm" svg:height="0.999cm" svg:x="2.117cm" svg:y="5.445cm"><draw:text-box><text:p><text:span text:style-name="T12">Callback</text:span></text:p><text:p><text:span text:style-name="T12">Update</text:span></text:p></draw:text-box></draw:frame><draw:line text:anchor-type="paragraph" draw:z-index="28" draw:style-name="gr8" draw:text-style-name="P62" svg:x1="8.107cm" svg:y1="5.944cm" svg:x2="11.102cm" svg:y2="5.944cm"><text:p/></draw:line><draw:frame text:anchor-type="paragraph" draw:z-index="29" draw:style-name="gr9" draw:text-style-name="P64" svg:width="1.997cm" svg:height="0.999cm" svg:x="8.356cm" svg:y="5.445cm"><draw:text-box><text:p><text:span text:style-name="T12">Callback</text:span></text:p><text:p><text:span text:style-name="T12">Update</text:span></text:p></draw:text-box></draw:frame><draw:line text:anchor-type="paragraph" draw:z-index="30" draw:style-name="gr8" draw:text-style-name="P62" svg:x1="11.102cm" svg:y1="5.944cm" svg:x2="14.596cm" svg:y2="5.944cm"><text:p/></draw:line><draw:frame text:anchor-type="paragraph" draw:z-index="31" draw:style-name="gr12" draw:text-style-name="P64" svg:width="1.997cm" svg:height="0.683cm" svg:x="11.601cm" svg:y="5.51cm"><draw:text-box><text:p><text:span text:style-name="T12">Callback</text:span></text:p></draw:text-box></draw:frame><draw:line text:anchor-type="paragraph" draw:z-index="32" draw:style-name="gr3" draw:text-style-name="P62" svg:x1="11.102cm" svg:y1="6.443cm" svg:x2="12.6cm" svg:y2="6.443cm"><text:p/></draw:line><draw:line text:anchor-type="paragraph" draw:z-index="33" draw:style-name="gr13" draw:text-style-name="P62" svg:x1="11.102cm" svg:y1="7.442cm" svg:x2="12.6cm" svg:y2="7.442cm"><text:p/></draw:line><draw:frame text:anchor-type="paragraph" draw:z-index="34" draw:style-name="gr14" draw:text-style-name="P64" svg:width="1.25cm" svg:height="0.5cm" svg:x="11.351cm" svg:y="6.692cm"><draw:text-box><text:p><text:span text:style-name="T12">Render</text:span></text:p></draw:text-box></draw:frame><draw:line text:anchor-type="paragraph" draw:z-index="36" draw:style-name="gr13" draw:text-style-name="P62" svg:x1="11.102cm" svg:y1="3.448cm" svg:x2="13.598cm" svg:y2="3.448cm"><text:p/></draw:line><draw:frame text:anchor-type="paragraph" draw:z-index="37" draw:style-name="gr6" draw:text-style-name="P64" svg:width="1.997cm" svg:height="0.867cm" svg:x="11.85cm" svg:y="2.45cm"><draw:text-box><text:p><text:span text:style-name="T12">Inject </text:span><text:span text:style-name="T12"><text:line-break/></text:span><text:span text:style-name="T12">WEB-socket</text:span></text:p></draw:text-box></draw:frame><draw:line text:anchor-type="paragraph" draw:z-index="38" draw:style-name="gr15" draw:text-style-name="P62" svg:x1="12.599cm" svg:y1="6.943cm" svg:x2="14.596cm" svg:y2="6.943cm"><text:p/></draw:line><draw:frame text:anchor-type="paragraph" draw:z-index="39" draw:style-name="gr12" draw:text-style-name="P64" svg:width="1.248cm" svg:height="0.683cm" svg:x="13.099cm" svg:y="6.443cm"><draw:text-box><text:p><text:span text:style-name="T12">assign</text:span></text:p></draw:text-box></draw:frame><draw:line text:anchor-type="paragraph" draw:z-index="40" draw:style-name="gr16" draw:text-style-name="P62" svg:x1="11.102cm" svg:y1="7.442cm" svg:x2="8.107cm" svg:y2="7.442cm"><text:p/></draw:line><draw:line text:anchor-type="paragraph" draw:z-index="41" draw:style-name="gr16" draw:text-style-name="P62" svg:x1="8.107cm" svg:y1="7.442cm" svg:x2="1.367cm" svg:y2="7.442cm"><text:p/></draw:line><draw:line text:anchor-type="paragraph" draw:z-index="42" draw:style-name="gr3" draw:text-style-name="P62" svg:x1="12.599cm" svg:y1="6.443cm" svg:x2="12.599cm" svg:y2="7.441cm"><text:p/></draw:line><draw:line text:anchor-type="paragraph" draw:z-index="43" draw:style-name="gr3" draw:text-style-name="P62" svg:x1="13.598cm" svg:y1="2.45cm" svg:x2="13.598cm" svg:y2="3.448cm"><text:p/></draw:line><draw:frame draw:style-name="fr3" draw:name="Frame1" text:anchor-type="paragraph" svg:x="0.034cm" svg:y="0cm" svg:width="15.76cm" draw:z-index="1"><draw:text-box fo:min-height="9.273cm"><text:p text:style-name="Drawing"><draw:rect text:anchor-type="paragraph" draw:z-index="2" draw:style-name="gr1" draw:text-style-name="P62" svg:width="15.724cm" svg:height="9.236cm" svg:x="0.018cm" svg:y="0cm"><text:p/></draw:rect><draw:line text:anchor-type="paragraph" draw:z-index="62" draw:style-name="gr25" draw:text-style-name="P63" svg:x1="8.073cm" svg:y1="1.696cm" svg:x2="8.073cm" svg:y2="4.191cm"><text:p/></draw:line>Drawing <text:sequence text:ref-name="refDrawing0" text:name="Drawing" text:formula="ooow:Drawing+1" style:num-format="1">1</text:sequence>: Time Flow</text:p></draw:text-box></draw:frame></text:p><text:p text:style-name="Illustration"><draw:rect text:anchor-type="paragraph" draw:z-index="5" draw:style-name="gr2" draw:text-style-name="P62" svg:width="2.186cm" svg:height="0.999cm" svg:x="7.133cm" svg:y="0.004cm"><text:p text:style-name="P62">WEB-socket</text:p></draw:rect><draw:rect text:anchor-type="paragraph" draw:z-index="4" draw:style-name="gr2" draw:text-style-name="P62" svg:width="2.299cm" svg:height="0.999cm" svg:x="10.077cm" svg:y="0.004cm"><text:p text:style-name="P62">Agent</text:p></draw:rect><draw:rect text:anchor-type="paragraph" draw:z-index="6" draw:style-name="gr2" draw:text-style-name="P63" svg:width="2.322cm" svg:height="0.999cm" svg:x="13.187cm" svg:y="0.004cm"><text:p text:style-name="P62"><text:span text:style-name="T11">Application</text:span></text:p></draw:rect><draw:line text:anchor-type="paragraph" draw:z-index="12" draw:style-name="gr5" draw:text-style-name="P62" svg:x1="3.985cm" svg:y1="1.752cm" svg:x2="11.097cm" svg:y2="1.752cm"><text:p/></draw:line><draw:line text:anchor-type="paragraph" draw:z-index="11" draw:style-name="gr5" draw:text-style-name="P63" svg:x1="1.367cm" svg:y1="1.752cm" svg:x2="3.985cm" svg:y2="1.752cm"><text:p/></draw:line><draw:frame text:anchor-type="paragraph" draw:z-index="15" draw:style-name="gr7" draw:text-style-name="P64" svg:width="1.498cm" svg:height="0.6cm" svg:x="4.235cm" svg:y="1.252cm"><draw:text-box><text:p><text:span text:style-name="T12">Request</text:span></text:p></draw:text-box></draw:frame><draw:line text:anchor-type="paragraph" draw:z-index="35" draw:style-name="gr3" draw:text-style-name="P62" svg:x1="11.102cm" svg:y1="1.752cm" svg:x2="13.598cm" svg:y2="1.752cm"><text:p/></draw:line></text:p></draw:text-box></draw:frame><text:soft-page-break/></text:p>
      <text:p text:style-name="Illustration"/>
      <text:p text:style-name="Text_20_body">The agent session object is connected to the web socket session. If the user closes the browser, the web-socket server would send a shutdown request to the agent.</text:p>
      <text:p text:style-name="Text_20_body">If a browser has a session, which remained after a network outage or a reset of the ESP server, the agent would be able to restore this session.</text:p>
      <text:p text:style-name="Text_20_body">In a ESP-HTML page the agent extracts HTML-tags with the following attributes</text:p>
      <text:list xml:id="list7506618530959210739" text:style-name="L3">
        <text:list-item>
          <text:p text:style-name="P52">data-eezz-action: Executes agent methods, like assigning elements or dictionary access.</text:p>
        </text:list-item>
        <text:list-item>
          <text:p text:style-name="P52">data-eezz-event: Point the ESP protocol elements, which are used for data exchange. </text:p>
        </text:list-item>
        <text:list-item>
          <text:p text:style-name="P52">data-eezz-template: Tells the agent what and how to display variable elements.</text:p>
        </text:list-item>
      </text:list>
      <text:p text:style-name="Text_20_body"/>
      <text:p text:style-name="Text_20_body">The data-eezz-event point the ESP protocol elements, which are used for data exchange. The data-eezz-action calls the agent assign objects as elements, which could be used in this events. The assign has two formats, a constructor and a method call. The third entry shows a build in function to get and place the websocket protocol as java script into the page:</text:p>
      <text:p text:style-name="Text_20_body"><draw:frame draw:style-name="fr1" draw:name="Frame3" text:anchor-type="paragraph" svg:x="0.155cm" svg:y="0.346cm" svg:width="16.725cm" draw:z-index="48"><draw:text-box fo:min-height="2.131cm"><text:p text:style-name="Text"><draw:rect text:anchor-type="paragraph" draw:z-index="49" draw:style-name="gr19" draw:text-style-name="P67" svg:width="16.724cm" svg:height="1.747cm" svg:x="0cm" svg:y="0cm"><text:p text:style-name="P65"><text:span text:style-name="T15"><text:s/></text:span><text:span text:style-name="T15">{‘eezzAgent.assign’ :‘&lt;path-to-application&gt;/&lt;class-name&gt;’ : { ‘&lt;parameter-name&gt;’:’&lt;value&gt;’, … }}</text:span></text:p><text:p text:style-name="P65"><text:span text:style-name="T15"><text:s/></text:span><text:span text:style-name="T15">{‘eezzAgent.assign’ :‘&lt;application-name.method&gt;’ : { ‘&lt;parameter-name&gt;’:’&lt;value&gt;’, … }}</text:span></text:p><text:p text:style-name="P65"><text:span text:style-name="T15"><text:s/></text:span><text:span text:style-name="T15">{‘eezzAgent.assign’ : 'eezzAgent.get_websocket':{}}</text:span></text:p></draw:rect>Text <text:sequence text:ref-name="refText1" text:name="Text" text:formula="ooow:Text+1" style:num-format="1">1</text:sequence>: Assign Structure</text:p></draw:text-box></draw:frame><text:span text:style-name="Default_20_Paragraph_20_Font"><text:span text:style-name="T3"/></text:span></text:p>
      <text:p text:style-name="Text_20_body">The first is used to load a module and call a constructor, the second to access the result of a request. The parameter in assignment could be used for initial access or to recover a session.</text:p>
      <text:p text:style-name="Text_20_body">The event and the assign statement are equivalent to a SQL select and fetch statement respectively. Each application is first called with the constructor statement to load the module and initialize the <text:soft-page-break/>application. Subsequently the application is called the event callback method and has to provide the result in a call of the assign method. The environment expects an object of type TTable as return object.</text:p>
      <text:p text:style-name="Text_20_body">The ESP agent uses the HTML page to extract templates. It fills the data given in a TTable object into these fragments and returns the result to the browser, which replaces or inserts the calculated data into the right place. The callbacks do_select and do_sort are automatically generated for rows and columns in a table respectively, if not superseded by user defined callback. The user could overwrite these methods to define own activities.</text:p>
      <text:p text:style-name="Text_20_body">Any application could implement a service to push data to the front end. To do so the application places an update request to the blackboard and the agent would pick that up. This way it’s possible to implement a huge set of services without disturbing the agent. At a certain point in time the agent collects all update requests to execute them in one single step, minimizing access to network.</text:p>
      <text:p text:style-name="Text_20_body"><text:bookmark-start text:name="_Toc435695595"/></text:p>
      <text:h text:style-name="Heading_20_1" text:outline-level="1"><text:bookmark-start text:name="__RefHeading__1622_448151746"/>Mass Data Access<text:bookmark-end text:name="__RefHeading__1622_448151746"/></text:h>
      <text:p text:style-name="Text_20_body">The TTable <text:s/>and TDBTable(TTable) are designed to handle bug data sets for output. <text:s/>The table defines a scroll threshold, which automatically switches to a block navigation on overflow.</text:p>
      <text:p text:style-name="Text_20_body">The TDBTable works analog with database tables and calculates the desired number of result records for each navigation step. </text:p>
      <text:p text:style-name="Text_20_body"/>
      <text:h text:style-name="Heading_20_1" text:outline-level="1"><text:bookmark-start text:name="_Toc435796030"/><text:bookmark-start text:name="__RefHeading__3095_1503756833"/>General Setup<text:bookmark-end text:name="__RefHeading__856_1067411107"/><text:bookmark-end text:name="_Toc410225155"/><text:bookmark-end text:name="_Toc435695595"/><text:bookmark-end text:name="_Toc435796030"/><text:bookmark-end text:name="__RefHeading__3095_1503756833"/></text:h>
      <text:p text:style-name="BodyCopy">ESP (EasyServerPages) is based on HTML-5. On the server you would see the following hierarchy after setup:</text:p>
      <text:p text:style-name="BodyCopy"><draw:frame draw:style-name="fr1" draw:name="Rahmen2" text:anchor-type="paragraph" svg:x="1.016cm" svg:y="0.332cm" svg:width="14.728cm" draw:z-index="44"><draw:text-box fo:min-height="7.802cm"><text:p text:style-name="P38"><draw:rect text:anchor-type="paragraph" draw:z-index="45" draw:style-name="gr17" draw:text-style-name="P62" svg:width="14.727cm" svg:height="8.049cm" svg:x="0cm" svg:y="0cm"><text:p/></draw:rect><draw:frame text:anchor-type="paragraph" draw:z-index="58" draw:style-name="gr6" svg:width="5.492cm" svg:height="0.867cm" svg:x="6.627cm" svg:y="1.81cm"><draw:text-box><text:p>Application repository:<text:line-break/>EezzServer/eezz/...</text:p></draw:text-box></draw:frame><draw:frame text:anchor-type="paragraph" draw:z-index="59" draw:style-name="gr9" svg:width="4.245cm" svg:height="0.999cm" svg:x="6.465cm" svg:y="3.556cm"><draw:text-box><text:p>Resources for the server like HTML pages and pictures</text:p></draw:text-box></draw:frame><draw:frame text:anchor-type="paragraph" draw:z-index="60" draw:style-name="gr23" svg:width="5.492cm" svg:height="0.749cm" svg:x="6.465cm" svg:y="5.054cm"><draw:text-box><text:p>Database files</text:p></draw:text-box></draw:frame><draw:frame text:anchor-type="paragraph" draw:z-index="61" draw:style-name="gr24" svg:width="3.994cm" svg:height="1.299cm" svg:x="6.465cm" svg:y="6.251cm"><draw:text-box><text:p>Resources for agent like WEB socket implementation </text:p></draw:text-box></draw:frame><draw:custom-shape text:anchor-type="paragraph" draw:z-index="69" draw:style-name="gr28" draw:text-style-name="P62" svg:width="1.997cm" svg:height="1.749cm" svg:x="1.222cm" svg:y="0.561cm"><text:p text:style-name="P62"><text:span text:style-name="T25">webroot</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70" draw:style-name="gr28" draw:text-style-name="P62" svg:width="2.251cm" svg:height="1.251cm" svg:x="3.718cm" svg:y="1.806cm"><text:p text:style-name="P62"><text:s/>applications</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71" draw:style-name="gr28" draw:text-style-name="P62" svg:width="2.251cm" svg:height="1.248cm" svg:x="3.718cm" svg:y="3.307cm"><text:p text:style-name="P62"><text:s/>public</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72" draw:style-name="gr28" svg:width="2.248cm" svg:height="1.248cm" svg:x="3.718cm" svg:y="4.805cm"><text:p text:style-name="P62">database</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73" draw:style-name="gr28" draw:text-style-name="P62" svg:width="2.248cm" svg:height="1.248cm" svg:x="3.718cm" svg:y="6.302cm"><text:p text:style-name="P62">resources</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paragraph" draw:z-index="74" draw:style-name="gr3" draw:text-style-name="P62" svg:x1="2.221cm" svg:y1="2.309cm" svg:x2="2.221cm" svg:y2="7.05cm"><text:p/></draw:line><draw:line text:anchor-type="paragraph" draw:z-index="75" draw:style-name="gr3" draw:text-style-name="P62" svg:x1="2.221cm" svg:y1="2.558cm" svg:x2="3.47cm" svg:y2="2.558cm"><text:p/></draw:line><draw:line text:anchor-type="paragraph" draw:z-index="76" draw:style-name="gr3" draw:text-style-name="P62" svg:x1="2.221cm" svg:y1="4.055cm" svg:x2="3.47cm" svg:y2="4.055cm"><text:p/></draw:line><draw:line text:anchor-type="paragraph" draw:z-index="77" draw:style-name="gr3" draw:text-style-name="P62" svg:x1="2.221cm" svg:y1="5.553cm" svg:x2="3.47cm" svg:y2="5.553cm"><text:p/></draw:line><draw:line text:anchor-type="paragraph" draw:z-index="78" draw:style-name="gr3" draw:text-style-name="P62" svg:x1="2.221cm" svg:y1="7.05cm" svg:x2="3.47cm" svg:y2="7.05cm"><text:p/></draw:line></text:p><text:p text:style-name="Drawing">Drawing <text:sequence text:ref-name="refDrawing1" text:name="Drawing" text:formula="ooow:Drawing+1" style:num-format="1">2</text:sequence>: Structure on Disk</text:p></draw:text-box></draw:frame></text:p>
      <text:p text:style-name="P41"/>
      <text:p text:style-name="BodyCopy"><text:span text:style-name="Default_20_Paragraph_20_Font"><text:span text:style-name="T4"/></text:span></text:p>
      <text:section text:style-name="Sect2" text:name="Sect3">
        <text:p text:style-name="Standard"/>
        <text:p text:style-name="Standard"><text:soft-page-break/>To start the service, you would need to install python3.3 <text:a xlink:type="simple" xlink:href="https://www.python.org/downloads" office:target-frame-name="_top" xlink:show="replace" text:style-name="Internet_20_link" text:visited-style-name="Visited_20_Internet_20_Link">https://www.python.org/downloads</text:a> and launch the following command</text:p>
        <text:p text:style-name="Standard"><draw:frame draw:style-name="fr1" draw:name="Frame4" text:anchor-type="paragraph" svg:x="0.155cm" svg:y="0.529cm" svg:width="16.51cm" draw:z-index="50"><draw:text-box fo:min-height="2.034cm"><text:p text:style-name="Text"><draw:rect text:anchor-type="paragraph" draw:z-index="51" draw:style-name="gr18" draw:text-style-name="P69" svg:width="16.474cm" svg:height="1.997cm" svg:x="0.018cm" svg:y="0cm"><text:p text:style-name="P68"><text:span text:style-name="T16">&gt; set PYTHONPATH=&lt;path to webroot/applications/EasyServer/eezz&gt;</text:span></text:p><text:p text:style-name="P68"><text:span text:style-name="T16">&gt; cd &lt;path webroot/applications/EasyServer/eezz</text:span></text:p><text:p text:style-name="P68"><text:span text:style-name="T16">&gt; python33 server.py –webroot &lt;path to webroot&gt; -port 8000</text:span></text:p></draw:rect>Text <text:sequence text:ref-name="refText2" text:name="Text" text:formula="ooow:Text+1" style:num-format="1">1</text:sequence>: Starting the Server</text:p></draw:text-box></draw:frame></text:p>
        <text:p text:style-name="Standard"/>
        <text:p text:style-name="Standard"/>
        <text:p text:style-name="Standard">The directory structure contains the following:</text:p>
        <text:list xml:id="list1599968723222606654" text:style-name="WWNum16">
          <text:list-item>
            <text:p text:style-name="P53">The directory “public” contains the HTML files, available for the browser.</text:p>
          </text:list-item>
          <text:list-item>
            <text:p text:style-name="P53">The directory “resources” contains the translation and the java script for webscokets.</text:p>
          </text:list-item>
          <text:list-item>
            <text:p text:style-name="P53">The directory “database” contains sqlite3 database files</text:p>
          </text:list-item>
          <text:list-item>
            <text:p text:style-name="P53">The directory “applications” contains the server and user applications</text:p>
          </text:list-item>
        </text:list>
        <text:p text:style-name="Standard"/>
        <text:p text:style-name="Standard"/>
        <text:p text:style-name="Standard">You could start design a page without any Java-Script or any function logic, by using the following additional attributes keeping the usual HTML-5 layout:</text:p>
        <text:p text:style-name="Standard"/>
        <table:table table:name="Tabelle2" table:style-name="Tabelle2">
          <table:table-column table:style-name="Tabelle2.A"/>
          <table:table-column table:style-name="Tabelle2.B"/>
          <table:table-row table:style-name="Tabelle2.1">
            <table:table-cell table:style-name="Tabelle2.A1" office:value-type="string">
              <text:p text:style-name="P8">ESP custom attribute</text:p>
            </table:table-cell>
            <table:table-cell table:style-name="Tabelle2.B1" office:value-type="string">
              <text:p text:style-name="P8">Description</text:p>
            </table:table-cell>
          </table:table-row>
          <table:table-row table:style-name="Tabelle2.2">
            <table:table-cell table:style-name="Tabelle2.A2" office:value-type="string">
              <text:p text:style-name="P14">data-eezz-action</text:p>
            </table:table-cell>
            <table:table-cell table:style-name="Tabelle2.B2" office:value-type="string">
              <text:p text:style-name="Table_20_Contents">Defines actions on document load</text:p>
            </table:table-cell>
          </table:table-row>
          <table:table-row table:style-name="Tabelle2.3">
            <table:table-cell table:style-name="Tabelle2.A3" office:value-type="string">
              <text:p text:style-name="Table_20_Contents">data-eezz-event</text:p>
            </table:table-cell>
            <table:table-cell table:style-name="Tabelle2.B3" office:value-type="string">
              <text:p text:style-name="Table_20_Contents">Defines actions on mouse and keyboard events</text:p>
            </table:table-cell>
          </table:table-row>
          <table:table-row table:style-name="Tabelle2.4">
            <table:table-cell table:style-name="Tabelle2.A4" office:value-type="string">
              <text:p text:style-name="Table_20_Contents">data-eezz-template</text:p>
            </table:table-cell>
            <table:table-cell table:style-name="Tabelle2.B4" office:value-type="string">
              <text:p text:style-name="Table_20_Contents">Defines layout for generated elements</text:p>
            </table:table-cell>
          </table:table-row>
          <table:table-row table:style-name="Tabelle2.5">
            <table:table-cell table:style-name="Tabelle2.A3" office:value-type="string">
              <text:p text:style-name="P9"/>
            </table:table-cell>
            <table:table-cell table:style-name="Tabelle2.B3" office:value-type="string">
              <text:p text:style-name="P11"/>
            </table:table-cell>
          </table:table-row>
        </table:table>
        <text:p text:style-name="Table">Table <text:sequence text:ref-name="refTable0" text:name="Table" text:formula="ooow:Table+1" style:num-format="1">1</text:sequence>: Custom HTML Attributes</text:p>
        <text:p text:style-name="BodyCopy"/>
        <text:p text:style-name="BodyCopy"/>
        <text:p text:style-name="BodyCopy"/>
        <text:p text:style-name="BodyCopy">ESP exports the following data types, which could be implemented in the application and being referenced by the user interface:</text:p>
        <text:p text:style-name="BodyCopy"/>
        <table:table table:name="Tabelle3" table:style-name="Tabelle3">
          <table:table-column table:style-name="Tabelle3.A"/>
          <table:table-column table:style-name="Tabelle3.B"/>
          <table:table-row table:style-name="Tabelle3.1">
            <table:table-cell table:style-name="Tabelle3.A1" office:value-type="string">
              <text:p text:style-name="Table_5f_Headline">Exported Data Types</text:p>
            </table:table-cell>
            <table:table-cell table:style-name="Tabelle3.B1" office:value-type="string">
              <text:p text:style-name="Table_5f_Headline">Description</text:p>
            </table:table-cell>
          </table:table-row>
          <table:table-row table:style-name="Tabelle3.2">
            <table:table-cell table:style-name="Tabelle3.A2" office:value-type="string">
              <text:p text:style-name="P14">TTable</text:p>
            </table:table-cell>
            <table:table-cell table:style-name="Tabelle3.B2" office:value-type="string">
              <text:p text:style-name="Table_20_Contents">Used for data exchange of customized tables</text:p>
            </table:table-cell>
          </table:table-row>
          <table:table-row table:style-name="Tabelle3.3">
            <table:table-cell table:style-name="Tabelle3.A3" office:value-type="string">
              <text:p text:style-name="Table_20_Contents">TDbTable</text:p>
            </table:table-cell>
            <table:table-cell table:style-name="Tabelle3.B3" office:value-type="string">
              <text:p text:style-name="Table_20_Contents">Used for data exchange of database tables</text:p>
            </table:table-cell>
          </table:table-row>
          <table:table-row table:style-name="Tabelle3.4">
            <table:table-cell table:style-name="Tabelle3.A4" office:value-type="string">
              <text:p text:style-name="Table_20_Contents">TCell</text:p>
            </table:table-cell>
            <table:table-cell table:style-name="Tabelle3.B4" office:value-type="string">
              <text:p text:style-name="Table_20_Contents">Used to customize type of a table cell or row</text:p>
            </table:table-cell>
          </table:table-row>
          <table:table-row table:style-name="Tabelle3.5">
            <table:table-cell table:style-name="Tabelle3.A3" office:value-type="string">
              <text:p text:style-name="Table_20_Contents">TBlackBoard</text:p>
            </table:table-cell>
            <table:table-cell table:style-name="Tabelle3.B3" office:value-type="string">
              <text:p text:style-name="Table_20_Contents">Used to organize for data exchange for async calls and services</text:p>
            </table:table-cell>
          </table:table-row>
        </table:table>
        <text:p text:style-name="Table">Table <text:sequence text:ref-name="refTable1" text:name="Table" text:formula="ooow:Table+1" style:num-format="1">2</text:sequence>: Data Types</text:p>
        <text:p text:style-name="P42"/>
        <text:p text:style-name="BodyCopy"/>
        <text:h text:style-name="Heading_20_1" text:outline-level="1"/>
        <text:h text:style-name="P55" text:outline-level="1"><text:bookmark-start text:name="_Toc435796035"/><text:bookmark-start text:name="_Toc435695600"/><text:bookmark-start text:name="__RefHeading__1834_278168070"/>Translation<text:bookmark-end text:name="_Toc435796035"/><text:bookmark-end text:name="_Toc435695600"/><text:bookmark-end text:name="__RefHeading__1834_278168070"/></text:h>
        <text:p text:style-name="Text_20_body">The translation module of python compiles the HTML page to generate a file &lt;page-name&gt;.po. This file could be translated to a &lt;page-name&gt;.mo and deployed into the branch locales.</text:p>
        <text:p text:style-name="Text_20_body">Text elements are marked using the following syntax:</text:p>
        <text:p text:style-name="Text_20_body"><draw:frame draw:style-name="fr1" draw:name="Frame9" text:anchor-type="paragraph" svg:x="0.155cm" svg:y="0.319cm" svg:width="16.475cm" draw:z-index="65"><draw:text-box fo:min-height="1cm"><text:p text:style-name="Text"><draw:frame text:anchor-type="paragraph" draw:z-index="66" draw:style-name="gr22" svg:width="16.474cm" svg:height="0.999cm" svg:x="0cm" svg:y="0cm"><draw:text-box><text:p><text:span text:style-name="T11"><text:s text:c="2"/></text:span><text:span text:style-name="T23"><text:s text:c="2"/></text:span><text:span text:style-name="T13">&lt;tag&gt;_( “ &lt;text to translate&gt; “ )&lt;/tag&gt;</text:span></text:p></draw:text-box></draw:frame>Text <text:sequence text:ref-name="refText3" text:name="Text" text:formula="ooow:Text+1" style:num-format="1">1</text:sequence>: Mark elements for translation</text:p></draw:text-box></draw:frame></text:p>
        <text:p text:style-name="BodyCopy">Extract the test using gettext would create a &lt;messages&gt;.pot file, which could be translated manually to a &lt;messages&gt;.po file for each language. Such a file has to be compiled using msgfmt to a machine readable format &lt;messages&gt;.mo </text:p>
        <text:p text:style-name="BodyCopy"/>
        <text:p text:style-name="BodyCopy"><draw:frame draw:style-name="fr3" draw:name="Frame8" text:anchor-type="paragraph" svg:x="0.155cm" svg:y="0.194cm" svg:width="16.475cm" draw:z-index="63"><draw:text-box fo:min-height="1.251cm"><text:p text:style-name="Text"><draw:frame text:anchor-type="paragraph" draw:z-index="64" draw:style-name="gr26" svg:width="16.474cm" svg:height="1.25cm" svg:x="0cm" svg:y="0cm"><draw:text-box><text:p text:style-name="P72"><text:span text:style-name="T16"/></text:p><text:p text:style-name="P72"><text:span text:style-name="T16">&gt; Tools\i18n\pygettext.py &lt;esp-document&gt;.html</text:span></text:p><text:p text:style-name="P72"><text:span text:style-name="T16">&gt; Tools\i18n\msgfmt.py &lt;messages&gt;.po</text:span></text:p></draw:text-box></draw:frame>Text <text:sequence text:ref-name="refText4" text:name="Text" text:formula="ooow:Text+1" style:num-format="1">2</text:sequence>: Python Translation Elements</text:p></draw:text-box></draw:frame></text:p>
        <text:p text:style-name="BodyCopy"/>
        <text:p text:style-name="BodyCopy"/>
        <text:p text:style-name="BodyCopy"><text:span text:style-name="Default_20_Paragraph_20_Font"><text:span text:style-name="T3"/></text:span></text:p>
        <text:p text:style-name="BodyCopy"/>
        <text:p text:style-name="BodyCopy">Example for a valid header of a &lt;messages&gt;.po file:</text:p>
        <text:p text:style-name="BodyCopy"><draw:frame draw:style-name="fr1" draw:name="Frame10" text:anchor-type="paragraph" svg:x="0.155cm" svg:y="0.344cm" svg:width="16.475cm" draw:z-index="67"><draw:text-box fo:min-height="3.607cm"><text:p text:style-name="Text"><draw:frame text:anchor-type="paragraph" draw:z-index="68" draw:style-name="gr27" draw:text-style-name="P73" svg:width="16.474cm" svg:height="3.629cm" svg:x="0cm" svg:y="0cm"><draw:text-box><text:p><text:span text:style-name="T13"/></text:p><text:p><text:span text:style-name="T13"><text:s/></text:span><text:span text:style-name="T13"># Translation of index.html.</text:span></text:p><text:p><text:span text:style-name="T13"><text:s/></text:span><text:span text:style-name="T13"># Copyright (C) SAP</text:span></text:p><text:p><text:span text:style-name="T24"><text:s/></text:span><text:span text:style-name="T24"># Albert Zedlizt albert.zedlitz@gmail.com, 2013.</text:span></text:p><text:p><text:span text:style-name="T13"><text:s/></text:span><text:span text:style-name="T13">#</text:span></text:p><text:p><text:span text:style-name="T13"><text:s/></text:span><text:span text:style-name="T13">msgid ""</text:span></text:p><text:p><text:span text:style-name="T13"><text:s/></text:span><text:span text:style-name="T13">msgstr ""</text:span></text:p><text:p><text:span text:style-name="T13"><text:s/></text:span><text:span text:style-name="T13">"Project-Id-Version: 1.0\n"</text:span></text:p><text:p><text:span text:style-name="T13"><text:s/></text:span><text:span text:style-name="T13">"POT-Creation-Date: 2013-11-26 17:51+W. Europe Standard Time\n"</text:span></text:p><text:p><text:span text:style-name="T2"><text:s/></text:span><text:span text:style-name="T2">"PO-Revision-Date: 2013-11-26 17:51+W. Europe Standard Time\n"</text:span></text:p></draw:text-box></draw:frame>Text <text:sequence text:ref-name="refText5" text:name="Text" text:formula="ooow:Text+1" style:num-format="1">3</text:sequence>: Header of a PO File</text:p></draw:text-box></draw:frame></text:p>
        <text:p text:style-name="BodyCopy">Special characters have to be supplied using the following syntax “#&lt;char-spec&gt;;”</text:p>
        <text:p text:style-name="BodyCopy">To run this tool the HTML has to be formatted with indent 4 like python code.</text:p>
        <text:p text:style-name="BodyCopy"/>
        <text:p text:style-name="BodyCopy"/>
        <text:h text:style-name="Heading_20_1" text:outline-level="1"><text:bookmark-start text:name="__RefHeading__1695_1728724730"/>Connectivity and Asynchronously Calls<text:bookmark-end text:name="__RefHeading__1695_1728724730"/></text:h>
        <text:p text:style-name="Text_20_body">The agent might communicate with several services. The interaction should not effect the user interface in a visible delay of response. </text:p>
        <text:p text:style-name="Text_20_body">The user should not wait for a long running process nor getting a flood of input if all services return in an asynchronously call.</text:p>
        <text:p text:style-name="Text_20_body">The TBlackBoard class is used for data exchange for services and agents. An agent registers for a certain interest. A services would write into the TBlackBoad any time without waiting and the agent could access the data any time. </text:p>
        <text:p text:style-name="Text_20_body">This way the agent could collect the data of several asynchronously calls in one single update request, minimizing the interaction to the user interface and hence network load. This concept would guarantee that services and agents are not blocking each other.</text:p>
        <text:p text:style-name="Text_20_body">Two agents could connect via TBlackBoard for interactive data exchange implementing a common chat room as interest.</text:p>
        <text:p text:style-name="Text_20_body"/>
        <text:p text:style-name="Text_20_body"><draw:frame draw:style-name="fr1" draw:name="Frame11" text:anchor-type="paragraph" svg:x="0.559cm" svg:y="0.102cm" svg:width="16.26cm" draw:z-index="79"><draw:text-box fo:min-height="5.279cm"><text:p text:style-name="Drawing"><draw:rect text:anchor-type="paragraph" draw:z-index="80" draw:style-name="gr29" draw:text-style-name="P62" svg:width="16.223cm" svg:height="5.243cm" svg:x="0.018cm" svg:y="0cm"><text:p/></draw:rect>Drawing <text:sequence text:ref-name="refDrawing2" text:name="Drawing" text:formula="ooow:Drawing+1" style:num-format="1">3</text:sequence>: Synchronize response in TBackBoard</text:p></draw:text-box></draw:frame><draw:rect text:anchor-type="paragraph" draw:z-index="81" draw:style-name="gr2" draw:text-style-name="P63" svg:width="3.029cm" svg:height="1.033cm" svg:x="1.558cm" svg:y="0.852cm"><text:p text:style-name="P62"><text:span text:style-name="T11">agent</text:span></text:p></draw:rect><draw:rect text:anchor-type="paragraph" draw:z-index="82" draw:style-name="gr2" draw:text-style-name="P62" svg:width="2.745cm" svg:height="0.999cm" svg:x="5.302cm" svg:y="0.852cm"><text:p text:style-name="P62">TBlakBoard</text:p></draw:rect><draw:rect text:anchor-type="paragraph" draw:z-index="83" draw:style-name="gr2" draw:text-style-name="P62" svg:width="2.745cm" svg:height="0.999cm" svg:x="8.797cm" svg:y="0.852cm"><text:p text:style-name="P62">Service1</text:p></draw:rect><draw:rect text:anchor-type="paragraph" draw:z-index="84" draw:style-name="gr2" draw:text-style-name="P62" svg:width="2.745cm" svg:height="0.999cm" svg:x="12.291cm" svg:y="0.852cm"><text:p text:style-name="P62">Service2</text:p></draw:rect><draw:line text:anchor-type="paragraph" draw:z-index="85" draw:style-name="gr3" draw:text-style-name="P62" svg:x1="6.8cm" svg:y1="1.85cm" svg:x2="6.8cm" svg:y2="4.595cm"><text:p/></draw:line><draw:line text:anchor-type="paragraph" draw:z-index="86" draw:style-name="gr3" draw:text-style-name="P62" svg:x1="3.055cm" svg:y1="1.849cm" svg:x2="3.055cm" svg:y2="4.595cm"><text:p/></draw:line><draw:line text:anchor-type="paragraph" draw:z-index="87" draw:style-name="gr3" draw:text-style-name="P62" svg:x1="10.044cm" svg:y1="1.85cm" svg:x2="10.044cm" svg:y2="4.595cm"><text:p/></draw:line><draw:line text:anchor-type="paragraph" draw:z-index="88" draw:style-name="gr3" draw:text-style-name="P62" svg:x1="13.538cm" svg:y1="1.85cm" svg:x2="13.538cm" svg:y2="4.595cm"><text:p/></draw:line><draw:line text:anchor-type="paragraph" draw:z-index="89" draw:style-name="gr30" draw:text-style-name="P62" svg:x1="3.055cm" svg:y1="4.346cm" svg:x2="6.549cm" svg:y2="4.346cm"><text:p/></draw:line><draw:line text:anchor-type="paragraph" draw:z-index="90" draw:style-name="gr31" draw:text-style-name="P62" svg:x1="10.044cm" svg:y1="2.849cm" svg:x2="6.8cm" svg:y2="2.849cm"><text:p/></draw:line><draw:line text:anchor-type="paragraph" draw:z-index="91" draw:style-name="gr30" draw:text-style-name="P62" svg:x1="13.538cm" svg:y1="3.597cm" svg:x2="7.049cm" svg:y2="3.597cm"><text:p/></draw:line><draw:line text:anchor-type="paragraph" draw:z-index="92" draw:style-name="gr30" draw:text-style-name="P62" svg:x1="10.044cm" svg:y1="4.096cm" svg:x2="7.049cm" svg:y2="4.096cm"><text:p/></draw:line><draw:line text:anchor-type="paragraph" draw:z-index="93" draw:style-name="gr32" draw:text-style-name="P62" svg:x1="3.055cm" svg:y1="2.35cm" svg:x2="6.549cm" svg:y2="2.35cm"><text:p text:style-name="P62">Register<text:line-break/>Interest</text:p></draw:line><draw:frame text:anchor-type="paragraph" draw:z-index="94" draw:style-name="gr6" svg:width="1.498cm" svg:height="0.867cm" svg:x="4.053cm" svg:y="3.847cm"><draw:text-box><text:p>Get/Set<text:line-break/>Interest</text:p></draw:text-box></draw:frame><draw:frame text:anchor-type="paragraph" draw:z-index="95" draw:style-name="gr6" svg:width="1.749cm" svg:height="0.867cm" svg:x="7.548cm" svg:y="2.35cm"><draw:text-box><text:p>Get/Set<text:line-break/>Interest</text:p></draw:text-box></draw:frame><text:soft-page-break/></text:p>
        <text:h text:style-name="Heading_20_1" text:outline-level="1"><text:bookmark-start text:name="__RefHeading__1836_278168070"/>Recursion<text:bookmark-end text:name="__RefHeading__1836_278168070"/></text:h>
        <text:p text:style-name="Text_20_body">The Agent allows usage of recursion in the templates. The CSS style “class=eezzTreeNode” for a table indicates that that this structure could be reused for all row elements in this table. The CSS style “class=eezzNodeLeaf” creates unique ids for an element in such a structure, so that you could address this element.</text:p>
        <text:p text:style-name="Text_20_body">An element in a tree is uniquely identified by its path. The user has to provide this path in a TCell, given for each row in a TTable object. The data supplier is called with this value and has to provide new elements for expanding a node element. Usually such a program takes the path given as parameter in a method call and expand this value for each new entry in the new node.</text:p>
        <text:p text:style-name="Text_20_body">This concept allows a very compact definition of recursive structures for tree views.</text:p>
        <text:h text:style-name="Heading_20_1" text:outline-level="1"><text:bookmark-start text:name="_Toc435796031"/><text:bookmark-start text:name="_Toc435695596"/><text:bookmark-start text:name="__RefHeading__858_1067411107"/><text:bookmark-start text:name="_Toc410225156"/>ESP Document<text:bookmark-end text:name="_Toc435796031"/><text:bookmark-end text:name="_Toc435695596"/><text:bookmark-end text:name="__RefHeading__858_1067411107"/><text:bookmark-end text:name="_Toc410225156"/></text:h>
        <text:p text:style-name="Text_20_body">The ESP document is based on HTML using customer attributes with name “data-*”. The attribute argument is a command in JSON format. Key and value have to be in single quotes. The following statement would be translated to the following equivalent and you could access this object in the following using aMyPage in data-easy-event callback:</text:p>
        <text:p text:style-name="BodyCopy"/>
        <text:p text:style-name="BodyCopy"><draw:frame draw:style-name="fr1" draw:name="Frame5" text:anchor-type="paragraph" svg:x="0.155cm" svg:y="0.06cm" svg:width="16.475cm" draw:z-index="52"><draw:text-box fo:min-height="3.835cm"><text:p text:style-name="Illustration"><draw:frame text:anchor-type="paragraph" draw:z-index="53" draw:style-name="gr20" draw:text-style-name="P71" svg:width="16.474cm" svg:height="5.749cm" svg:x="-0.064cm" svg:y="0cm"><draw:text-box><text:p><text:span text:style-name="T17"/></text:p><text:p text:style-name="P70"><text:span text:style-name="T18">01 &lt;!DOCTYPE html&gt;</text:span></text:p><text:p text:style-name="P70"><text:span text:style-name="T18">02 &lt;head&gt; </text:span></text:p><text:p text:style-name="P70"><text:span text:style-name="T18">03 <text:s text:c="4"/>&lt;script </text:span><text:span text:style-name="T19">data-eezz-action</text:span><text:span text:style-name="T20"> = “</text:span><text:span text:style-name="T18">{‘eezzAgent.assign‘:{‘eezzAgent.get_websocket':{}}"/&gt;</text:span></text:p><text:p text:style-name="P70"><text:span text:style-name="T18">04 &lt;/head&gt;</text:span><text:span text:style-name="T18"><text:line-break/></text:span><text:span text:style-name="T18">05 &lt;html </text:span><text:span text:style-name="T19">name</text:span><text:span text:style-name="T20"> </text:span><text:span text:style-name="T18">= “aExample“ </text:span><text:span text:style-name="T18"><text:line-break/></text:span><text:span text:style-name="T18">06 <text:s text:c="4"/></text:span><text:span text:style-name="T19">data-eezz-action</text:span><text:span text:style-name="T20"> = “</text:span><text:span text:style-name="T18">{‘eezzAgent.assign‘:{‘EasyTest/module.easytest/TDirView‘:{}}}“&gt;</text:span><text:span text:style-name="T18"><text:line-break/></text:span><text:span text:style-name="T18">07 <text:s text:c="4"/>&lt;body&gt;</text:span></text:p><text:p text:style-name="P70"><text:span text:style-name="T18">08 <text:s text:c="8"/>&lt;table </text:span><text:span text:style-name="T21">name</text:span><text:span text:style-name="T18"> = "aDirList" class="eezzTreeNode"</text:span><text:span text:style-name="T18"><text:line-break/></text:span><text:span text:style-name="T18">09 <text:s text:c="10"/></text:span><text:span text:style-name="T21">data-eezz-action</text:span><text:span text:style-name="T18"> = "{'eezzAgent.assign':{'aExample.getTreeRoot':{'path':'/'}}} </text:span></text:p><text:p text:style-name="P70"><text:span text:style-name="T18">10 <text:s text:c="10"/>&lt;tbody </text:span></text:p><text:p text:style-name="P70"><text:span text:style-name="T18">11 <text:s text:c="14"/>data-eezz-event = </text:span></text:p><text:p text:style-name="P70"><text:span text:style-name="T18">12 <text:s text:c="18"/>"{'callback':{'aExample.getDirlist':{'path':'this.data-current-path'&gt;</text:span></text:p><text:p text:style-name="P70"><text:span text:style-name="T18">13 <text:s text:c="14"/>&lt;tr data-eezz-template = "{'table-rows':[':']}"&gt;</text:span></text:p><text:p text:style-name="P70"><text:span text:style-name="T18">14 <text:s text:c="18"/>&lt;td data-eezz-template="{'table-columns':['1:']}"&gt;&lt;/td&gt;&lt;/tr&gt;&lt;tbody&gt;&lt;/table&gt;</text:span></text:p><text:p text:style-name="P70"><text:span text:style-name="T18">15 <text:s text:c="4"/>&lt;/body&gt;</text:span></text:p><text:p text:style-name="P70"><text:span text:style-name="T18">16 &lt;/html&gt;</text:span></text:p><text:p><text:span text:style-name="T22"/></text:p></draw:text-box></draw:frame>Illustration <text:sequence text:ref-name="refIllustration0" text:name="Illustration" text:formula="ooow:Illustration+1" style:num-format="1">1</text:sequence>: ESP Document </text:p></draw:text-box></draw:frame></text:p>
        <text:p text:style-name="P42">Statement 03 generates the websocket interface, which is mandatory to run this page. </text:p>
        <text:p text:style-name="P42"><text:s text:c="2"/></text:p>
        <text:p text:style-name="P42">You specify the package and the class as data source. The search starts in the directory given in “webroot/applications”, with webroot given as start parameter to the server. The statement in 05 creates an instance of this class. The line is translated to the following two statements: </text:p>
        <text:p text:style-name="P42"><draw:frame draw:style-name="fr1" draw:name="Frame7" text:anchor-type="paragraph" svg:x="0.092cm" svg:y="0.383cm" svg:width="16.475cm" draw:z-index="56"><draw:text-box fo:min-height="1cm"><text:p text:style-name="Text"><draw:frame text:anchor-type="paragraph" draw:z-index="57" draw:style-name="gr22" svg:width="16.474cm" svg:height="0.999cm" svg:x="0cm" svg:y="0cm"><draw:text-box><text:p><text:s text:c="2"/><text:span text:style-name="T13">from module.easytest import TDirView</text:span></text:p><text:p><text:span text:style-name="T13"><text:s/></text:span><text:span text:style-name="T13">aExample = TDirView</text:span></text:p></draw:text-box></draw:frame>Text <text:sequence text:ref-name="refText6" text:name="Text" text:formula="ooow:Text+1" style:num-format="1">1</text:sequence>: Compile Line 02 in ESP Document</text:p></draw:text-box></draw:frame><text:soft-page-break/></text:p>
        <text:p text:style-name="P42">The given class implements the method getTreeRoot as getter, which is initially call named parameter path='/'. The statement 08 creates an instance of TTable, which is returned by getTreeRoot.</text:p>
        <text:p text:style-name="P42"/>
        <text:p text:style-name="P42">The agent would now call the method getTreeRoot to fetch list of file in the path. For each row the agent generates a callback for, which is specifed in &lt;tbody&gt;. For elements of class eezzTreeNode the update is calculated by the agents tree management.</text:p>
        <text:p text:style-name="P42"/>
        <text:p text:style-name="P42">The value of this.data-current-path is given with the TCell, which has to be created for each row input by TDirView class:</text:p>
        <text:p text:style-name="P42"/>
        <text:p text:style-name="P42"><draw:frame draw:style-name="fr1" draw:name="Frame6" text:anchor-type="paragraph" svg:x="0.092cm" svg:y="0.069cm" svg:width="16.725cm" draw:z-index="54"><draw:text-box fo:min-height="2.24cm"><text:p text:style-name="Illustration"><draw:frame text:anchor-type="paragraph" draw:z-index="55" draw:style-name="gr21" svg:width="16.41cm" svg:height="1.587cm" svg:x="0cm" svg:y="0.288cm"><draw:text-box><text:p/><text:p><text:s text:c="3"/><text:span text:style-name="T13">xCell <text:s/>= TCell(0, 'directory', {'data-current-path': os.path.join(&lt;path&gt;, &lt;file&gt;)}</text:span></text:p><text:p><text:span text:style-name="T13"><text:s/></text:span><text:span text:style-name="T13">xTree.append([&lt;file&gt;], xCell)</text:span></text:p></draw:text-box></draw:frame>Illustration <text:sequence text:ref-name="refIllustration1" text:name="Illustration" text:formula="ooow:Illustration+1" style:num-format="1">2</text:sequence>: Row type and attributes</text:p></draw:text-box></draw:frame>The TCell has a value, a type and a set of parameter. The value data-current-path is used by the agent to calculate the path in line 12 of the ESP document. <text:s/>The type could be used to select an icon or a specific ouput format.</text:p>
        <text:p text:style-name="P42"/>
        <text:p text:style-name="P42">The statement in 14 shows, that its possible to restrict the output of columns either as range or list of column names.</text:p>
        <text:p text:style-name="P42"/>
        <text:p text:style-name="P42"/>
        <text:h text:style-name="Heading_20_2" text:outline-level="2"/>
        <text:h text:style-name="P54" text:outline-level="2"><text:bookmark-start text:name="_Toc435796032"/><text:bookmark-start text:name="_Toc435695597"/><text:bookmark-start text:name="_Toc410225157"/><text:bookmark-start text:name="__RefHeading__860_1067411107"/>data-eezz-action<text:bookmark-end text:name="_Toc435796032"/><text:bookmark-end text:name="_Toc435695597"/><text:bookmark-end text:name="_Toc410225157"/><text:bookmark-end text:name="__RefHeading__860_1067411107"/></text:h>
        <text:p text:style-name="BodyCopy">The attribute is executed at document load and defines activities to load user applications and setup of the session. It defines the following activities:</text:p>
        <text:p text:style-name="BodyCopy"/>
        <table:table table:name="Tabelle5" table:style-name="Tabelle5">
          <table:table-column table:style-name="Tabelle5.A"/>
          <table:table-column table:style-name="Tabelle5.B"/>
          <table:table-row table:style-name="Tabelle5.1">
            <table:table-cell table:style-name="Tabelle5.A1" office:value-type="string">
              <text:p text:style-name="P8">Activities</text:p>
            </table:table-cell>
            <table:table-cell table:style-name="Tabelle5.B1" office:value-type="string">
              <text:p text:style-name="P8">Description</text:p>
            </table:table-cell>
          </table:table-row>
          <table:table-row table:style-name="Tabelle5.2">
            <table:table-cell table:style-name="Tabelle5.A2" office:value-type="string">
              <text:p text:style-name="P16">eezzAgent.assign</text:p>
            </table:table-cell>
            <table:table-cell table:style-name="Tabelle5.B2" office:value-type="string">
              <text:p text:style-name="P20">Assigns a TTable object to any HTML tag. The syntax is as follows:</text:p>
              <text:p text:style-name="P21"/>
              <text:p text:style-name="P43">1. {’&lt;path&gt;/&lt;package dir&gt;/&lt;module file&gt;/&lt;class&gt;’:{&lt;arguments&gt;}}</text:p>
              <text:p text:style-name="P43">2. {’&lt;object&gt;.&lt;method&gt;’:{&lt;arguments&gt;}}</text:p>
              <text:p text:style-name="P27"/>
              <text:p text:style-name="Table_20_Contents"><text:span text:style-name="Default_20_Paragraph_20_Font"><text:span text:style-name="T8">The first assigns a package and a class to the ESP, the second uses the object created in this statement. Both method should return a TTable object.</text:span></text:span></text:p>
              <text:p text:style-name="P21"/>
            </table:table-cell>
          </table:table-row>
          <table:table-row table:style-name="Tabelle5.3">
            <table:table-cell table:style-name="Tabelle5.A3" office:value-type="string">
              <text:p text:style-name="P17">eezzAgent.dictionary</text:p>
            </table:table-cell>
            <table:table-cell table:style-name="Tabelle5.B3" office:value-type="string">
              <text:p text:style-name="Table_20_Contents">Assigns user dictionary to any HTML tag. This dictionary is visible for the child objects in the same hierarchy. The following call should return a python dict</text:p>
              <text:p text:style-name="P27"/>
              <text:p text:style-name="P44">{’&lt;object&gt;.&lt;method&gt;’:{&lt;arguments&gt;}}</text:p>
              <text:p text:style-name="Table_20_Contents">You prepare access to dictionary values with the following assignment in the HTML document:</text:p>
              <text:p text:style-name="P23"/>
              <text:p text:style-name="P44">&lt;tag data-myValue = {key} &gt;&lt;/tag&gt;</text:p>
              <text:p text:style-name="P23"/>
              <text:p text:style-name="Table_20_Contents">It would be possible then to use this data-* attribute in update activity. In the text section of the HTML document you could use curly brackets to access dictionary values for output:</text:p>
              <text:p text:style-name="P27"/>
              <text:p text:style-name="P44">&lt;tag&gt; {key} &lt;/tag&gt;</text:p>
              <text:p text:style-name="P27"/>
            </table:table-cell>
          </table:table-row>
          <table:table-row table:style-name="Tabelle5.4">
            <table:table-cell table:style-name="Tabelle5.A4" office:value-type="string">
              <text:p text:style-name="P17">eezzAgent.database</text:p>
            </table:table-cell>
            <table:table-cell table:style-name="Tabelle5.B4" office:value-type="string">
              <text:p text:style-name="Table_20_Contents">Generates a text database from an HTML-TABLE tag. A return value for event objects would access the HTML-TR tag to evaluate the output.</text:p>
            </table:table-cell>
          </table:table-row>
          <table:table-row table:style-name="Tabelle5.5">
            <table:table-cell table:style-name="Tabelle5.A4" office:value-type="string">
              <text:p text:style-name="Table_20_Contents"><text:span text:style-name="Default_20_Paragraph_20_Font"><text:span text:style-name="T5">eezzAgent.async</text:span></text:span></text:p>
            </table:table-cell>
            <table:table-cell table:style-name="Tabelle5.B4" office:value-type="string">
              <text:p text:style-name="Table_20_Contents">Used to organize asynch calls. The syntax is the same as for <text:line-break/>eezzAgent.asign.</text:p>
            </table:table-cell>
          </table:table-row>
        </table:table>
        <text:p text:style-name="P13"/>
        <text:h text:style-name="P54" text:outline-level="2"><text:bookmark-start text:name="_Toc435796033"/><text:bookmark-start text:name="_Toc435695598"/><text:bookmark-start text:name="_Toc410225158"/><text:bookmark-start text:name="__RefHeading__1168_196646765"/>data-easy-event<text:bookmark-end text:name="_Toc435796033"/><text:bookmark-end text:name="_Toc435695598"/><text:bookmark-end text:name="_Toc410225158"/><text:bookmark-end text:name="__RefHeading__1168_196646765"/></text:h>
        <text:p text:style-name="Standard">The attribute implements mouse and keyboard events on the user interface. It defines the following activities:</text:p>
        <text:p text:style-name="P13"/>
        <table:table table:name="Tabelle6" table:style-name="Tabelle6">
          <table:table-column table:style-name="Tabelle6.A"/>
          <table:table-column table:style-name="Tabelle6.B"/>
          <table:table-row table:style-name="Tabelle6.1">
            <table:table-cell table:style-name="Tabelle6.A1" office:value-type="string">
              <text:p text:style-name="P8">Activities</text:p>
            </table:table-cell>
            <table:table-cell table:style-name="Tabelle6.B1" office:value-type="string">
              <text:p text:style-name="P8">Description</text:p>
            </table:table-cell>
          </table:table-row>
          <table:table-row table:style-name="Tabelle6.2">
            <table:table-cell table:style-name="Tabelle6.A2" office:value-type="string">
              <text:p text:style-name="P17">callback</text:p>
            </table:table-cell>
            <table:table-cell table:style-name="Tabelle6.B2" office:value-type="string">
              <text:p text:style-name="Table_20_Contents">Defines the callback to execute on user interaction. The TTable has its own callbacks, which are ready to use. The following syntax is used to define own callback:</text:p>
              <text:p text:style-name="P12"/>
              <text:p text:style-name="P45">{’&lt;object&gt;.&lt;method&gt;’: <text:s/>{ <text:s/>-empty- | ’arg-name’:’arg-value’, … <text:s text:c="2"/>}</text:p>
              <text:p text:style-name="Table_5f_BodCcopy"/>
            </table:table-cell>
          </table:table-row>
          <table:table-row table:style-name="Tabelle6.2">
            <table:table-cell table:style-name="Tabelle6.A2" office:value-type="string">
              <text:p text:style-name="P17">update</text:p>
            </table:table-cell>
            <table:table-cell table:style-name="Tabelle6.B2" office:value-type="string">
              <text:p text:style-name="Table_20_Contents">This entry contains all elements, which needs an update after callback</text:p>
              <text:p text:style-name="P24"/>
              <text:p text:style-name="P46">{’&lt;destination &gt;.&lt;attr&gt;’: ’*’ | ’&lt;source&gt;.&lt;attr&gt;’, … }</text:p>
              <text:p text:style-name="P31"/>
            </table:table-cell>
          </table:table-row>
          <table:table-row table:style-name="Tabelle6.2">
            <table:table-cell table:style-name="Tabelle6.A2" office:value-type="string">
              <text:p text:style-name="P17">files</text:p>
            </table:table-cell>
            <table:table-cell table:style-name="Tabelle6.B2" office:value-type="string">
              <text:p text:style-name="Table_20_Contents">Defines file download. You select files using the HTML-INPUT tag. With the source you access the name of this tag. With the update directive you could define a progress, because the file reader returns the current state.</text:p>
              <text:p text:style-name="P12"/>
              <text:p text:style-name="P25">{’source’:&lt;element&gt;, ’type’:&lt;type&gt;, ’update’:{ -see update- }}</text:p>
              <text:p text:style-name="P22"/>
            </table:table-cell>
          </table:table-row>
          <table:table-row table:style-name="Tabelle6.2">
            <table:table-cell table:style-name="Tabelle6.A2" office:value-type="string">
              <text:p text:style-name="P17">reader</text:p>
            </table:table-cell>
            <table:table-cell table:style-name="Tabelle6.B2" office:value-type="string">
              <text:p text:style-name="Table_20_Contents">Defines the processor for file downloads<text:line-break/></text:p>
              <text:p text:style-name="P26">{’&lt;object&gt;.&lt;method&gt;’: <text:s/>{ <text:s/>-empty- | ’arg-name’:’arg-value’, … <text:s text:c="2"/>}</text:p>
              <text:p text:style-name="P22"/>
            </table:table-cell>
          </table:table-row>
          <table:table-row table:style-name="Tabelle6.2">
            <table:table-cell table:style-name="Tabelle6.A6" office:value-type="string">
              <text:p text:style-name="Table_20_Contents"><text:span text:style-name="Default_20_Paragraph_20_Font"><text:span text:style-name="T6">version</text:span></text:span></text:p>
            </table:table-cell>
            <table:table-cell table:style-name="Tabelle6.B6" office:value-type="string">
              <text:p text:style-name="P23"><text:span text:style-name="Default_20_Paragraph_20_Font"><text:span text:style-name="T7">The ver</text:span></text:span><text:span text:style-name="Default_20_Paragraph_20_Font"><text:span text:style-name="T7">s</text:span></text:span><text:span text:style-name="Default_20_Paragraph_20_Font"><text:span text:style-name="T7">i</text:span></text:span><text:span text:style-name="Default_20_Paragraph_20_Font"><text:span text:style-name="T7">on of the protocol</text:span></text:span></text:p>
            </table:table-cell>
          </table:table-row>
        </table:table>
        <text:p text:style-name="P13"/>
        <text:p text:style-name="P13"/>
        <text:h text:style-name="Heading_20_2" text:outline-level="2"/>
        <text:h text:style-name="P54" text:outline-level="2"><text:bookmark-start text:name="_Toc435796034"/><text:bookmark-start text:name="_Toc435695599"/><text:bookmark-start text:name="__RefHeading__864_1067411107"/><text:bookmark-start text:name="_Toc410225159"/>data-easy-template<text:bookmark-end text:name="_Toc435796034"/><text:bookmark-end text:name="_Toc435695599"/><text:bookmark-end text:name="__RefHeading__864_1067411107"/><text:bookmark-end text:name="_Toc410225159"/></text:h>
        <text:p text:style-name="Standard">This attribute is used for output generation output of TTable object</text:p>
        <text:p text:style-name="P13"/>
        <table:table table:name="Tabelle7" table:style-name="Tabelle7">
          <table:table-column table:style-name="Tabelle7.A"/>
          <table:table-column table:style-name="Tabelle7.B"/>
          <table:table-row table:style-name="Tabelle7.1">
            <table:table-cell table:style-name="Tabelle7.A1" office:value-type="string">
              <text:p text:style-name="P8">Activities</text:p>
            </table:table-cell>
            <table:table-cell table:style-name="Tabelle7.B1" office:value-type="string">
              <text:p text:style-name="P8">Description</text:p>
            </table:table-cell>
          </table:table-row>
          <table:table-row table:style-name="Tabelle7.2">
            <table:table-cell table:style-name="Tabelle7.A2" office:value-type="string">
              <text:p text:style-name="P6">table-rows</text:p>
            </table:table-cell>
            <table:table-cell table:style-name="Tabelle7.B2" office:value-type="string">
              <text:p text:style-name="P32">Defines the HTML-TR tag for row output.</text:p>
              <text:list xml:id="list2320035960420612306" text:style-name="WWNum17">
                <text:list-item>
                  <text:p text:style-name="P49">In combination with HTML-THEAD output is done for table header</text:p>
                </text:list-item>
                <text:list-item>
                  <text:p text:style-name="P49">In combination with HTML-TBODY output is done for table body</text:p>
                </text:list-item>
                <text:list-item>
                  <text:p text:style-name="P49">In combination with HTML-SELECT output will generate OPTION tags</text:p>
                </text:list-item>
              </text:list>
              <text:p text:style-name="Standard"/>
              <text:p text:style-name="Standard">The following entry is used to display all rows:</text:p>
              <text:p text:style-name="P12"/>
              <text:p text:style-name="P45">{ ’table-rows’ : [ ’:’ ] }</text:p>
              <text:p text:style-name="P12"/>
            </table:table-cell>
          </table:table-row>
          <table:table-row table:style-name="Tabelle7.2">
            <table:table-cell table:style-name="Tabelle7.A2" office:value-type="string">
              <text:p text:style-name="P6">table-columns</text:p>
            </table:table-cell>
            <table:table-cell table:style-name="Tabelle7.B2" office:value-type="string">
              <text:p text:style-name="P32">Defines the HTML-TH or HTML-TD tag for column output. The following entry is used to display all columns. You would need the curly brackets in the inner HTML. <text:s/>The syntax is the same as for table-rows, but you could specify column by name or by range:</text:p>
              <text:p text:style-name="P11"><text:s/></text:p>
              <text:p text:style-name="P45">{ ’table-columns’ : [ ’Column1-Name’, ’Column2-Name’, … ] }</text:p>
              <text:p text:style-name="P45">{ ’table-columns’ : [ ’1:’ <text:s/>] }</text:p>
              <text:p text:style-name="P45">{ ’table-columns’ : [ ’1:3’ ] }</text:p>
              <text:p text:style-name="P11"/>
              <text:p text:style-name="Standard">Use curly brackets to define the place, where to put the column value:</text:p>
              <text:p text:style-name="P24"/>
              <text:p text:style-name="P45">&lt;td data-easy-template={ ’table-columns’ : [ ’ : ’ ] }&gt;<text:span text:style-name="T6">{}</text:span>&lt;/td&gt;</text:p>
              <text:p text:style-name="P12"/>
            </table:table-cell>
          </table:table-row>
          <table:table-row table:style-name="Tabelle7.2">
            <table:table-cell table:style-name="Tabelle7.A2" office:value-type="string">
              <text:p text:style-name="P17">display</text:p>
            </table:table-cell>
            <table:table-cell table:style-name="Tabelle7.B2" office:value-type="string">
              <text:p text:style-name="Table_20_Contents">Sometime you want to make something visible depending on internal state. You could set the visibility of an entry according to an entry in the dictionary:</text:p>
              <text:p text:style-name="P12"/>
              <text:p text:style-name="P45">{ ’display’ : {’&lt;dictionary-key&gt;’, ’&lt;value&gt;’}</text:p>
              <text:p text:style-name="P12"/>
              <text:p text:style-name="Table_20_Contents">A special key to evaluate the type of a row or column. This row or column is displayed only if the type given in TCell object matches. This could be used for formatting or selecting from a table a specific row:</text:p>
              <text:p text:style-name="P12"/>
              <text:p text:style-name="P45">{ ’display’ : {’type’, ’&lt;type of the table row&gt;’}</text:p>
              <text:p text:style-name="P29"/>
              <text:p text:style-name="P30">A special key to evaluate the status of a column. This column is displayed, if the status of the given TCell object of a row matches. Status fields are automatically stored for asynchronously update.</text:p>
              <text:p text:style-name="P30"/>
              <text:p text:style-name="P45">{ ’display’ : {’status’, ’&lt;status of the table row&gt;’}</text:p>
              <text:p text:style-name="P29"/>
              <text:p text:style-name="P29"/>
              <text:p text:style-name="P29"/>
              <text:p text:style-name="P12"/>
            </table:table-cell>
          </table:table-row>
          <table:table-row table:style-name="Tabelle7.2">
            <table:table-cell table:style-name="Tabelle7.A5" office:value-type="string">
              <text:p text:style-name="P9"/>
            </table:table-cell>
            <table:table-cell table:style-name="Tabelle7.B5" office:value-type="string">
              <text:p text:style-name="P11"/>
            </table:table-cell>
          </table:table-row>
        </table:table>
        <text:p text:style-name="BodyCopy"/>
        <text:h text:style-name="Heading_20_1" text:outline-level="1"/>
        <text:h text:style-name="Heading_20_1" text:outline-level="1"/>
        <text:h text:style-name="P55" text:outline-level="1"><text:bookmark-start text:name="_Toc435796036"/><text:bookmark-start text:name="_Toc435695601"/><text:bookmark-start text:name="__RefHeading__866_1067411107"/>ESP Objects<text:bookmark-end text:name="_Toc435796036"/><text:bookmark-end text:name="_Toc435695601"/><text:bookmark-end text:name="__RefHeading__866_1067411107"/></text:h>
        <text:h text:style-name="Heading_20_2" text:outline-level="2"><text:bookmark-start text:name="_Toc435796037"/><text:bookmark-start text:name="_Toc435695602"/><text:bookmark-start text:name="__RefHeading__868_1067411107"/>TTable<text:bookmark-end text:name="_Toc435796037"/><text:bookmark-end text:name="_Toc435695602"/><text:bookmark-end text:name="__RefHeading__868_1067411107"/></text:h>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8">Method</text:p>
            </table:table-cell>
            <table:table-cell table:style-name="Tabelle8.B1" table:number-columns-spanned="2" office:value-type="string">
              <text:p text:style-name="P8">Description</text:p>
            </table:table-cell>
            <table:covered-table-cell/>
          </table:table-row>
          <table:table-row table:style-name="Tabelle8.2">
            <table:table-cell table:style-name="Tabelle8.A2" table:number-rows-spanned="5" office:value-type="string">
              <text:p text:style-name="P17">__init__</text:p>
            </table:table-cell>
            <table:table-cell table:style-name="Tabelle8.B2" table:number-columns-spanned="2" office:value-type="string">
              <text:p text:style-name="P18">The TTable is used to connect the user application with the user interface. It maintains rows, header information and a dictionary, which could be accessed in both contexts.</text:p>
            </table:table-cell>
            <table:covered-table-cell/>
          </table:table-row>
          <table:table-row table:style-name="Tabelle8.3">
            <table:covered-table-cell/>
            <table:table-cell table:style-name="Tabelle8.B3" office:value-type="string">
              <text:p text:style-name="P10">aColNames = list()</text:p>
            </table:table-cell>
            <table:table-cell table:style-name="Tabelle8.C3" office:value-type="string">
              <text:p text:style-name="Table_20_Contents">List of column names. This is also the dimension of all rows.</text:p>
            </table:table-cell>
          </table:table-row>
          <table:table-row table:style-name="Tabelle8.4">
            <table:covered-table-cell/>
            <table:table-cell table:style-name="Tabelle8.B4" office:value-type="string">
              <text:p text:style-name="P10">aHeaderStr = str()</text:p>
            </table:table-cell>
            <table:table-cell table:style-name="Tabelle8.C4" office:value-type="string">
              <text:p text:style-name="Table_20_Contents">Caption</text:p>
            </table:table-cell>
          </table:table-row>
          <table:table-row table:style-name="Tabelle8.5">
            <table:covered-table-cell/>
            <table:table-cell table:style-name="Tabelle8.B4" office:value-type="string">
              <text:p text:style-name="P10">aHeaderDict = dict()</text:p>
            </table:table-cell>
            <table:table-cell table:style-name="Tabelle8.C4" office:value-type="string">
              <text:p text:style-name="Table_20_Contents">Dictionary used by TTable to push internal values like current selection and number of entries</text:p>
            </table:table-cell>
          </table:table-row>
          <table:table-row table:style-name="Tabelle8.6">
            <table:covered-table-cell/>
            <table:table-cell table:style-name="Tabelle8.B4" office:value-type="string">
              <text:p text:style-name="P10">visible_items = 100</text:p>
            </table:table-cell>
            <table:table-cell table:style-name="Tabelle8.C4" office:value-type="string">
              <text:p text:style-name="Table_20_Contents">Visible items as the number of rows, which would be send to the browser</text:p>
            </table:table-cell>
          </table:table-row>
          <table:table-row table:style-name="Tabelle8.7">
            <table:table-cell table:style-name="Tabelle8.A2" table:number-rows-spanned="3" office:value-type="string">
              <text:p text:style-name="P17">append</text:p>
            </table:table-cell>
            <table:table-cell table:style-name="Tabelle8.B2" table:number-columns-spanned="2" office:value-type="string">
              <text:p text:style-name="P18">Appends a row into the table</text:p>
            </table:table-cell>
            <table:covered-table-cell/>
          </table:table-row>
          <table:table-row table:style-name="Tabelle8.8">
            <table:covered-table-cell/>
            <table:table-cell table:style-name="Tabelle8.B4" office:value-type="string">
              <text:p text:style-name="P10">aRow</text:p>
            </table:table-cell>
            <table:table-cell table:style-name="Tabelle8.C4" office:value-type="string">
              <text:p text:style-name="P33">List of values. If row dimension does not match column dimension, the append will fail. The list may contain following types</text:p>
              <text:list xml:id="list7925945505930786138" text:style-name="L4">
                <text:list-item>
                  <text:p text:style-name="P57">int</text:p>
                </text:list-item>
                <text:list-item>
                  <text:p text:style-name="P57">str</text:p>
                </text:list-item>
                <text:list-item>
                  <text:p text:style-name="P57">float</text:p>
                </text:list-item>
                <text:list-item>
                  <text:p text:style-name="P57">TCell</text:p>
                </text:list-item>
                <text:list-item>
                  <text:p text:style-name="P57">TTable</text:p>
                </text:list-item>
              </text:list>
            </table:table-cell>
          </table:table-row>
          <table:table-row table:style-name="Tabelle8.9">
            <table:covered-table-cell/>
            <table:table-cell table:style-name="Tabelle8.B4" office:value-type="string">
              <text:p text:style-name="P10">aCell = None</text:p>
            </table:table-cell>
            <table:table-cell table:style-name="Tabelle8.C4" office:value-type="string">
              <text:p text:style-name="P34">TCell: Optional type specification for row</text:p>
            </table:table-cell>
          </table:table-row>
          <table:table-row table:style-name="Tabelle8.10">
            <table:table-cell table:style-name="Tabelle8.A2" office:value-type="string">
              <text:p text:style-name="P17">do_select</text:p>
            </table:table-cell>
            <table:table-cell table:style-name="Tabelle8.B10" table:number-columns-spanned="2" office:value-type="string">
              <text:p text:style-name="Table_20_Contents">Callback for selecting row. This is used to prepare method get_selected_obj.</text:p>
            </table:table-cell>
            <table:covered-table-cell/>
          </table:table-row>
          <table:table-row table:style-name="Tabelle8.10">
            <table:table-cell table:style-name="Tabelle8.A11" table:number-rows-spanned="4" office:value-type="string">
              <text:p text:style-name="P17">get_selected_obj</text:p>
              <text:p text:style-name="P17"/>
            </table:table-cell>
            <table:table-cell table:style-name="Tabelle8.B11" table:number-columns-spanned="2" office:value-type="string">
              <text:p text:style-name="Table_20_Contents">Returns the selected table. <text:s text:c="2"/></text:p>
            </table:table-cell>
            <table:covered-table-cell/>
          </table:table-row>
          <table:table-row table:style-name="Tabelle8.12">
            <table:covered-table-cell/>
            <table:table-cell table:style-name="Tabelle8.B4" office:value-type="string">
              <text:p text:style-name="P29">index = -1</text:p>
            </table:table-cell>
            <table:table-cell table:style-name="Tabelle8.C4" office:value-type="string">
              <text:p text:style-name="Table_20_Contents">Specifying -1 returns the current table. Otherwise the TTable in column[1] for the specified index.</text:p>
              <text:p text:style-name="Table_20_Contents">If no hierarchy is defined, this method returns the current table.</text:p>
            </table:table-cell>
          </table:table-row>
          <table:table-row table:style-name="Tabelle8.13">
            <table:covered-table-cell/>
            <table:table-cell table:style-name="Tabelle8.B4" office:value-type="string">
              <text:p text:style-name="P29">visible_items = None</text:p>
            </table:table-cell>
            <table:table-cell table:style-name="Tabelle8.C4" office:value-type="string">
              <text:p text:style-name="Table_20_Contents">Reset the visible item count.</text:p>
            </table:table-cell>
          </table:table-row>
          <table:table-row table:style-name="Tabelle8.14">
            <table:covered-table-cell/>
            <table:table-cell table:style-name="Tabelle8.B4" office:value-type="string">
              <text:p text:style-name="P29">visible_block = None</text:p>
            </table:table-cell>
            <table:table-cell table:style-name="Tabelle8.C4" office:value-type="string">
              <text:p text:style-name="Table_20_Contents">Reset the visible block. The visible block is used, if visible item count is exceeded by the number of entries. This could be used to switch navigation strategy from scroll to block.</text:p>
            </table:table-cell>
          </table:table-row>
          <text:soft-page-break/>
          <table:table-row table:style-name="Tabelle8.15">
            <table:table-cell table:style-name="Tabelle8.A2" office:value-type="string">
              <text:p text:style-name="P17">get_rows, get_raw_rows</text:p>
            </table:table-cell>
            <table:table-cell table:style-name="Tabelle8.B10" table:number-columns-spanned="2" office:value-type="string">
              <text:p text:style-name="Table_20_Contents">Returns a subset of rows of the table [offset: offset + visible_items]</text:p>
              <text:p text:style-name="Table_20_Contents">The get_rows returns formatted rows, the get_raw_rows the elements of a row as list of rows</text:p>
            </table:table-cell>
            <table:covered-table-cell/>
          </table:table-row>
          <table:table-row table:style-name="Tabelle8.16">
            <table:table-cell table:style-name="Tabelle8.A2" office:value-type="string">
              <text:p text:style-name="P17">get_selected_row</text:p>
            </table:table-cell>
            <table:table-cell table:style-name="Tabelle8.B10" table:number-columns-spanned="2" office:value-type="string">
              <text:p text:style-name="Table_20_Contents">Returns the selected row as a list of values</text:p>
            </table:table-cell>
            <table:covered-table-cell/>
          </table:table-row>
          <table:table-row table:style-name="Tabelle8.17">
            <table:table-cell table:style-name="Tabelle8.A2" office:value-type="string">
              <text:p text:style-name="P17">get_selected_index</text:p>
            </table:table-cell>
            <table:table-cell table:style-name="Tabelle8.B10" table:number-columns-spanned="2" office:value-type="string">
              <text:p text:style-name="Table_20_Contents">Returns the selected index</text:p>
            </table:table-cell>
            <table:covered-table-cell/>
          </table:table-row>
          <table:table-row table:style-name="Tabelle8.17">
            <table:table-cell table:style-name="Tabelle8.A18" office:value-type="string">
              <text:p text:style-name="P17">prinTable</text:p>
            </table:table-cell>
            <table:table-cell table:style-name="Tabelle8.B18" table:number-columns-spanned="2" office:value-type="string">
              <text:p text:style-name="Table_20_Contents"/>
            </table:table-cell>
            <table:covered-table-cell/>
          </table:table-row>
        </table:table>
        <text:h text:style-name="Heading_20_2" text:outline-level="2"/>
        <text:h text:style-name="Heading_20_2" text:outline-level="2"><text:bookmark-start text:name="_Toc435796038"/><text:bookmark-start text:name="_Toc435695603"/><text:bookmark-start text:name="__RefHeading__3097_1503756833"/>TCell<text:bookmark-end text:name="_Toc435796038"/><text:bookmark-end text:name="_Toc435695603"/><text:bookmark-end text:name="__RefHeading__3097_1503756833"/></text:h>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8">Method</text:p>
            </table:table-cell>
            <table:table-cell table:style-name="Tabelle9.B1" table:number-columns-spanned="2" office:value-type="string">
              <text:p text:style-name="P8">Description</text:p>
            </table:table-cell>
            <table:covered-table-cell/>
          </table:table-row>
          <table:table-row table:style-name="Tabelle9.2">
            <table:table-cell table:style-name="Tabelle9.A2" table:number-rows-spanned="5" office:value-type="string">
              <text:p text:style-name="Table_20_Contents">__init__<text:bookmark text:name="_GoBack1"/></text:p>
            </table:table-cell>
            <table:table-cell table:style-name="Tabelle9.B2" table:number-columns-spanned="2" office:value-type="string">
              <text:p text:style-name="P35">The TCell is used to define the type of a cell. The cell types for the entire column could be set using TTable method set_column_type. TCell would overwrite this value</text:p>
            </table:table-cell>
            <table:covered-table-cell/>
          </table:table-row>
          <table:table-row table:style-name="Tabelle9.3">
            <table:covered-table-cell/>
            <table:table-cell table:style-name="Tabelle9.B3" office:value-type="string">
              <text:p text:style-name="P10">aValue</text:p>
            </table:table-cell>
            <table:table-cell table:style-name="Tabelle9.C3" office:value-type="string">
              <text:p text:style-name="Table_20_Contents">The display value</text:p>
            </table:table-cell>
          </table:table-row>
          <table:table-row table:style-name="Tabelle9.4">
            <table:covered-table-cell/>
            <table:table-cell table:style-name="Tabelle9.B4" office:value-type="string">
              <text:p text:style-name="P10">aType</text:p>
            </table:table-cell>
            <table:table-cell table:style-name="Tabelle9.C4" office:value-type="string">
              <text:p text:style-name="Table_20_Contents">String as user defined type</text:p>
            </table:table-cell>
          </table:table-row>
          <table:table-row table:style-name="Tabelle9.5">
            <table:covered-table-cell/>
            <table:table-cell table:style-name="Tabelle9.B4" office:value-type="string">
              <text:p text:style-name="P10">aStatus</text:p>
            </table:table-cell>
            <table:table-cell table:style-name="Tabelle9.C4" office:value-type="string">
              <text:p text:style-name="Table_20_Contents">Status for a given cell</text:p>
            </table:table-cell>
          </table:table-row>
          <table:table-row table:style-name="Tabelle9.5">
            <table:covered-table-cell/>
            <table:table-cell table:style-name="Tabelle9.B4" office:value-type="string">
              <text:p text:style-name="P10">aObject</text:p>
            </table:table-cell>
            <table:table-cell table:style-name="Tabelle9.C4" office:value-type="string">
              <text:p text:style-name="Table_20_Contents">Any user defined object</text:p>
            </table:table-cell>
          </table:table-row>
          <table:table-row table:style-name="Tabelle9.7">
            <table:table-cell table:style-name="Tabelle9.A2" office:value-type="string">
              <text:p text:style-name="Table_20_Contents">getValue</text:p>
            </table:table-cell>
            <table:table-cell table:style-name="Tabelle9.B2" table:number-columns-spanned="2" office:value-type="string">
              <text:p text:style-name="P18">Returns the TCell value</text:p>
            </table:table-cell>
            <table:covered-table-cell/>
          </table:table-row>
          <table:table-row table:style-name="Tabelle9.8">
            <table:table-cell table:style-name="Tabelle9.A2" office:value-type="string">
              <text:p text:style-name="Table_20_Contents">getType</text:p>
            </table:table-cell>
            <table:table-cell table:style-name="Tabelle9.B8" table:number-columns-spanned="2" office:value-type="string">
              <text:p text:style-name="Table_20_Contents">Returns the TCell type</text:p>
            </table:table-cell>
            <table:covered-table-cell/>
          </table:table-row>
          <table:table-row table:style-name="Tabelle9.8">
            <table:table-cell table:style-name="Tabelle9.A9" office:value-type="string">
              <text:p text:style-name="Table_20_Contents">getStatus</text:p>
            </table:table-cell>
            <table:table-cell table:style-name="Tabelle9.B9" table:number-columns-spanned="2" office:value-type="string">
              <text:p text:style-name="Table_20_Contents">Returns the TCell status</text:p>
            </table:table-cell>
            <table:covered-table-cell/>
          </table:table-row>
          <table:table-row table:style-name="Tabelle9.8">
            <table:table-cell table:style-name="Tabelle9.A10" office:value-type="string">
              <text:p text:style-name="Table_20_Contents">getObject</text:p>
            </table:table-cell>
            <table:table-cell table:style-name="Tabelle9.B10" table:number-columns-spanned="2" office:value-type="string">
              <text:p text:style-name="Table_20_Contents">Returns the TCell object</text:p>
            </table:table-cell>
            <table:covered-table-cell/>
          </table:table-row>
        </table:table>
        <text:h text:style-name="Heading_20_2" text:outline-level="2"/>
        <text:h text:style-name="P54" text:outline-level="2"><text:bookmark-start text:name="_Toc435796039"/><text:bookmark-start text:name="_Toc435695604"/><text:bookmark-start text:name="__RefHeading__874_1067411107"/>TDBTable ( TTable )<text:bookmark-end text:name="_Toc435796039"/><text:bookmark-end text:name="_Toc435695604"/><text:bookmark-end text:name="__RefHeading__874_1067411107"/></text:h>
        <table:table table:name="Tabelle10" table:style-name="Tabelle10">
          <table:table-column table:style-name="Tabelle10.A"/>
          <table:table-column table:style-name="Tabelle10.B"/>
          <table:table-column table:style-name="Tabelle10.C"/>
          <table:table-row table:style-name="Tabelle10.1">
            <table:table-cell table:style-name="Tabelle10.A1" office:value-type="string">
              <text:p text:style-name="P8">Method</text:p>
            </table:table-cell>
            <table:table-cell table:style-name="Tabelle10.B1" office:value-type="string">
              <text:p text:style-name="P8">Parameter</text:p>
            </table:table-cell>
            <table:table-cell table:style-name="Tabelle10.B1" office:value-type="string">
              <text:p text:style-name="P8">Description</text:p>
            </table:table-cell>
          </table:table-row>
          <table:table-row table:style-name="Tabelle10.2">
            <table:table-cell table:style-name="Tabelle10.A2" table:number-rows-spanned="4" office:value-type="string">
              <text:p text:style-name="Table_20_Contents">__init__</text:p>
            </table:table-cell>
            <table:table-cell table:style-name="Tabelle10.B2" table:number-columns-spanned="2" office:value-type="string">
              <text:p text:style-name="P18">Initializes a database view. The select statement is processed by the TDBTable object to optimize the data flow.</text:p>
            </table:table-cell>
            <table:covered-table-cell/>
          </table:table-row>
          <table:table-row table:style-name="Tabelle10.3">
            <table:covered-table-cell/>
            <table:table-cell table:style-name="Tabelle10.B3" office:value-type="string">
              <text:p text:style-name="P28">database</text:p>
            </table:table-cell>
            <table:table-cell table:style-name="Tabelle10.C3" office:value-type="string">
              <text:p text:style-name="Table_20_Contents">Path to a sqlite3 database</text:p>
            </table:table-cell>
          </table:table-row>
          <table:table-row table:style-name="Tabelle10.4">
            <table:covered-table-cell/>
            <table:table-cell table:style-name="Tabelle10.B4" office:value-type="string">
              <text:p text:style-name="P28">select</text:p>
            </table:table-cell>
            <table:table-cell table:style-name="Tabelle10.C4" office:value-type="string">
              <text:p text:style-name="Table_20_Contents">Select statement in JSON structure</text:p>
            </table:table-cell>
          </table:table-row>
          <table:table-row table:style-name="Tabelle10.5">
            <table:covered-table-cell/>
            <table:table-cell table:style-name="Tabelle10.B4" office:value-type="string">
              <text:p text:style-name="P28">parameter = None</text:p>
            </table:table-cell>
            <table:table-cell table:style-name="Tabelle10.C4" office:value-type="string">
              <text:p text:style-name="Table_20_Contents">Parameter for future use</text:p>
            </table:table-cell>
          </table:table-row>
          <table:table-row table:style-name="Tabelle10.6">
            <table:table-cell table:style-name="Tabelle10.A2" table:number-rows-spanned="2" office:value-type="string">
              <text:p text:style-name="Table_20_Contents">execute</text:p>
            </table:table-cell>
            <table:table-cell table:style-name="Tabelle10.B6" table:number-columns-spanned="2" office:value-type="string">
              <text:p text:style-name="Table_20_Contents">Execute the select statement using the visible row and visible block attributes. The aOrderInx is used to specify the sort order</text:p>
            </table:table-cell>
            <table:covered-table-cell/>
          </table:table-row>
          <table:table-row table:style-name="Tabelle10.7">
            <table:covered-table-cell/>
            <table:table-cell table:style-name="Tabelle10.B7" office:value-type="string">
              <text:p text:style-name="P29">aOrderInx = [ASC|DESC]</text:p>
            </table:table-cell>
            <table:table-cell table:style-name="Tabelle10.C7" office:value-type="string">
              <text:p text:style-name="Table_20_Contents">Sort order for the select</text:p>
            </table:table-cell>
          </table:table-row>
          <table:table-row table:style-name="Tabelle10.8">
            <table:table-cell table:style-name="Tabelle10.A8" office:value-type="string">
              <text:p text:style-name="P9"/>
            </table:table-cell>
            <table:table-cell table:style-name="Tabelle10.B8" table:number-columns-spanned="2" office:value-type="string">
              <text:p text:style-name="P11"/>
            </table:table-cell>
            <table:covered-table-cell/>
          </table:table-row>
        </table:table>
        <text:h text:style-name="Heading_20_2" text:outline-level="2"/>
        <text:h text:style-name="Heading_20_2" text:outline-level="2"><text:bookmark-start text:name="_Toc435796040"/><text:bookmark-start text:name="_Toc435695605"/><text:bookmark-start text:name="__RefHeading__878_1067411107"/>TBlackBoard<text:bookmark-end text:name="_Toc435796040"/><text:bookmark-end text:name="_Toc435695605"/><text:bookmark-end text:name="__RefHeading__878_1067411107"/></text:h>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8">Method</text:p>
            </table:table-cell>
            <table:table-cell table:style-name="Tabelle11.B1" office:value-type="string">
              <text:p text:style-name="P8">Parameter</text:p>
            </table:table-cell>
            <table:table-cell table:style-name="Tabelle11.B1" office:value-type="string">
              <text:p text:style-name="P8">Description</text:p>
            </table:table-cell>
          </table:table-row>
          <table:table-row table:style-name="Tabelle11.2">
            <table:table-cell table:style-name="Tabelle11.A2" office:value-type="string">
              <text:p text:style-name="Table_20_Contents">__init__</text:p>
            </table:table-cell>
            <table:table-cell table:style-name="Tabelle11.B2" table:number-columns-spanned="2" office:value-type="string">
              <text:p text:style-name="P19">TBlackBoard is used to exchange data between applications and agent. </text:p>
            </table:table-cell>
            <table:covered-table-cell/>
          </table:table-row>
          <table:table-row table:style-name="Tabelle11.2">
            <table:table-cell table:style-name="Tabelle11.A2" office:value-type="string">
              <text:p text:style-name="Table_20_Contents">addMessage</text:p>
            </table:table-cell>
            <table:table-cell table:style-name="Tabelle11.B2" table:number-columns-spanned="2" office:value-type="string">
              <text:p text:style-name="P19">Any application could advertise data</text:p>
            </table:table-cell>
            <table:covered-table-cell/>
          </table:table-row>
          <table:table-row table:style-name="Tabelle11.2">
            <table:table-cell table:style-name="Tabelle11.A2" office:value-type="string">
              <text:p text:style-name="Table_20_Contents">addInterest</text:p>
            </table:table-cell>
            <table:table-cell table:style-name="Tabelle11.B2" table:number-columns-spanned="2" office:value-type="string">
              <text:p text:style-name="P19">Any application could place an entry on blackboard, which is filled by addMessage</text:p>
            </table:table-cell>
            <table:covered-table-cell/>
          </table:table-row>
          <table:table-row table:style-name="Tabelle11.2">
            <table:table-cell table:style-name="Tabelle11.A2" office:value-type="string">
              <text:p text:style-name="Table_20_Contents">getInterest</text:p>
            </table:table-cell>
            <table:table-cell table:style-name="Tabelle11.B2" table:number-columns-spanned="2" office:value-type="string">
              <text:p text:style-name="P19">If an application fetches the information for a given entry, this entry is removed from blackboard</text:p>
            </table:table-cell>
            <table:covered-table-cell/>
          </table:table-row>
          <table:table-row table:style-name="Tabelle11.2">
            <table:table-cell table:style-name="Tabelle11.A2" office:value-type="string">
              <text:p text:style-name="Table_20_Contents">delInterest</text:p>
            </table:table-cell>
            <table:table-cell table:style-name="Tabelle11.B2" table:number-columns-spanned="2" office:value-type="string">
              <text:p text:style-name="P19">Any application should remove its interests from blackboard before it terminates.</text:p>
            </table:table-cell>
            <table:covered-table-cell/>
          </table:table-row>
        </table:table>
        <text:p text:style-name="Standard"/>
        <text:p text:style-name="Standard"/>
        <text:h text:style-name="P55" text:outline-level="1"><text:bookmark-start text:name="_Toc435796041"/><text:bookmark-start text:name="_Toc435695606"/><text:bookmark-start text:name="__RefHeading__1404_1067411107"/>Example<text:bookmark-end text:name="_Toc435796041"/><text:bookmark-end text:name="_Toc435695606"/><text:bookmark-end text:name="__RefHeading__1404_1067411107"/></text:h>
        <text:h text:style-name="Heading_20_2" text:outline-level="2"><text:bookmark-start text:name="_Toc435796042"/><text:bookmark-start text:name="_Toc435695607"/><text:bookmark-start text:name="__RefHeading__1174_196646765"/>The HTML page<text:bookmark-end text:name="_Toc435796042"/><text:bookmark-end text:name="_Toc435695607"/><text:bookmark-end text:name="__RefHeading__1174_196646765"/></text:h>
        <text:p text:style-name="Text_20_body">Connect the application with the websocket interface</text:p>
        <table:table table:name="Table1" table:style-name="Table1">
          <table:table-column table:style-name="Table1.A"/>
          <table:table-row>
            <table:table-cell table:style-name="Table1.A1" office:value-type="string">
              <text:p text:style-name="P40">&lt;script data-eezz-action="{'eezzAgent.assign':{'eezzAgent.get_websocket':{}}}"/&gt;</text:p>
              <text:p text:style-name="P39"/>
            </table:table-cell>
          </table:table-row>
        </table:table>
        <text:p text:style-name="Standard"/>
        <text:p text:style-name="Standard">Connect a class object to the tag. This tag could be accessed by name in other tags. </text:p>
        <table:table table:name="Tabelle12" table:style-name="Tabelle12">
          <table:table-column table:style-name="Tabelle12.A"/>
          <table:table-row>
            <table:table-cell table:style-name="Tabelle12.A1" office:value-type="string">
              <text:p text:style-name="P40">&lt;html name="aExample" </text:p>
              <text:p text:style-name="P40"><text:s text:c="4"/>data-eezz-action="{'eezzAgent.assign':{'EasyTest/module.easytest/TDirView':{}}}"&gt;</text:p>
              <text:p text:style-name="P39"/>
            </table:table-cell>
          </table:table-row>
          <table:table-row>
            <table:table-cell table:style-name="Tabelle12.A2" office:value-type="string">
              <text:p text:style-name="P37">from module.easytest import TdirView</text:p>
              <text:p text:style-name="P37">aExample = TDirView()</text:p>
              <text:p text:style-name="P37"/>
            </table:table-cell>
          </table:table-row>
        </table:table>
        <text:p text:style-name="Standard"/>
        <text:p text:style-name="Standard">Connect a table to a tag and specify output restrictions</text:p>
        <table:table table:name="Tabelle13" table:style-name="Tabelle13">
          <table:table-column table:style-name="Tabelle13.A"/>
          <table:table-row table:style-name="Tabelle13.1">
            <table:table-cell table:style-name="Tabelle13.A1" office:value-type="string">
              <text:p text:style-name="P48">&lt;table name="aDirList"</text:p>
              <text:p text:style-name="P48"><text:tab/>data-eezz-action = </text:p>
              <text:p text:style-name="P48"><text:s text:c="10"/>"{'eezzAgent.assign':</text:p>
              <text:p text:style-name="P48"><text:s text:c="15"/>{'aExample.get_selected_obj':{'index':'-1', 'visible_items':'40'}}}"&gt;</text:p>
              <text:p text:style-name="P47"><text:span text:style-name="Default_20_Paragraph_20_Font"><text:span text:style-name="T10"/></text:span></text:p>
            </table:table-cell>
          </table:table-row>
          <table:table-row>
            <table:table-cell table:style-name="Tabelle13.A2" office:value-type="string">
              <text:p text:style-name="P37">aDirList = aExample.get_selected_obj( index = -1, visible_items=40)</text:p>
            </table:table-cell>
          </table:table-row>
        </table:table>
        <text:p text:style-name="Standard"/>
        <text:p text:style-name="Standard">Specify the table header</text:p>
        <table:table table:name="Tabelle14" table:style-name="Tabelle14">
          <table:table-column table:style-name="Tabelle14.A"/>
          <table:table-row table:style-name="Tabelle14.1">
            <table:table-cell table:style-name="Tabelle14.A1" office:value-type="string">
              <text:p text:style-name="P48">&lt;thead&gt;</text:p>
              <text:p text:style-name="P48"><text:s text:c="4"/>&lt;tr data-eezz-template="{'table-rows':[':']}"&gt; </text:p>
              <text:p text:style-name="P48"><text:s text:c="8"/>&lt;th data-eezz-template="{'table-columns':['1:']}"&gt;{}&lt;/th&gt;&lt;/tr&gt;&lt;/thead&gt; </text:p>
            </table:table-cell>
          </table:table-row>
          <table:table-row>
            <table:table-cell table:style-name="Tabelle14.A2" office:value-type="string">
              <text:p text:style-name="P37">for column in aDirList:</text:p>
              <text:p text:style-name="P37"><text:s text:c="5"/>'&lt;th&gt;{}&lt;/th&gt;'.format( column ) <text:s text:c="3"/></text:p>
            </table:table-cell>
          </table:table-row>
        </table:table>
        <text:p text:style-name="Standard"/>
        <text:p text:style-name="Standard">Specify the table body</text:p>
        <table:table table:name="Tabelle15" table:style-name="Tabelle15">
          <table:table-column table:style-name="Tabelle15.A"/>
          <table:table-row table:style-name="Tabelle15.1">
            <table:table-cell table:style-name="Tabelle15.A1" office:value-type="string">
              <text:p text:style-name="P48">&lt;tbody&gt;</text:p>
              <text:p text:style-name="P48"><text:s text:c="4"/>&lt;tr data-eezz-template="{'table-rows':[':']}"&gt; </text:p>
              <text:p text:style-name="P48"><text:s text:c="8"/>&lt;td data-eezz-template="{'table-columns':['1:']}"&gt;[}&lt;/td&gt;&lt;/tr&gt;&lt;/tbody&gt;</text:p>
            </table:table-cell>
          </table:table-row>
          <table:table-row>
            <table:table-cell table:style-name="Tabelle15.A2" office:value-type="string">
              <text:p text:style-name="P37">for row in <text:s/>aDirList.rows:</text:p>
              <text:p text:style-name="P37"><text:s text:c="3"/>'&lt;tr&gt;'</text:p>
              <text:p text:style-name="P37"><text:s text:c="3"/></text:p>
              <text:p text:style-name="P37"><text:s text:c="3"/>for column in row:</text:p>
              <text:p text:style-name="P37"><text:s text:c="5"/>'&lt;td&gt;{}&lt;/td&gt;'.format( column )</text:p>
              <text:p text:style-name="P37"><text:s text:c="3"/></text:p>
              <text:p text:style-name="P37"><text:s text:c="3"/>'&lt;/tr&gt;'</text:p>
            </table:table-cell>
          </table:table-row>
        </table:table>
        <text:p text:style-name="Standard"/>
        <text:p text:style-name="Normal"><text:bookmark-start text:name="__RefHeading__1838_278168070"/><text:s/><text:bookmark-end text:name="__RefHeading__1838_278168070"/></text:p>
        <text:h text:style-name="P54" text:outline-level="2"><text:bookmark-start text:name="_Toc435796043"/><text:bookmark-start text:name="_Toc435695608"/><text:bookmark-start text:name="__RefHeading__1176_196646765"/>The Application<text:bookmark-end text:name="_Toc435796043"/><text:bookmark-end text:name="_Toc435695608"/><text:bookmark-end text:name="__RefHeading__1176_196646765"/></text:h>
        <table:table table:name="Tabelle16" table:style-name="Tabelle16">
          <table:table-column table:style-name="Tabelle16.A"/>
          <table:table-row table:style-name="Tabelle16.1">
            <table:table-cell table:style-name="Tabelle16.A1" office:value-type="string">
              <text:p text:style-name="Table_20_Contents">The main program to test the application- You could test your application with the following command:</text:p>
              <text:p text:style-name="P15">&gt; python mytest.py</text:p>
            </table:table-cell>
          </table:table-row>
          <table:table-row table:style-name="Tabelle16.2">
            <table:table-cell table:style-name="Tabelle16.A2" office:value-type="string">
              <text:p text:style-name="P37">if __name__ == '__main__':</text:p>
              <text:p text:style-name="P37"><text:s text:c="4"/>aTest = TTest()</text:p>
              <text:p text:style-name="P37"><text:s text:c="4"/>aTest.printTable()</text:p>
              <text:p text:style-name="P36"/>
            </table:table-cell>
          </table:table-row>
        </table:table>
        <text:p text:style-name="Standard"/>
        <text:p text:style-name="Standard"/>
        <text:p text:style-name="Standard"/>
        <table:table table:name="Tabelle17" table:style-name="Tabelle17">
          <table:table-column table:style-name="Tabelle17.A"/>
          <table:table-row table:style-name="Tabelle17.1">
            <table:table-cell table:style-name="Tabelle17.A1" office:value-type="string">
              <text:p text:style-name="Table_20_Contents">The class definition, which correspond to the assign statement. The table has two columns and 20 rows and the dictionary entry {table_caption:MyTable}</text:p>
            </table:table-cell>
          </table:table-row>
          <table:table-row table:style-name="Tabelle17.2">
            <table:table-cell table:style-name="Tabelle17.A2" office:value-type="string">
              <text:p text:style-name="P37">class TTest (TTable):</text:p>
              <text:p text:style-name="P37"><text:s text:c="4"/># initialize a table</text:p>
              <text:p text:style-name="P37"><text:s text:c="4"/>def __init__(self):</text:p>
              <text:p text:style-name="P37"><text:s text:c="8"/>super().__init__(['Column1', 'Column2'], 'MyTable')</text:p>
              <text:p text:style-name="P37"><text:s text:c="8"/>for i in range(20):</text:p>
              <text:p text:style-name="P37"><text:s text:c="12"/>self.append(['value-{}.1'.format(i), 'value-{}.2'.format(i)])</text:p>
              <text:p text:style-name="P36"/>
            </table:table-cell>
          </table:table-row>
        </table:table>
        <text:p text:style-name="Standard"/>
        <text:p text:style-name="Standard"/>
        <table:table table:name="Tabelle18" table:style-name="Tabelle18">
          <table:table-column table:style-name="Tabelle18.A"/>
          <table:table-row table:style-name="Tabelle18.1">
            <table:table-cell table:style-name="Tabelle18.A1" office:value-type="string">
              <text:p text:style-name="Table_20_Contents">The following method is called for each click in the table. The entry visible_items is used to define the size of the scrollbar. The entry visible_block is used, if the number of elements exceeds the visible_items to define a navigation block.</text:p>
            </table:table-cell>
          </table:table-row>
          <table:table-row table:style-name="Tabelle18.2">
            <table:table-cell table:style-name="Tabelle18.A2" office:value-type="string">
              <text:p text:style-name="P36"><text:s text:c="4"/><text:span text:style-name="T9">def get_selected(self, index=-1, visible_items=None, visible_block=None):</text:span></text:p>
              <text:p text:style-name="P37"><text:s text:c="9"/>return TTable.get_selected(self, </text:p>
              <text:p text:style-name="P37"><text:s text:c="26"/>index <text:s text:c="8"/>= index, </text:p>
              <text:p text:style-name="P37"><text:s text:c="26"/>visible_items = visible_items, </text:p>
              <text:p text:style-name="P37"><text:s text:c="26"/>visible_block = visible_block)</text:p>
              <text:p text:style-name="P36"/>
            </table:table-cell>
          </table:table-row>
        </table:table>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libri1" svg:font-family="Calibri" style:font-family-generic="modern" style:font-pitch="variable"/>
    <style:font-face style:name="Courier New1" svg:font-family="'Courier New'" style:font-family-generic="modern" style:font-pitch="variable"/>
    <style:font-face style:name="Calibri2" svg:font-family="Calibri" style:font-family-generic="roman" style:font-pitch="variable"/>
    <style:font-face style:name="Mangal" svg:font-family="Mangal" style:font-family-generic="roman" style:font-pitch="variable"/>
    <style:font-face style:name="SAP Sans 2007 Light" svg:font-family="'SAP Sans 2007 Light'" style:font-family-generic="roman" style:font-pitch="variable"/>
    <style:font-face style:name="SAPFolioLight" svg:font-family="SAPFolioLight"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BentonSans Book" svg:font-family="'BentonSans Book'"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a15" svg:viewBox="0 0 20 30" svg:d="M10 0l-10 30h20z"/>
    <draw:marker draw:name="a17" svg:viewBox="0 0 20 30" svg:d="M10 0l-10 30h20z"/>
    <draw:marker draw:name="a19" svg:viewBox="0 0 20 30" svg:d="M10 0l-10 30h20z"/>
    <draw:marker draw:name="a21" svg:viewBox="0 0 20 30" svg:d="M10 0l-10 30h20z"/>
    <draw:marker draw:name="a25" svg:viewBox="0 0 20 30" svg:d="M10 0l-10 30h20z"/>
    <draw:marker draw:name="a29" svg:viewBox="0 0 20 30" svg:d="M10 0l-10 30h20z"/>
    <draw:marker draw:name="a3" svg:viewBox="0 0 20 30" svg:d="M10 0l-10 30h20z"/>
    <draw:marker draw:name="a31" svg:viewBox="0 0 20 30" svg:d="M10 0l-10 30h20z"/>
    <draw:marker draw:name="a39" svg:viewBox="0 0 20 30" svg:d="M10 0l-10 30h20z"/>
    <draw:marker draw:name="a45" svg:viewBox="0 0 20 30" svg:d="M10 0l-10 30h20z"/>
    <draw:marker draw:name="a47" svg:viewBox="0 0 20 30" svg:d="M10 0l-10 30h20z"/>
    <draw:marker draw:name="a5" svg:viewBox="0 0 20 30" svg:d="M10 0l-10 30h20z"/>
    <draw:marker draw:name="a7" svg:viewBox="0 0 20 30" svg:d="M10 0l-10 30h20z"/>
    <draw:stroke-dash draw:name="Fine_20_Dashed_20__28_var_29_" draw:display-name="Fine Dashed (var)" draw:style="rect" draw:dots1="1" draw:dots1-length="197%" draw:distance="197%"/>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true" style:font-size-asian="10pt" style:language-asian="de" style:country-asian="D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tru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size="12pt" style:font-size-asian="12pt" style:language-asian="en" style:country-asian="US" style:font-size-complex="11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20pt" style:font-name-asian="Microsoft YaHei" style:font-size-asian="20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cm" fo:margin-bottom="0.212cm" fo:keep-together="always" fo:hyphenation-ladder-count="no-limit" fo:keep-with-next="always"/>
      <style:text-properties fo:color="#e8662b" fo:font-size="22pt" fo:font-weight="bold" style:font-name-asian="Times New Roman" style:font-size-asian="22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left="0.101cm" fo:margin-right="0cm" fo:margin-top="0.101cm" fo:margin-bottom="0.199cm" fo:line-height="150%" fo:keep-together="always" fo:hyphenation-ladder-count="no-limit" fo:text-indent="0cm" style:auto-text-indent="false" fo:keep-with-next="always">
        <style:tab-stops/>
      </style:paragraph-properties>
      <style:text-properties fo:color="#e8662b" fo:font-size="16pt" fo:font-weight="bold" style:font-name-asian="Times New Roman" style:font-size-asian="16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keep-together="always" fo:hyphenation-ladder-count="no-limit" fo:keep-with-next="always"/>
      <style:text-properties fo:font-style="italic" fo:font-weight="bold" style:font-name-asian="Times New Roman" style:font-style-asian="italic"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keep-together="always" fo:hyphenation-ladder-count="no-limit" fo:keep-with-next="always"/>
      <style:text-properties fo:font-style="italic" style:font-name-asian="Times New Roman" style:font-style-asian="italic"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cm" fo:margin-bottom="0.353cm" fo:hyphenation-ladder-count="no-limit"/>
      <style:text-properties fo:color="#f0ab00" fo:font-size="9pt" fo:font-weight="bold" style:font-size-asian="9pt" style:font-weight-asian="bold" style:font-size-complex="9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name-asian="Times New Roman" style:font-size-asian="8pt" style:font-name-complex="Tahoma" style:font-size-complex="8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_20_Spacing" style:display-name="No Spacing" style:family="paragraph">
      <style:paragraph-properties fo:orphans="2" fo:widows="2" fo:hyphenation-ladder-count="no-limit"/>
      <style:text-properties fo:font-size="11pt" style:font-size-asian="11pt" style:language-asian="en" style:country-asian="US" style:font-size-complex="11pt" fo:hyphenate="false" fo:hyphenation-remain-char-count="0" fo:hyphenation-push-char-count="0"/>
    </style:style>
    <style:style style:name="List_20_Paragraph" style:display-name="List Paragraph" style:family="paragraph" style:parent-style-name="Standard">
      <style:paragraph-properties fo:margin-left="1.401cm" fo:margin-right="0cm" fo:hyphenation-ladder-count="no-limit" fo:text-indent="0cm" style:auto-text-indent="false">
        <style:tab-stops>
          <style:tab-stop style:position="0.501cm"/>
          <style:tab-stop style:position="1cm"/>
          <style:tab-stop style:position="1.501cm"/>
        </style:tab-stops>
      </style:paragraph-properties>
      <style:text-properties fo:hyphenate="false" fo:hyphenation-remain-char-count="0" fo:hyphenation-push-char-count="0"/>
    </style:style>
    <style:style style:name="Subtitle" style:family="paragraph" style:parent-style-name="Standard" style:next-style-name="Text_20_body" style:class="chapter">
      <style:paragraph-properties fo:margin-top="0.176cm" fo:margin-bottom="0cm" fo:hyphenation-ladder-count="no-limit"/>
      <style:text-properties fo:color="#000000" fo:font-size="8pt" fo:letter-spacing="0.026cm" fo:font-style="italic" fo:font-weight="bold" style:font-name-asian="Times New Roman" style:font-size-asian="8pt" style:font-style-asian="italic" style:font-weight-asian="bold" style:font-size-complex="12pt" style:font-style-complex="italic" fo:hyphenate="false" fo:hyphenation-remain-char-count="0" fo:hyphenation-push-char-count="0"/>
    </style:style>
    <style:style style:name="TOC" style:family="paragraph" style:parent-style-name="Standard">
      <style:paragraph-properties fo:margin-top="1.693cm" fo:margin-bottom="0cm" fo:hyphenation-ladder-count="no-limit"/>
      <style:text-properties fo:text-transform="uppercase" fo:font-size="16pt" fo:font-weight="bold" style:font-size-asian="16pt" style:font-weight-asian="bold" style:font-name-complex="Arial" style:font-size-complex="20pt" fo:hyphenate="false" fo:hyphenation-remain-char-count="0" fo:hyphenation-push-char-count="0"/>
    </style:style>
    <style:style style:name="Contents_20_1" style:display-name="Contents 1" style:family="paragraph" style:parent-style-name="Standard" style:class="index">
      <style:paragraph-properties fo:margin-top="0.212cm" fo:margin-bottom="0cm" fo:hyphenation-ladder-count="no-limit">
        <style:tab-stops>
          <style:tab-stop style:position="16.983cm" style:type="right" style:leader-style="dotted" style:leader-text="."/>
        </style:tab-stops>
      </style:paragraph-properties>
      <style:text-properties fo:text-transform="uppercase" fo:font-weight="bold" style:font-weight-asian="bold" fo:hyphenate="false" fo:hyphenation-remain-char-count="0" fo:hyphenation-push-char-count="0"/>
    </style:style>
    <style:style style:name="Contents_20_2" style:display-name="Contents 2" style:family="paragraph" style:parent-style-name="Standard"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font-weight="bold" style:font-weight-asian="bold" fo:hyphenate="false" fo:hyphenation-remain-char-count="0" fo:hyphenation-push-char-count="0"/>
    </style:style>
    <style:style style:name="Contents_20_3" style:display-name="Contents 3" style:family="paragraph" style:parent-style-name="Standard"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Title" style:family="paragraph" style:parent-style-name="Standard" style:next-style-name="Subtitle" style:class="chapter">
      <style:paragraph-properties fo:hyphenation-ladder-count="no-limit"/>
      <style:text-properties fo:font-size="20pt" fo:letter-spacing="0.009cm" fo:font-weight="bold" style:font-name-asian="Times New Roman" style:font-size-asian="20pt" style:font-weight-asian="bold" style:font-size-complex="26pt" style:font-weight-complex="bold" fo:hyphenate="false" fo:hyphenation-remain-char-count="0" fo:hyphenation-push-char-count="0"/>
    </style:style>
    <style:style style:name="_5f_Cover_5f_Subtitle" style:display-name="_Cover_Subtitle" style:family="paragraph" style:parent-style-name="Standard">
      <style:paragraph-properties fo:hyphenation-ladder-count="no-limit"/>
      <style:text-properties fo:font-size="18pt" style:font-size-asian="18pt" style:font-name-complex="Arial" style:font-size-complex="26pt" fo:hyphenate="false" fo:hyphenation-remain-char-count="0" fo:hyphenation-push-char-count="0"/>
    </style:style>
    <style:style style:name="BodyCopy" style:family="paragraph" style:parent-style-name="Standard">
      <style:paragraph-properties fo:hyphenation-ladder-count="no-limit"/>
      <style:text-properties fo:hyphenate="false" fo:hyphenation-remain-char-count="0" fo:hyphenation-push-char-count="0"/>
    </style:style>
    <style:style style:name="Copyright" style:family="paragraph" style:parent-style-name="Standard">
      <style:paragraph-properties fo:margin-top="0cm" fo:margin-bottom="0.15cm" style:line-height-at-least="0.247cm" fo:keep-together="always" fo:hyphenation-ladder-count="no-limit">
        <style:tab-stops>
          <style:tab-stop style:position="0.15cm"/>
        </style:tab-stops>
      </style:paragraph-properties>
      <style:text-properties fo:color="#000000" fo:font-size="5.5pt" style:font-size-asian="5.5pt" style:font-name-complex="SAP Sans 2007 Light" style:font-size-complex="5.5pt" fo:hyphenate="false" fo:hyphenation-remain-char-count="0" fo:hyphenation-push-char-count="0"/>
    </style:style>
    <style:style style:name="Bullet_5f_1" style:display-name="Bullet_1" style:family="paragraph" style:parent-style-name="List_20_Paragraph">
      <style:paragraph-properties fo:hyphenation-ladder-count="no-limit"/>
      <style:text-properties fo:hyphenate="false" fo:hyphenation-remain-char-count="0" fo:hyphenation-push-char-count="0"/>
    </style:style>
    <style:style style:name="Bullet_5f_2" style:display-name="Bullet_2" style:family="paragraph" style:parent-style-name="List_20_Paragraph">
      <style:paragraph-properties fo:hyphenation-ladder-count="no-limit"/>
      <style:text-properties fo:hyphenate="false" fo:hyphenation-remain-char-count="0" fo:hyphenation-push-char-count="0"/>
    </style:style>
    <style:style style:name="Bullet_5f_3" style:display-name="Bullet_3" style:family="paragraph" style:parent-style-name="List_20_Paragraph">
      <style:paragraph-properties fo:margin-left="1.501cm" fo:margin-right="0cm" fo:hyphenation-ladder-count="no-limit" fo:text-indent="-0.501cm" style:auto-text-indent="false">
        <style:tab-stops>
          <style:tab-stop style:position="0.4cm"/>
          <style:tab-stop style:position="0.9cm"/>
          <style:tab-stop style:position="1.401cm"/>
        </style:tab-stops>
      </style:paragraph-properties>
      <style:text-properties fo:hyphenate="false" fo:hyphenation-remain-char-count="0" fo:hyphenation-push-char-count="0"/>
    </style:style>
    <style:style style:name="Graphic_5f_BodyCopy" style:display-name="Graphic_BodyCopy" style:family="paragraph" style:parent-style-name="Standard">
      <style:paragraph-properties fo:line-height="0.459cm" fo:hyphenation-ladder-count="no-limit"/>
      <style:text-properties fo:font-size="8pt" style:font-name-asian="Times New Roman" style:font-size-asian="8pt" style:font-size-complex="8pt" fo:hyphenate="false" fo:hyphenation-remain-char-count="0" fo:hyphenation-push-char-count="0"/>
    </style:style>
    <style:style style:name="Graphic_5f_Bullet_5f_1" style:display-name="Graphic_Bullet_1" style:family="paragraph" style:parent-style-name="Bullet_5f_1">
      <style:paragraph-properties fo:hyphenation-ladder-count="no-limit"/>
      <style:text-properties fo:font-size="8pt" style:font-size-asian="8pt" style:font-size-complex="8pt" fo:hyphenate="false" fo:hyphenation-remain-char-count="0" fo:hyphenation-push-char-count="0"/>
    </style:style>
    <style:style style:name="Graphic_5f_Headline" style:display-name="Graphic_Headline" style:family="paragraph" style:parent-style-name="Graphic_5f_BodyCopy">
      <style:paragraph-properties fo:hyphenation-ladder-count="no-limit"/>
      <style:text-properties fo:font-weight="bold" style:font-weight-asian="bold" fo:hyphenate="false" fo:hyphenation-remain-char-count="0" fo:hyphenation-push-char-count="0"/>
    </style:style>
    <style:style style:name="Introduction" style:family="paragraph" style:parent-style-name="Standard">
      <style:paragraph-properties fo:margin-top="0cm" fo:margin-bottom="0.212cm" fo:line-height="0.529cm" fo:hyphenation-ladder-count="no-limit"/>
      <style:text-properties fo:color="#000000" fo:font-size="11pt" fo:language="en" fo:country="GB" style:font-name-asian="Times New Roman" style:font-size-asian="11pt" style:font-size-complex="10pt" fo:hyphenate="false" fo:hyphenation-remain-char-count="0" fo:hyphenation-push-char-count="0"/>
    </style:style>
    <style:style style:name="Table_5f_BodCcopy" style:display-name="Table_BodCcopy" style:family="paragraph" style:parent-style-name="Standard">
      <style:paragraph-properties fo:hyphenation-ladder-count="no-limit"/>
      <style:text-properties fo:font-size="9pt" style:font-size-asian="9pt" fo:hyphenate="false" fo:hyphenation-remain-char-count="0" fo:hyphenation-push-char-count="0"/>
    </style:style>
    <style:style style:name="Table_5f_Bullet" style:display-name="Table_Bullet" style:family="paragraph" style:parent-style-name="Graphic_5f_Bullet_5f_1">
      <style:paragraph-properties fo:hyphenation-ladder-count="no-limit"/>
      <style:text-properties fo:font-size="9pt" style:font-size-asian="9pt" style:font-size-complex="10pt" fo:hyphenate="false" fo:hyphenation-remain-char-count="0" fo:hyphenation-push-char-count="0"/>
    </style:style>
    <style:style style:name="Table_5f_Subheadline" style:display-name="Table_Subheadline" style:family="paragraph" style:parent-style-name="Standard">
      <style:paragraph-properties fo:hyphenation-ladder-count="no-limit"/>
      <style:text-properties fo:color="#000000" fo:hyphenate="false" fo:hyphenation-remain-char-count="0" fo:hyphenation-push-char-count="0"/>
    </style:style>
    <style:style style:name="Table_5f_Headline" style:display-name="Table_Headline" style:family="paragraph" style:parent-style-name="Standard">
      <style:paragraph-properties fo:hyphenation-ladder-count="no-limit"/>
      <style:text-properties fo:font-weight="bold" style:font-weight-asian="bold" fo:hyphenate="false" fo:hyphenation-remain-char-count="0" fo:hyphenation-push-char-count="0"/>
    </style:style>
    <style:style style:name="_39_9_5f_Copyright" style:display-name="99_Copyright" style:family="paragraph" style:parent-style-name="Standard">
      <style:paragraph-properties fo:margin-top="0cm" fo:margin-bottom="0.15cm" style:line-height-at-least="0.247cm" fo:keep-together="always" fo:hyphenation-ladder-count="no-limit">
        <style:tab-stops>
          <style:tab-stop style:position="0.15cm"/>
        </style:tab-stops>
      </style:paragraph-properties>
      <style:text-properties fo:color="#000000" style:font-name="SAP Sans 2007 Light" fo:font-size="5.5pt" style:font-size-asian="5.5pt" style:font-name-complex="SAP Sans 2007 Light" style:font-size-complex="5.5pt" fo:hyphenate="false" fo:hyphenation-remain-char-count="0" fo:hyphenation-push-char-count="0"/>
    </style:style>
    <style:style style:name="Contents_20_4" style:display-name="Contents 4" style:family="paragraph" style:parent-style-name="Standard" style:class="index">
      <style:paragraph-properties fo:margin-left="1.498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font-style="italic" style:font-style-asian="italic" fo:hyphenate="false" fo:hyphenation-remain-char-count="0" fo:hyphenation-push-char-count="0"/>
    </style:style>
    <style:style style:name="_5f_Cover_5f_Title" style:display-name="_Cover_Title" style:family="paragraph" style:parent-style-name="Title">
      <style:paragraph-properties fo:hyphenation-ladder-count="no-limit"/>
      <style:text-properties fo:hyphenate="false" fo:hyphenation-remain-char-count="0" fo:hyphenation-push-char-count="0"/>
    </style:style>
    <style:style style:name="Copyright_5f_deutsch" style:display-name="Copyright_deutsch" style:family="paragraph">
      <style:paragraph-properties fo:orphans="2" fo:widows="2" fo:hyphenation-ladder-count="no-limit"/>
      <style:text-properties style:font-name="SAPFolioLight" fo:font-size="9pt" fo:language="en" fo:country="GB" style:font-name-asian="Times New Roman" style:font-size-asian="9pt" style:language-asian="en" style:country-asian="US" fo:hyphenate="false" fo:hyphenation-remain-char-count="0" fo:hyphenation-push-char-count="0"/>
    </style:style>
    <style:style style:name="Normal_20__28_Web_29_" style:display-name="Normal (Web)" style:family="paragraph" style:parent-style-name="Standard">
      <style:paragraph-properties fo:margin-top="0.049cm" fo:margin-bottom="0.176cm" fo:hyphenation-ladder-count="no-limit"/>
      <style:text-properties style:language-asian="de" style:country-asian="DE" style:font-size-complex="12pt" fo:hyphenate="false" fo:hyphenation-remain-char-count="0" fo:hyphenation-push-char-count="0"/>
    </style:style>
    <style:style style:name="_2f__2f__20_99_5f_Copyright" style:display-name="// 99_Copyright" style:family="paragraph" style:parent-style-name="Standard">
      <style:paragraph-properties fo:margin-top="0cm" fo:margin-bottom="0.15cm" style:line-height-at-least="0.212cm" fo:keep-together="always" fo:hyphenation-ladder-count="no-limit">
        <style:tab-stops>
          <style:tab-stop style:position="0.15cm"/>
        </style:tab-stops>
      </style:paragraph-properties>
      <style:text-properties fo:color="#000000" style:font-name="BentonSans Book" fo:font-size="5pt" style:font-size-asian="5pt" style:language-asian="de" style:country-asian="DE" style:font-name-complex="BentonSans Book" style:font-size-complex="5pt" fo:hyphenate="false" fo:hyphenation-remain-char-count="0" fo:hyphenation-push-char-count="0"/>
    </style:style>
    <style:style style:name="_2a__20__2f__2f__20_99_5f_Copyright" style:display-name="* // 99_Copyright" style:family="paragraph" style:parent-style-name="Standard">
      <style:paragraph-properties fo:margin-top="0cm" fo:margin-bottom="0.318cm" style:line-height-at-least="0.529cm" fo:keep-together="always" fo:hyphenation-ladder-count="no-limit">
        <style:tab-stops>
          <style:tab-stop style:position="0.15cm"/>
        </style:tab-stops>
      </style:paragraph-properties>
      <style:text-properties fo:color="#000000" style:font-name="BentonSans Book" fo:font-size="11pt" style:font-size-asian="11pt" style:language-asian="de" style:country-asian="DE" style:font-name-complex="BentonSans Book" fo:hyphenate="false" fo:hyphenation-remain-char-count="0" fo:hyphenation-push-char-count="0"/>
    </style:style>
    <style:style style:name="Plain_20_Text" style:display-name="Plain Text" style:family="paragraph" style:parent-style-name="Standard">
      <style:paragraph-properties fo:hyphenation-ladder-count="no-limit"/>
      <style:text-properties style:font-name="Calibri" fo:font-size="11pt" style:font-name-asian="Times New Roman" style:font-size-asian="11pt" style:font-size-complex="10.5pt" fo:hyphenate="false" fo:hyphenation-remain-char-count="0" fo:hyphenation-push-char-count="0"/>
    </style:style>
    <style:style style:name="Table_20_Contents" style:display-name="Table Contents" style:family="paragraph" style:parent-style-name="Standard" style:class="extra">
      <style:paragraph-properties fo:margin-top="0.199cm" fo:margin-bottom="0cm"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Signature" style:family="paragraph" style:parent-style-name="Standard" style:class="text">
      <style:paragraph-properties fo:hyphenation-ladder-count="no-limit" text:number-lines="false" text:line-number="0"/>
      <style:text-properties fo:hyphenate="false" fo:hyphenation-remain-char-count="0" fo:hyphenation-push-char-count="0"/>
    </style:style>
    <style:style style:name="CoverTitel" style:family="paragraph" style:parent-style-name="Heading">
      <style:paragraph-properties fo:hyphenation-ladder-count="no-limit"/>
      <style:text-properties fo:color="#e8662b" fo:font-size="26pt" fo:font-weight="bold" style:font-size-asian="26pt" style:font-weight-asian="bold"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text-align="start" style:justify-single-word="false" fo:hyphenation-ladder-count="no-limit"/>
      <style:text-properties style:font-name="Times New Roman1" fo:hyphenate="false" fo:hyphenation-remain-char-count="0" fo:hyphenation-push-char-count="0"/>
    </style:style>
    <style:style style:name="TOC_20_2" style:display-name="TOC 2" style:family="paragraph" style:parent-style-name="Normal" style:next-style-name="Normal" style:auto-update="true">
      <style:paragraph-properties fo:margin-left="0.353cm" fo:margin-right="0cm" fo:margin-top="0cm" fo:margin-bottom="0.176cm" fo:hyphenation-ladder-count="no-limit" fo:text-indent="0cm" style:auto-text-indent="false">
        <style:tab-stops/>
      </style:paragraph-properties>
      <style:text-properties style:font-name="Times New Roman1" fo:hyphenate="false" fo:hyphenation-remain-char-count="0" fo:hyphenation-push-char-count="0"/>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Balloon_20_Text_20_Char" style:display-name="Balloon Text Char" style:family="text">
      <style:text-properties style:font-name="Tahoma" fo:font-size="8pt" fo:language="en" fo:country="US" style:font-name-asian="Times New Roman"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text-properties fo:color="#000000" style:font-name="Arial" fo:font-size="8pt" fo:letter-spacing="0.026cm" fo:font-weight="bold" style:font-name-asian="Times New Roman" style:font-size-asian="8pt" style:font-weight-asian="bold" style:font-name-complex="Times New Roman" style:font-size-complex="12pt" style:font-style-complex="italic"/>
    </style:style>
    <style:style style:name="Heading_20_1_20_Char" style:display-name="Heading 1 Char" style:family="text">
      <style:text-properties style:font-name="Arial" fo:font-size="16pt" fo:font-weight="bold" style:font-name-asian="Times New Roman" style:font-size-asian="16pt" style:language-asian="en" style:country-asian="US" style:font-weight-asian="bold" style:font-size-complex="14pt" style:font-weight-complex="bold"/>
    </style:style>
    <style:style style:name="Heading_20_2_20_Char" style:display-name="Heading 2 Char" style:family="text">
      <style:text-properties style:font-name="Arial" fo:font-size="14pt" fo:font-weight="bold" style:font-name-asian="Times New Roman" style:font-size-asian="14pt" style:language-asian="en" style:country-asian="US" style:font-weight-asian="bold" style:font-size-complex="13pt" style:font-weight-complex="bold"/>
    </style:style>
    <style:style style:name="Heading_20_3_20_Char" style:display-name="Heading 3 Char" style:family="text">
      <style:text-properties style:font-name="Arial" fo:font-size="10pt" fo:font-style="italic" fo:font-weight="bold" style:font-name-asian="Times New Roman" style:font-size-asian="10pt" style:font-style-asian="italic" style:font-weight-asian="bold" style:font-name-complex="Times New Roman" style:font-weight-complex="bold"/>
    </style:style>
    <style:style style:name="Heading_20_4_20_Char" style:display-name="Heading 4 Char" style:family="text">
      <style:text-properties style:font-name="Times New Roman" fo:font-size="10pt" fo:font-style="italic" style:font-name-asian="Times New Roman" style:font-size-asian="10pt" style:font-style-asian="italic" style:font-name-complex="Times New Roman" style:font-style-complex="italic" style:font-weight-complex="bold"/>
    </style:style>
    <style:style style:name="Internet_20_link" style:display-name="Internet link" style:family="text">
      <style:text-properties fo:color="#666666"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text-properties style:font-name="Arial" fo:font-size="20pt" fo:letter-spacing="0.009cm" fo:font-weight="bold" style:letter-kerning="true" style:font-name-asian="Times New Roman" style:font-size-asian="20pt" style:font-weight-asian="bold" style:font-name-complex="Times New Roman" style:font-size-complex="26pt"/>
    </style:style>
    <style:style style:name="FollowedHyperlink" style:family="text" style:parent-style-name="Default_20_Paragraph_20_Font">
      <style:text-properties fo:color="#999999" style:text-underline-style="solid" style:text-underline-width="auto" style:text-underline-color="font-color" style:text-underline-mode="continuous" style:text-overline-mode="continuous" style:text-line-through-mode="continuous"/>
    </style:style>
    <style:style style:name="Plain_20_Text_20_Char" style:display-name="Plain Text Char" style:family="text" style:parent-style-name="Default_20_Paragraph_20_Font">
      <style:text-properties fo:font-size="11pt" fo:language="en" fo:country="US" style:font-name-asian="Times New Roman" style:font-size-asian="11pt" style:language-asian="en" style:country-asian="US" style:font-size-complex="10.5pt"/>
    </style:style>
    <style:style style:name="ListLabel_20_1" style:display-name="ListLabel 1" style:family="text">
      <style:text-properties style:font-name-complex="Courier New"/>
    </style:style>
    <style:style style:name="ListLabel_20_2" style:display-name="ListLabel 2" style:family="text">
      <style:text-properties style:text-underline-style="none"/>
    </style:style>
    <style:style style:name="ListLabel_20_3" style:display-name="ListLabel 3" style:family="text">
      <style:text-properties fo:font-size="12pt" style:font-size-asian="12pt" style:font-size-complex="12pt"/>
    </style:style>
    <style:style style:name="ListLabel_20_4" style:display-name="ListLabel 4" style:family="text">
      <style:text-properties fo:color="#44697d" style:font-name-complex="Courier New"/>
    </style:style>
    <style:style style:name="ListLabel_20_5" style:display-name="ListLabel 5" style:family="text">
      <style:text-properties fo:color="#00000a" style:text-underline-style="none"/>
    </style:style>
    <style:style style:name="ListLabel_20_6" style:display-name="ListLabel 6" style:family="text">
      <style:text-properties fo:color="#00000a"/>
    </style:style>
    <style:style style:name="ListLabel_20_7" style:display-name="ListLabel 7" style:family="text">
      <style:text-properties style:font-name-complex="Calibri"/>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WW_5f_CharLFO1LVL1" style:display-name="WW_CharLFO1LVL1" style:family="text">
      <style:text-properties style:font-name="Wingding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text-underline-style="none"/>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fo:font-size="12pt" style:font-size-asian="12pt" style:font-size-complex="12pt"/>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2" style:display-name="WW_CharLFO5LVL2" style:family="text">
      <style:text-properties fo:color="#44697d" style:font-name="Symbol" style:font-name-complex="Courier New"/>
    </style:style>
    <style:style style:name="WW_5f_CharLFO5LVL3" style:display-name="WW_CharLFO5LVL3" style:family="text">
      <style:text-properties style:font-name="Courier New"/>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2" style:display-name="WW_CharLFO6LVL2" style:family="text">
      <style:text-properties fo:color="#44697d" style:font-name="Symbol" style:font-name-complex="Courier New"/>
    </style:style>
    <style:style style:name="WW_5f_CharLFO6LVL3" style:display-name="WW_CharLFO6LVL3" style:family="text">
      <style:text-properties style:font-name="Courier New"/>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text-underline-style="none"/>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fo:font-size="12pt" style:font-size-asian="12pt" style:font-size-complex="12pt"/>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fo:font-size="12pt" style:font-size-asian="12pt" style:font-size-complex="12pt"/>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text-underline-style="none"/>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text-underline-style="none"/>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fo:color="#00000a" style:font-name="Symbol" style:text-underline-style="none"/>
    </style:style>
    <style:style style:name="WW_5f_CharLFO12LVL2" style:display-name="WW_CharLFO12LVL2" style:family="text">
      <style:text-properties style:font-name="Symbol" style:font-name-complex="Courier New"/>
    </style:style>
    <style:style style:name="WW_5f_CharLFO12LVL3" style:display-name="WW_CharLFO12LVL3" style:family="text">
      <style:text-properties style:font-name="Courier New"/>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fo:color="#00000a" style:font-name="Symbol" style:text-underline-style="none"/>
    </style:style>
    <style:style style:name="WW_5f_CharLFO13LVL2" style:display-name="WW_CharLFO13LVL2" style:family="text">
      <style:text-properties style:font-name="Symbol"/>
    </style:style>
    <style:style style:name="WW_5f_CharLFO13LVL3" style:display-name="WW_CharLFO13LVL3" style:family="text">
      <style:text-properties style:font-name="Courier New"/>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5LVL1" style:display-name="WW_CharLFO15LVL1" style:family="text">
      <style:text-properties style:font-name="Wingdings" style:font-name-complex="Calibri"/>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5LVL1" style:display-name="WW_CharLFO25LVL1" style:family="text">
      <style:text-properties style:font-name="Wingdings" style:font-name-asian="Calibri" style:font-name-complex="Courier New"/>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542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4.812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136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789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059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329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599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86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13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409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WW_5f_CharLFO4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WW_5f_CharLFO5LVL2"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3" text:style-name="WW_5f_CharLFO5LVL3"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4" text:style-name="WW_5f_CharLFO5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WW_5f_CharLFO6LVL2"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3" text:style-name="WW_5f_CharLFO6LVL3"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4" text:style-name="WW_5f_CharLFO6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3.542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4.812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
        <style:list-level-properties text:list-level-position-and-space-mode="label-alignment">
          <style:list-level-label-alignment text:label-followed-by="listtab" fo:text-indent="-0.635cm" fo:margin-left="1.136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789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4.059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329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599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869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9.13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409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
        <style:list-level-properties text:list-level-position-and-space-mode="label-alignment">
          <style:list-level-label-alignment text:label-followed-by="listtab" fo:text-indent="-0.635cm" fo:margin-left="1.136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789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4.059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329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599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869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9.13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409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3.542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4.812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3.542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4.812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3" text:style-name="WW_5f_CharLFO12LVL3" text:bullet-char="o">
        <style:list-level-properties text:list-level-position-and-space-mode="label-alignment">
          <style:list-level-label-alignment text:label-followed-by="listtab" fo:text-indent="-0.635cm" fo:margin-left="3.136cm"/>
        </style:list-level-properties>
        <style:text-properties style:font-name="Courier New"/>
      </text:list-level-style-bullet>
      <text:list-level-style-bullet text:level="4" text:style-name="WW_5f_CharLFO12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3LVL2" text:bullet-char="">
        <style:list-level-properties text:list-level-position-and-space-mode="label-alignment">
          <style:list-level-label-alignment text:label-followed-by="listtab" fo:text-indent="0.499cm" fo:margin-left="0.501cm"/>
        </style:list-level-properties>
        <style:text-properties style:font-name="Symbol"/>
      </text:list-level-style-bullet>
      <text:list-level-style-bullet text:level="3" text:style-name="WW_5f_CharLFO13LVL3" text:bullet-char="o">
        <style:list-level-properties text:list-level-position-and-space-mode="label-alignment">
          <style:list-level-label-alignment text:label-followed-by="listtab" fo:text-indent="-0.635cm" fo:margin-left="3.136cm"/>
        </style:list-level-properties>
        <style:text-properties style:font-name="Courier New"/>
      </text:list-level-style-bullet>
      <text:list-level-style-bullet text:level="4" text:style-name="WW_5f_CharLFO13LVL4"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7.352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1.162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itle">
      <style:paragraph-properties>
        <style:tab-stops>
          <style:tab-stop style:position="17.002cm" style:type="right"/>
        </style:tab-stops>
      </style:paragraph-properties>
    </style:style>
    <style:style style:name="MP2" style:family="paragraph" style:parent-style-name="Footer">
      <style:paragraph-properties>
        <style:tab-stops>
          <style:tab-stop style:position="17.002cm" style:type="right"/>
        </style:tab-stops>
      </style:paragraph-properties>
    </style:style>
    <style:style style:name="MP3" style:family="paragraph" style:parent-style-name="Standard">
      <style:paragraph-properties fo:text-align="end" style:justify-single-word="false"/>
    </style:style>
    <style:style style:name="MP4" style:family="paragraph" style:parent-style-name="Footer">
      <style:paragraph-properties>
        <style:tab-stops>
          <style:tab-stop style:position="8.001cm" style:type="center"/>
          <style:tab-stop style:position="17.002cm" style:type="right"/>
        </style:tab-stops>
      </style:paragraph-properties>
    </style:style>
    <style:style style:name="MP5" style:family="paragraph" style:parent-style-name="Title">
      <style:paragraph-properties>
        <style:tab-stops>
          <style:tab-stop style:position="17.002cm" style:type="right"/>
        </style:tab-stops>
      </style:paragraph-properties>
      <style:text-properties fo:text-transform="uppercase" fo:font-size="9pt" fo:font-weight="normal" style:font-size-asian="9pt" style:font-weight-asian="normal" style:font-size-complex="9pt"/>
    </style:style>
    <style:style style:name="MT1" style:family="text">
      <style:text-properties fo:text-transform="uppercase" fo:font-size="9pt" fo:font-weight="normal" style:font-size-asian="9pt" style:font-weight-asian="normal" style:font-size-complex="9pt"/>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header-footer-properties fo:min-height="0.23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2cm" fo:margin-bottom="1cm" fo:margin-left="2cm" fo:margin-right="2cm" style:writing-mode="lr-tb" style:footnote-max-height="0cm">
        <style:footnote-sep style:width="0.018cm"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5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Easy Server Pages</text:span></text:span><text:span text:style-name="Default_20_Paragraph_20_Font"><text:span text:style-name="MT2"><text:tab/></text:span></text:span></text:p>
      </style:header>
      <style:footer>
        <text:p text:style-name="MP2"><text:span text:style-name="Default_20_Paragraph_20_Font"><text:span text:style-name="MT2"><text:tab/> </text:span></text:span><text:page-number text:select-page="current">16</text:page-number></text:p>
      </style:footer>
    </style:master-page>
    <style:master-page style:name="MPF0" style:page-layout-name="Mpm3" style:next-style-name="MP0">
      <style:footer>
        <text:p text:style-name="MP3"><text:tab/><text:tab/></text:p>
        <text:p text:style-name="Footer"/>
        <text:p text:style-name="MP4"><text:tab/><text:tab/></text:p>
      </style:footer>
    </style:master-page>
    <style:master-page style:name="MP1" style:page-layout-name="Mpm4">
      <style:header>
        <text:p text:style-name="MP5">Easy Server Pages</text:p>
      </style:header>
      <style:footer>
        <text:p text:style-name="Footer"><text:tab/></text:p>
        <text:p text:style-name="MP2"><text:tab/><text:span text:style-name="Default_20_Paragraph_20_Font"><text:span text:style-name="MT2"> </text:span></text:span><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
    <meta:creation-date>2015-12-01T19:20:33.18</meta:creation-date>
    <meta:editing-cycles>17</meta:editing-cycles>
    <meta:editing-duration>P1DT1H10M36S</meta:editing-duration>
    <dc:date>2016-11-18T12:23:16.51</dc:date>
    <dc:creator>Albert Zedlitz</dc:creator>
    <meta:document-statistic meta:table-count="17" meta:image-count="0" meta:object-count="0" meta:page-count="16" meta:paragraph-count="338" meta:word-count="3076" meta:character-count="19768"/>
    <meta:user-defined meta:name="AppVersion">14.0000</meta:user-defined>
    <meta:user-defined meta:name="Company">SA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